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131.95pt"/>
    </style:style>
    <style:style style:name="co4" style:family="table-column">
      <style:table-column-properties fo:break-before="auto" style:column-width="158.34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21.55pt"/>
    </style:style>
    <style:style style:name="co7" style:family="table-column">
      <style:table-column-properties fo:break-before="auto" style:column-width="95.84pt"/>
    </style:style>
    <style:style style:name="co8" style:family="table-column">
      <style:table-column-properties fo:break-before="auto" style:column-width="152.11pt"/>
    </style:style>
    <style:style style:name="co9" style:family="table-column">
      <style:table-column-properties fo:break-before="auto" style:column-width="266.71pt"/>
    </style:style>
    <style:style style:name="co10" style:family="table-column">
      <style:table-column-properties fo:break-before="auto" style:column-width="184.05pt"/>
    </style:style>
    <style:style style:name="co11" style:family="table-column">
      <style:table-column-properties fo:break-before="auto" style:column-width="174.36pt"/>
    </style:style>
    <style:style style:name="co12" style:family="table-column">
      <style:table-column-properties fo:break-before="auto" style:column-width="179.89pt"/>
    </style:style>
    <style:style style:name="co13" style:family="table-column">
      <style:table-column-properties fo:break-before="auto" style:column-width="147.26pt"/>
    </style:style>
    <style:style style:name="co14" style:family="table-column">
      <style:table-column-properties fo:break-before="auto" style:column-width="343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plam_20_Öğrenci_20_Sayılarına_20_Göre_20_Vakıf_20_Üniversiteleri">
      <style:table-properties table:display="true" style:writing-mode="lr-tb"/>
    </style:style>
    <style:style style:name="ta2" style:family="table" style:master-page-name="PageStyle_5f_Kadrolu_20_Öğretim_20_Üyesi_20_Sayılarına_20_Göre_20_Vakıf_20_Üniversiteleri">
      <style:table-properties table:display="true" style:writing-mode="lr-tb"/>
    </style:style>
    <style:style style:name="ta3" style:family="table" style:master-page-name="PageStyle_5f_Doktora_20_Öğrenci_20_Sayılarına_20_Göre_20_Vakıf_20_Üniversiteleri">
      <style:table-properties table:display="true" style:writing-mode="lr-tb"/>
    </style:style>
    <style:style style:name="ta4" style:family="table" style:master-page-name="PageStyle_5f_Yüksek_20_Lisans_20_Öğrenci_20_Sayılarına_20_Göre_20_Vakıf_20_Üniversiteleri">
      <style:table-properties table:display="true" style:writing-mode="lr-tb"/>
    </style:style>
    <style:style style:name="ta5" style:family="table" style:master-page-name="PageStyle_5f_Fiziki_20_Alanlarına_20_Göre_20_Vakıf_20_Yükseköğretim_20_Kurumları">
      <style:table-properties table:display="true" style:writing-mode="lr-tb"/>
    </style:style>
    <style:style style:name="ta6" style:family="table" style:master-page-name="PageStyle_5f_Öğrenci_20_Başına_20_Düşen_20_Açık_20_Alan_20_Dağılımına_20_Göre_20_Vakıf_20_Yükseköğretim_20_Kurumları">
      <style:table-properties table:display="true" style:writing-mode="lr-tb"/>
    </style:style>
    <style:style style:name="ta7" style:family="table" style:master-page-name="PageStyle_5f_Öğrenci_20_Başına_20_Düşen_20_Kapalı_20_Alan_20_Dağılımına_20_Göre_20_Vakıf_20_Yükseköğretim_20_Kurumları">
      <style:table-properties table:display="true" style:writing-mode="lr-tb"/>
    </style:style>
    <style:style style:name="ta8" style:family="table" style:master-page-name="PageStyle_5f_Öğrenci_20_Başına_20_Kütüphane_20_Alanına_20_Göre_20_Vakıf_20_Yükseköğretim_20_Kurumları">
      <style:table-properties table:display="true" style:writing-mode="lr-tb"/>
    </style:style>
    <style:style style:name="ta9" style:family="table" style:master-page-name="PageStyle_5f_Yabancı_20_Uyruklu_20_Öğrenci_20_Sayısına_20_Göre_20_Vakıf_20_Yükseköğretim_20_Kurumları">
      <style:table-properties table:display="true" style:writing-mode="lr-tb"/>
    </style:style>
    <style:style style:name="ta10" style:family="table" style:master-page-name="PageStyle_5f_2020-2021_20_Dönemi_20_Yatay_20_Geçiş_20_ile_20_Giden_20_ve_20_Gelen_20_Öğrenci_20_Sayısına_20_Göre_20_Vakıf_20_Üniversiteleri">
      <style:table-properties table:display="true" style:writing-mode="lr-tb"/>
    </style:style>
    <style:style style:name="ta11" style:family="table" style:master-page-name="PageStyle_5f_2020-2021_20_Dönemi_20_Yatay_20_Geçiş_20_ile_20_Gelen_20_ve_20_Giden_20_Öğrenci_20_Oranına_20_Göre_20_Vakıf_20_Üniversiteleri">
      <style:table-properties table:display="true" style:writing-mode="lr-tb"/>
    </style:style>
    <style:style style:name="ta12" style:family="table" style:master-page-name="PageStyle_5f_Vakıf_20_Yükseköğretim_20_Kurumlarının_20_Doluluk_20_Oranı">
      <style:table-properties table:display="true" style:writing-mode="lr-tb"/>
    </style:style>
    <style:style style:name="ta13" style:family="table" style:master-page-name="PageStyle_5f_Öğrenci_20_Başına_20_Cari_20_Gider_20_Miktarına_20_Göre_20_Vakıf_20_Üniversiteleri">
      <style:table-properties table:display="true" style:writing-mode="lr-tb"/>
    </style:style>
    <style:style style:name="ta14" style:family="table" style:master-page-name="PageStyle_5f_YKS_20_Kontenjanları_20_Bursluluk_20_Oranlarına_20_Göre_20_Vakıf_20_Yükseköğretim_20_Kurumları">
      <style:table-properties table:display="true" style:writing-mode="lr-tb"/>
    </style:style>
    <style:style style:name="ta15" style:family="table" style:master-page-name="PageStyle_5f_Öğretim_20_Elemanlarına_20_Ödenen_20_Ücretlerin_20_Toplamına_20_Göre_20_Vakıf_20_Yükseköğretim_20_Kurumları">
      <style:table-properties table:display="true" style:writing-mode="lr-tb"/>
    </style:style>
    <style:style style:name="ta16" style:family="table" style:master-page-name="PageStyle_5f_Toplam_20_Ar-Ge_20_Harcamalarına_20_Göre_20_Vakıf_20_Üniversiteleri">
      <style:table-properties table:display="true" style:writing-mode="lr-tb"/>
    </style:style>
    <style:style style:name="ta17" style:family="table" style:master-page-name="PageStyle_5f_Reklam_20_ve_20_Tanıtım_20_Harcamalarına_20_Göre_20_Vakıf_20_Yükseköğretim_20_Kurumları">
      <style:table-properties table:display="true" style:writing-mode="lr-tb"/>
    </style:style>
    <style:style style:name="ta18" style:family="table" style:master-page-name="PageStyle_5f_Kütüphane_20_Harcamalarına_20_Göre_20_Vakıf_20_Yükseköğretim_20_Kurumları">
      <style:table-properties table:display="true" style:writing-mode="lr-tb"/>
    </style:style>
    <style:style style:name="ta19" style:family="table" style:master-page-name="PageStyle_5f_Eğitim_20_ve_20_Öğretim_20_Geliri_20_ve_20_Öğrencilere_20_Verilen_20_Burslar_20_Dahil_20_Vakıf_20_Yükseköğretim_20_Kurumları">
      <style:table-properties table:display="true" style:writing-mode="lr-tb"/>
    </style:style>
    <style:style style:name="ta20" style:family="table" style:master-page-name="PageStyle_5f_Gelir_20_ve_20_Giderlerine_20_Göre_20_Vakıf_20_Yükseköğretim_20_Kurumları">
      <style:table-properties table:display="true" style:writing-mode="lr-tb"/>
    </style:style>
    <style:style style:name="ta21" style:family="table" style:master-page-name="PageStyle_5f_2020-2021_20_URAP_20_Genel_20_Puan_20_Tablosuna_20_Göre_20_Vakıf_20_Üniversiteleri">
      <style:table-properties table:display="true" style:writing-mode="lr-tb"/>
    </style:style>
    <style:style style:name="ta22" style:family="table" style:master-page-name="PageStyle_5f_Vakıf_20_Yükseköğretim_20_Kurumlarının_20_2020_20_Yılı_20_TÜBİTAK-_20_ARDEB_20_Destek_20_İstatistiklerine_20_Göre_20_Sıralamaları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lam Öğrenci Sayılarına Göre Vakıf Üniversiteler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ÖNLİSANS </text:p>
            <text:p>ÖĞRENCİ </text:p>
            <text:p>SAYISI</text:p>
          </table:table-cell>
          <table:table-cell table:style-name="ce1" office:value-type="string" calcext:value-type="string">
            <text:p>LİSANS </text:p>
            <text:p>ÖĞRENCİ </text:p>
            <text:p>SAYISI</text:p>
          </table:table-cell>
          <table:table-cell table:style-name="ce1" office:value-type="string" calcext:value-type="string">
            <text:p>LİSANSÜSTÜ </text:p>
            <text:p>ÖĞRENCİ </text:p>
            <text:p>SAYISI</text:p>
          </table:table-cell>
          <table:table-cell table:style-name="ce5" office:value-type="string" calcext:value-type="string">
            <text:p>TOPLAM ÖĞRENCİ SAYISI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15283" calcext:value-type="float">
            <text:p>15,283</text:p>
          </table:table-cell>
          <table:table-cell table:style-name="ce3" office:value-type="float" office:value="17771" calcext:value-type="float">
            <text:p>17,771</text:p>
          </table:table-cell>
          <table:table-cell table:style-name="ce3" office:value-type="float" office:value="4338" calcext:value-type="float">
            <text:p>4,338</text:p>
          </table:table-cell>
          <table:table-cell table:style-name="ce3" office:value-type="float" office:value="37392" calcext:value-type="float">
            <text:p>37,39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12301" calcext:value-type="float">
            <text:p>12,301</text:p>
          </table:table-cell>
          <table:table-cell table:style-name="ce3" office:value-type="float" office:value="22958" calcext:value-type="float">
            <text:p>22,958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37095" calcext:value-type="float">
            <text:p>37,09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13044" calcext:value-type="float">
            <text:p>13,044</text:p>
          </table:table-cell>
          <table:table-cell table:style-name="ce3" office:value-type="float" office:value="16103" calcext:value-type="float">
            <text:p>16,103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31612" calcext:value-type="float">
            <text:p>31,6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10067" calcext:value-type="float">
            <text:p>10,067</text:p>
          </table:table-cell>
          <table:table-cell table:style-name="ce3" office:value-type="float" office:value="18914" calcext:value-type="float">
            <text:p>18,914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30567" calcext:value-type="float">
            <text:p>30,567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1486" calcext:value-type="float">
            <text:p>1,486</text:p>
          </table:table-cell>
          <table:table-cell table:style-name="ce2" office:value-type="string" calcext:value-type="string">
            <text:p>19.83</text:p>
          </table:table-cell>
          <table:table-cell table:style-name="ce3" office:value-type="float" office:value="5906" calcext:value-type="float">
            <text:p>5,906</text:p>
          </table:table-cell>
          <table:table-cell table:style-name="ce3" office:value-type="float" office:value="27222" calcext:value-type="float">
            <text:p>27,22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7512" calcext:value-type="float">
            <text:p>7,512</text:p>
          </table:table-cell>
          <table:table-cell table:style-name="ce3" office:value-type="float" office:value="12107" calcext:value-type="float">
            <text:p>12,107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22967" calcext:value-type="float">
            <text:p>22,967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15891" calcext:value-type="float">
            <text:p>15,891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21814" calcext:value-type="float">
            <text:p>21,814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18178" calcext:value-type="float">
            <text:p>18,178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21766" calcext:value-type="float">
            <text:p>21,766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3" office:value-type="float" office:value="8758" calcext:value-type="float">
            <text:p>8,758</text:p>
          </table:table-cell>
          <table:table-cell table:style-name="ce3" office:value-type="float" office:value="10985" calcext:value-type="float">
            <text:p>10,985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21088" calcext:value-type="float">
            <text:p>21,088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string" calcext:value-type="string">
            <text:p>2.76</text:p>
          </table:table-cell>
          <table:table-cell table:style-name="ce3" office:value-type="float" office:value="12457" calcext:value-type="float">
            <text:p>12,457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17442" calcext:value-type="float">
            <text:p>17,442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9822" calcext:value-type="float">
            <text:p>9,822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16431" calcext:value-type="float">
            <text:p>16,431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3755" calcext:value-type="float">
            <text:p>3,755</text:p>
          </table:table-cell>
          <table:table-cell table:style-name="ce2" office:value-type="string" calcext:value-type="string">
            <text:p>10.81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5937" calcext:value-type="float">
            <text:p>15,937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9506" calcext:value-type="float">
            <text:p>9,506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12522" calcext:value-type="float">
            <text:p>12,522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5428" calcext:value-type="float">
            <text:p>5,428</text:p>
          </table:table-cell>
          <table:table-cell table:style-name="ce3" office:value-type="float" office:value="4735" calcext:value-type="float">
            <text:p>4,735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12207" calcext:value-type="float">
            <text:p>12,207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8646" calcext:value-type="float">
            <text:p>8,646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11936" calcext:value-type="float">
            <text:p>11,936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655" calcext:value-type="float">
            <text:p>10,655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1906" calcext:value-type="float">
            <text:p>11,906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7219" calcext:value-type="float">
            <text:p>7,219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11679" calcext:value-type="float">
            <text:p>11,679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873" calcext:value-type="float">
            <text:p>7,873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1116" calcext:value-type="float">
            <text:p>11,116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7017" calcext:value-type="float">
            <text:p>7,017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10765" calcext:value-type="float">
            <text:p>10,765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3" office:value-type="float" office:value="3095" calcext:value-type="float">
            <text:p>3,095</text:p>
          </table:table-cell>
          <table:table-cell table:style-name="ce3" office:value-type="float" office:value="7082" calcext:value-type="float">
            <text:p>7,082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10576" calcext:value-type="float">
            <text:p>10,576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6012" calcext:value-type="float">
            <text:p>6,012</text:p>
          </table:table-cell>
          <table:table-cell table:style-name="ce2" office:value-type="float" office:value="568" calcext:value-type="float">
            <text:p>568</text:p>
          </table:table-cell>
          <table:table-cell table:style-name="ce3" office:value-type="float" office:value="10028" calcext:value-type="float">
            <text:p>10,028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7449" calcext:value-type="float">
            <text:p>7,449</text:p>
          </table:table-cell>
          <table:table-cell table:style-name="ce2" office:value-type="float" office:value="672" calcext:value-type="float">
            <text:p>672</text:p>
          </table:table-cell>
          <table:table-cell table:style-name="ce3" office:value-type="float" office:value="9965" calcext:value-type="float">
            <text:p>9,965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8368" calcext:value-type="float">
            <text:p>8,36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9525" calcext:value-type="float">
            <text:p>9,525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6472" calcext:value-type="float">
            <text:p>6,472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9311" calcext:value-type="float">
            <text:p>9,311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305" calcext:value-type="float">
            <text:p>7,305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8909" calcext:value-type="float">
            <text:p>8,909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string" calcext:value-type="string">
            <text:p>2.39</text:p>
          </table:table-cell>
          <table:table-cell table:style-name="ce3" office:value-type="float" office:value="5363" calcext:value-type="float">
            <text:p>5,363</text:p>
          </table:table-cell>
          <table:table-cell table:style-name="ce2" office:value-type="float" office:value="988" calcext:value-type="float">
            <text:p>988</text:p>
          </table:table-cell>
          <table:table-cell table:style-name="ce3" office:value-type="float" office:value="8741" calcext:value-type="float">
            <text:p>8,741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6565" calcext:value-type="float">
            <text:p>6,565</text:p>
          </table:table-cell>
          <table:table-cell table:style-name="ce2" office:value-type="float" office:value="862" calcext:value-type="float">
            <text:p>862</text:p>
          </table:table-cell>
          <table:table-cell table:style-name="ce3" office:value-type="float" office:value="8685" calcext:value-type="float">
            <text:p>8,685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string" calcext:value-type="string">
            <text:p>1.24</text:p>
          </table:table-cell>
          <table:table-cell table:style-name="ce3" office:value-type="float" office:value="6529" calcext:value-type="float">
            <text:p>6,529</text:p>
          </table:table-cell>
          <table:table-cell table:style-name="ce2" office:value-type="float" office:value="685" calcext:value-type="float">
            <text:p>685</text:p>
          </table:table-cell>
          <table:table-cell table:style-name="ce3" office:value-type="float" office:value="8454" calcext:value-type="float">
            <text:p>8,454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455" calcext:value-type="float">
            <text:p>7,455</text:p>
          </table:table-cell>
          <table:table-cell table:style-name="ce2" office:value-type="float" office:value="912" calcext:value-type="float">
            <text:p>912</text:p>
          </table:table-cell>
          <table:table-cell table:style-name="ce3" office:value-type="float" office:value="8367" calcext:value-type="float">
            <text:p>8,367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string" calcext:value-type="string">
            <text:p>1.37</text:p>
          </table:table-cell>
          <table:table-cell table:style-name="ce3" office:value-type="float" office:value="5182" calcext:value-type="float">
            <text:p>5,18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7584" calcext:value-type="float">
            <text:p>7,584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3" office:value-type="float" office:value="5455" calcext:value-type="float">
            <text:p>5,455</text:p>
          </table:table-cell>
          <table:table-cell table:style-name="ce3" office:value-type="float" office:value="1554" calcext:value-type="float">
            <text:p>1,554</text:p>
          </table:table-cell>
          <table:table-cell table:style-name="ce2" office:value-type="float" office:value="562" calcext:value-type="float">
            <text:p>562</text:p>
          </table:table-cell>
          <table:table-cell table:style-name="ce3" office:value-type="float" office:value="7571" calcext:value-type="float">
            <text:p>7,571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969" calcext:value-type="float">
            <text:p>969</text:p>
          </table:table-cell>
          <table:table-cell table:style-name="ce3" office:value-type="float" office:value="5166" calcext:value-type="float">
            <text:p>5,166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7172" calcext:value-type="float">
            <text:p>7,172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626" calcext:value-type="float">
            <text:p>626</text:p>
          </table:table-cell>
          <table:table-cell table:style-name="ce3" office:value-type="float" office:value="5323" calcext:value-type="float">
            <text:p>5,323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7107" calcext:value-type="float">
            <text:p>7,107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5908" calcext:value-type="float">
            <text:p>5,908</text:p>
          </table:table-cell>
          <table:table-cell table:style-name="ce2" office:value-type="float" office:value="763" calcext:value-type="float">
            <text:p>763</text:p>
          </table:table-cell>
          <table:table-cell table:style-name="ce3" office:value-type="float" office:value="6876" calcext:value-type="float">
            <text:p>6,876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string" calcext:value-type="string">
            <text:p>4.48</text:p>
          </table:table-cell>
          <table:table-cell table:style-name="ce3" office:value-type="float" office:value="1384" calcext:value-type="float">
            <text:p>1,384</text:p>
          </table:table-cell>
          <table:table-cell table:style-name="ce2" office:value-type="float" office:value="562" calcext:value-type="float">
            <text:p>562</text:p>
          </table:table-cell>
          <table:table-cell table:style-name="ce3" office:value-type="float" office:value="6426" calcext:value-type="float">
            <text:p>6,426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3509" calcext:value-type="float">
            <text:p>3,509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6209" calcext:value-type="float">
            <text:p>6,209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5035" calcext:value-type="float">
            <text:p>5,035</text:p>
          </table:table-cell>
          <table:table-cell table:style-name="ce2" office:value-type="float" office:value="754" calcext:value-type="float">
            <text:p>754</text:p>
          </table:table-cell>
          <table:table-cell table:style-name="ce3" office:value-type="float" office:value="5916" calcext:value-type="float">
            <text:p>5,916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5159" calcext:value-type="float">
            <text:p>5,159</text:p>
          </table:table-cell>
          <table:table-cell table:style-name="ce2" office:value-type="float" office:value="668" calcext:value-type="float">
            <text:p>668</text:p>
          </table:table-cell>
          <table:table-cell table:style-name="ce3" office:value-type="float" office:value="5827" calcext:value-type="float">
            <text:p>5,827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2795" calcext:value-type="float">
            <text:p>2,795</text:p>
          </table:table-cell>
          <table:table-cell table:style-name="ce2" office:value-type="float" office:value="949" calcext:value-type="float">
            <text:p>949</text:p>
          </table:table-cell>
          <table:table-cell table:style-name="ce3" office:value-type="float" office:value="5538" calcext:value-type="float">
            <text:p>5,538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2938" calcext:value-type="float">
            <text:p>2,938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5495" calcext:value-type="float">
            <text:p>5,495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5314" calcext:value-type="float">
            <text:p>5,314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1901" calcext:value-type="float">
            <text:p>1,90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4.94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3133" calcext:value-type="float">
            <text:p>3,133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4905" calcext:value-type="float">
            <text:p>4,905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2796" calcext:value-type="float">
            <text:p>2,796</text:p>
          </table:table-cell>
          <table:table-cell table:style-name="ce2" office:value-type="float" office:value="768" calcext:value-type="float">
            <text:p>768</text:p>
          </table:table-cell>
          <table:table-cell table:style-name="ce3" office:value-type="float" office:value="4882" calcext:value-type="float">
            <text:p>4,882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2646" calcext:value-type="float">
            <text:p>2,646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4782" calcext:value-type="float">
            <text:p>4,782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2909" calcext:value-type="float">
            <text:p>2,909</text:p>
          </table:table-cell>
          <table:table-cell table:style-name="ce2" office:value-type="float" office:value="557" calcext:value-type="float">
            <text:p>557</text:p>
          </table:table-cell>
          <table:table-cell table:style-name="ce3" office:value-type="float" office:value="4745" calcext:value-type="float">
            <text:p>4,745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918" calcext:value-type="float">
            <text:p>918</text:p>
          </table:table-cell>
          <table:table-cell table:style-name="ce3" office:value-type="float" office:value="3347" calcext:value-type="float">
            <text:p>3,347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4726" calcext:value-type="float">
            <text:p>4,726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1719" calcext:value-type="float">
            <text:p>1,719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4671" calcext:value-type="float">
            <text:p>4,671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222" calcext:value-type="float">
            <text:p>4,222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4409" calcext:value-type="float">
            <text:p>4,40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.58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3821" calcext:value-type="float">
            <text:p>3,821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986" calcext:value-type="float">
            <text:p>986</text:p>
          </table:table-cell>
          <table:table-cell table:style-name="ce3" office:value-type="float" office:value="2223" calcext:value-type="float">
            <text:p>2,223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3655" calcext:value-type="float">
            <text:p>3,655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769" calcext:value-type="float">
            <text:p>769</text:p>
          </table:table-cell>
          <table:table-cell table:style-name="ce3" office:value-type="float" office:value="2453" calcext:value-type="float">
            <text:p>2,453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3411" calcext:value-type="float">
            <text:p>3,411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4" office:value-type="date" office:date-value="2022-02-01" calcext:value-type="date">
            <text:p>1.2</text:p>
          </table:table-cell>
          <table:table-cell table:style-name="ce3" office:value-type="float" office:value="1564" calcext:value-type="float">
            <text:p>1,564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3061" calcext:value-type="float">
            <text:p>3,061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673" calcext:value-type="float">
            <text:p>673</text:p>
          </table:table-cell>
          <table:table-cell table:style-name="ce3" office:value-type="float" office:value="2277" calcext:value-type="float">
            <text:p>2,277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2986" calcext:value-type="float">
            <text:p>2,986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3" office:value-type="float" office:value="2748" calcext:value-type="float">
            <text:p>2,74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.87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799" calcext:value-type="float">
            <text:p>799</text:p>
          </table:table-cell>
          <table:table-cell table:style-name="ce3" office:value-type="float" office:value="1986" calcext:value-type="float">
            <text:p>1,986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2823" calcext:value-type="float">
            <text:p>2,823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463" calcext:value-type="float">
            <text:p>1,463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2797" calcext:value-type="float">
            <text:p>2,797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409" calcext:value-type="float">
            <text:p>2,409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2534" calcext:value-type="float">
            <text:p>2,534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769" calcext:value-type="float">
            <text:p>1,769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2175" calcext:value-type="float">
            <text:p>2,175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1.23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2082" calcext:value-type="float">
            <text:p>2,082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1359" calcext:value-type="float">
            <text:p>1,35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806" calcext:value-type="float">
            <text:p>1,806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1717" calcext:value-type="float">
            <text:p>1,717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537" calcext:value-type="float">
            <text:p>1,537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71" calcext:value-type="float">
            <text:p>771</text:p>
          </table:table-cell>
          <table:table-cell table:style-name="ce3" office:value-type="float" office:value="1478" calcext:value-type="float">
            <text:p>1,478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1075" calcext:value-type="float">
            <text:p>1,075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1328" calcext:value-type="float">
            <text:p>1,328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4" calcext:value-type="float">
            <text:p>904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Sayılarına Göre Vakıf Üniversiteleri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KADROLU ÖĞRETİM </text:p>
            <text:p>ÜYESİ SAYISI</text:p>
          </table:table-cell>
          <table:table-cell table:style-name="ce1" office:value-type="string" calcext:value-type="string">
            <text:p>TOPLAM </text:p>
            <text:p>ÖĞRENCİ </text:p>
            <text:p>SAYISI</text:p>
          </table:table-cell>
          <table:table-cell table:style-name="ce1" office:value-type="string" calcext:value-type="string">
            <text:p>KADROLU </text:p>
            <text:p>ÖĞRETİM ÜYESİ </text:p>
            <text:p>BAŞINA ÖĞRENCİ </text:p>
            <text:p>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878" calcext:value-type="float">
            <text:p>878</text:p>
          </table:table-cell>
          <table:table-cell table:style-name="ce3" office:value-type="float" office:value="17442" calcext:value-type="float">
            <text:p>17,4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746" calcext:value-type="float">
            <text:p>746</text:p>
          </table:table-cell>
          <table:table-cell table:style-name="ce3" office:value-type="float" office:value="37095" calcext:value-type="float">
            <text:p>37,09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584" calcext:value-type="float">
            <text:p>584</text:p>
          </table:table-cell>
          <table:table-cell table:style-name="ce3" office:value-type="float" office:value="21766" calcext:value-type="float">
            <text:p>21,76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573" calcext:value-type="float">
            <text:p>573</text:p>
          </table:table-cell>
          <table:table-cell table:style-name="ce3" office:value-type="float" office:value="37392" calcext:value-type="float">
            <text:p>37,39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524" calcext:value-type="float">
            <text:p>524</text:p>
          </table:table-cell>
          <table:table-cell table:style-name="ce3" office:value-type="float" office:value="30567" calcext:value-type="float">
            <text:p>30,56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31612" calcext:value-type="float">
            <text:p>31,61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27222" calcext:value-type="float">
            <text:p>27,22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16431" calcext:value-type="float">
            <text:p>16,43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11936" calcext:value-type="float">
            <text:p>11,93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8909" calcext:value-type="float">
            <text:p>8,90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10576" calcext:value-type="float">
            <text:p>10,5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11906" calcext:value-type="float">
            <text:p>11,90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4782" calcext:value-type="float">
            <text:p>4,78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22967" calcext:value-type="float">
            <text:p>22,96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21088" calcext:value-type="float">
            <text:p>21,08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10028" calcext:value-type="float">
            <text:p>10,02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8741" calcext:value-type="float">
            <text:p>8,74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21814" calcext:value-type="float">
            <text:p>21,81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9525" calcext:value-type="float">
            <text:p>9,52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9965" calcext:value-type="float">
            <text:p>9,96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11679" calcext:value-type="float">
            <text:p>11,67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3411" calcext:value-type="float">
            <text:p>3,4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12522" calcext:value-type="float">
            <text:p>12,522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5827" calcext:value-type="float">
            <text:p>5,82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12207" calcext:value-type="float">
            <text:p>12,20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11116" calcext:value-type="float">
            <text:p>11,11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8454" calcext:value-type="float">
            <text:p>8,45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5314" calcext:value-type="float">
            <text:p>5,31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8367" calcext:value-type="float">
            <text:p>8,36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15937" calcext:value-type="float">
            <text:p>15,937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10765" calcext:value-type="float">
            <text:p>10,76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4745" calcext:value-type="float">
            <text:p>4,74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8685" calcext:value-type="float">
            <text:p>8,68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9311" calcext:value-type="float">
            <text:p>9,311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6876" calcext:value-type="float">
            <text:p>6,87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7172" calcext:value-type="float">
            <text:p>7,17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1717" calcext:value-type="float">
            <text:p>1,71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7107" calcext:value-type="float">
            <text:p>7,10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5916" calcext:value-type="float">
            <text:p>5,91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4726" calcext:value-type="float">
            <text:p>4,7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4671" calcext:value-type="float">
            <text:p>4,67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2823" calcext:value-type="float">
            <text:p>2,82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4409" calcext:value-type="float">
            <text:p>4,40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6209" calcext:value-type="float">
            <text:p>6,20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5538" calcext:value-type="float">
            <text:p>5,53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7584" calcext:value-type="float">
            <text:p>7,58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5495" calcext:value-type="float">
            <text:p>5,49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3821" calcext:value-type="float">
            <text:p>3,82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4905" calcext:value-type="float">
            <text:p>4,90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2175" calcext:value-type="float">
            <text:p>2,17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328" calcext:value-type="float">
            <text:p>1,32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2534" calcext:value-type="float">
            <text:p>2,5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6426" calcext:value-type="float">
            <text:p>6,42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3061" calcext:value-type="float">
            <text:p>3,06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2986" calcext:value-type="float">
            <text:p>2,986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4882" calcext:value-type="float">
            <text:p>4,88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tora Öğrenci Sayılarına Göre Vakıf Üniversiteleri" table:style-name="ta3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DOKTORA </text:p>
            <text:p>ÖĞRENCİ </text:p>
            <text:p>SAYISI**</text:p>
          </table:table-cell>
          <table:table-cell table:style-name="ce5" office:value-type="string" calcext:value-type="string">
            <text:p>DOKTORA PROGRAM SAYISI***</text:p>
          </table:table-cell>
          <table:table-cell table:style-name="ce1" office:value-type="string" calcext:value-type="string">
            <text:p>DOKTORA </text:p>
            <text:p>PROGRAMI </text:p>
            <text:p>BAŞINA DÜŞEN </text:p>
            <text:p>DOKTORA </text:p>
            <text:p>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1133" calcext:value-type="float">
            <text:p>1,1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üksek Lisans Öğrenci Sayılarına Göre Vakıf Üniversiteleri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YÜKSEK LİSANS </text:p>
            <text:p>ÖĞRENCİ SAYISI**</text:p>
          </table:table-cell>
          <table:table-cell table:style-name="ce1" office:value-type="string" calcext:value-type="string">
            <text:p>YÜKSEK LİSANS </text:p>
            <text:p>PROGRAM </text:p>
            <text:p>SAYISI***</text:p>
          </table:table-cell>
          <table:table-cell table:style-name="ce1" office:value-type="string" calcext:value-type="string">
            <text:p>YÜKSEK LİSANS </text:p>
            <text:p>PROGRAMI BAŞINA </text:p>
            <text:p>DÜŞEN YÜKSEK </text:p>
            <text:p>LİSANS ÖĞRENCİ </text:p>
            <text:p>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string" calcext:value-type="string">
            <text:p>5.41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3991" calcext:value-type="float">
            <text:p>3,99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3132" calcext:value-type="float">
            <text:p>3,13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2826" calcext:value-type="float">
            <text:p>2,82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3" office:value-type="float" office:value="2579" calcext:value-type="float">
            <text:p>2,579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string" calcext:value-type="string">
            <text:p>2.36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2333" calcext:value-type="float">
            <text:p>2,33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2259" calcext:value-type="float">
            <text:p>2,259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2176" calcext:value-type="float">
            <text:p>2,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1802" calcext:value-type="float">
            <text:p>1,80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3" office:value-type="float" office:value="1679" calcext:value-type="float">
            <text:p>1,67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1424" calcext:value-type="float">
            <text:p>1,42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3" office:value-type="float" office:value="1312" calcext:value-type="float">
            <text:p>1,3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3" office:value-type="float" office:value="1301" calcext:value-type="float">
            <text:p>1,30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1204" calcext:value-type="float">
            <text:p>1,20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1162" calcext:value-type="float">
            <text:p>1,16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3" office:value-type="float" office:value="1068" calcext:value-type="float">
            <text:p>1,06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ziki Alanlar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AÇIK ALAN </text:p>
            <text:p> (m2)</text:p>
          </table:table-cell>
          <table:table-cell table:style-name="ce1" office:value-type="string" calcext:value-type="string">
            <text:p>KAPALI </text:p>
            <text:p>ALAN (m2)</text:p>
          </table:table-cell>
          <table:table-cell table:style-name="ce1" office:value-type="string" calcext:value-type="string">
            <text:p>TOPLAM ALAN </text:p>
            <text:p>(m2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6" office:value-type="float" office:value="3879896" calcext:value-type="float">
            <text:p>3,879,896</text:p>
          </table:table-cell>
          <table:table-cell table:style-name="ce3" office:value-type="float" office:value="138041" calcext:value-type="float">
            <text:p>138,041</text:p>
          </table:table-cell>
          <table:table-cell table:style-name="ce6" office:value-type="float" office:value="4017937" calcext:value-type="float">
            <text:p>4,017,93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6" office:value-type="float" office:value="2809423" calcext:value-type="float">
            <text:p>2,809,423</text:p>
          </table:table-cell>
          <table:table-cell table:style-name="ce3" office:value-type="float" office:value="539603" calcext:value-type="float">
            <text:p>539,603</text:p>
          </table:table-cell>
          <table:table-cell table:style-name="ce6" office:value-type="float" office:value="3349026" calcext:value-type="float">
            <text:p>3,349,02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6" office:value-type="float" office:value="1291576" calcext:value-type="float">
            <text:p>1,291,576</text:p>
          </table:table-cell>
          <table:table-cell table:style-name="ce3" office:value-type="float" office:value="193442" calcext:value-type="float">
            <text:p>193,442</text:p>
          </table:table-cell>
          <table:table-cell table:style-name="ce6" office:value-type="float" office:value="1485018" calcext:value-type="float">
            <text:p>1,485,01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string" calcext:value-type="string">
            <text:p>753.25</text:p>
          </table:table-cell>
          <table:table-cell table:style-name="ce3" office:value-type="float" office:value="139668" calcext:value-type="float">
            <text:p>139,668</text:p>
          </table:table-cell>
          <table:table-cell table:style-name="ce3" office:value-type="float" office:value="892918" calcext:value-type="float">
            <text:p>892,91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3" office:value-type="float" office:value="607617" calcext:value-type="float">
            <text:p>607,617</text:p>
          </table:table-cell>
          <table:table-cell table:style-name="ce2" office:value-type="string" calcext:value-type="string">
            <text:p>91.27</text:p>
          </table:table-cell>
          <table:table-cell table:style-name="ce3" office:value-type="float" office:value="698887" calcext:value-type="float">
            <text:p>698,887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string" calcext:value-type="string">
            <text:p>398.9</text:p>
          </table:table-cell>
          <table:table-cell table:style-name="ce3" office:value-type="float" office:value="234175" calcext:value-type="float">
            <text:p>234,175</text:p>
          </table:table-cell>
          <table:table-cell table:style-name="ce3" office:value-type="float" office:value="633075" calcext:value-type="float">
            <text:p>633,07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3" office:value-type="float" office:value="513984" calcext:value-type="float">
            <text:p>513,984</text:p>
          </table:table-cell>
          <table:table-cell table:style-name="ce2" office:value-type="string" calcext:value-type="string">
            <text:p>83.97</text:p>
          </table:table-cell>
          <table:table-cell table:style-name="ce3" office:value-type="float" office:value="597954" calcext:value-type="float">
            <text:p>597,95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472109" calcext:value-type="float">
            <text:p>472,109</text:p>
          </table:table-cell>
          <table:table-cell table:style-name="ce3" office:value-type="float" office:value="85759" calcext:value-type="float">
            <text:p>85,759</text:p>
          </table:table-cell>
          <table:table-cell table:style-name="ce3" office:value-type="float" office:value="557868" calcext:value-type="float">
            <text:p>557,86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435076" calcext:value-type="float">
            <text:p>435,076</text:p>
          </table:table-cell>
          <table:table-cell table:style-name="ce3" office:value-type="float" office:value="96832" calcext:value-type="float">
            <text:p>96,832</text:p>
          </table:table-cell>
          <table:table-cell table:style-name="ce3" office:value-type="float" office:value="531908" calcext:value-type="float">
            <text:p>531,90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464566" calcext:value-type="float">
            <text:p>464,566</text:p>
          </table:table-cell>
          <table:table-cell table:style-name="ce3" office:value-type="float" office:value="65605" calcext:value-type="float">
            <text:p>65,605</text:p>
          </table:table-cell>
          <table:table-cell table:style-name="ce3" office:value-type="float" office:value="530171" calcext:value-type="float">
            <text:p>530,17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110155" calcext:value-type="float">
            <text:p>110,155</text:p>
          </table:table-cell>
          <table:table-cell table:style-name="ce3" office:value-type="float" office:value="526155" calcext:value-type="float">
            <text:p>526,155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3" office:value-type="float" office:value="427094" calcext:value-type="float">
            <text:p>427,094</text:p>
          </table:table-cell>
          <table:table-cell table:style-name="ce3" office:value-type="float" office:value="77502" calcext:value-type="float">
            <text:p>77,502</text:p>
          </table:table-cell>
          <table:table-cell table:style-name="ce3" office:value-type="float" office:value="504596" calcext:value-type="float">
            <text:p>504,596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string" calcext:value-type="string">
            <text:p>249.72</text:p>
          </table:table-cell>
          <table:table-cell table:style-name="ce3" office:value-type="float" office:value="221534" calcext:value-type="float">
            <text:p>221,534</text:p>
          </table:table-cell>
          <table:table-cell table:style-name="ce3" office:value-type="float" office:value="471254" calcext:value-type="float">
            <text:p>471,25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14.16</text:p>
          </table:table-cell>
          <table:table-cell table:style-name="ce3" office:value-type="float" office:value="283265" calcext:value-type="float">
            <text:p>283,265</text:p>
          </table:table-cell>
          <table:table-cell table:style-name="ce3" office:value-type="float" office:value="397425" calcext:value-type="float">
            <text:p>397,42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3" office:value-type="float" office:value="271025" calcext:value-type="float">
            <text:p>271,025</text:p>
          </table:table-cell>
          <table:table-cell table:style-name="ce3" office:value-type="float" office:value="84278" calcext:value-type="float">
            <text:p>84,278</text:p>
          </table:table-cell>
          <table:table-cell table:style-name="ce3" office:value-type="float" office:value="355303" calcext:value-type="float">
            <text:p>355,303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96924" calcext:value-type="float">
            <text:p>96,924</text:p>
          </table:table-cell>
          <table:table-cell table:style-name="ce3" office:value-type="float" office:value="248571" calcext:value-type="float">
            <text:p>248,571</text:p>
          </table:table-cell>
          <table:table-cell table:style-name="ce3" office:value-type="float" office:value="345495" calcext:value-type="float">
            <text:p>345,495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3" office:value-type="float" office:value="271063" calcext:value-type="float">
            <text:p>271,063</text:p>
          </table:table-cell>
          <table:table-cell table:style-name="ce3" office:value-type="float" office:value="70274" calcext:value-type="float">
            <text:p>70,274</text:p>
          </table:table-cell>
          <table:table-cell table:style-name="ce3" office:value-type="float" office:value="341337" calcext:value-type="float">
            <text:p>341,337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3" office:value-type="float" office:value="188405" calcext:value-type="float">
            <text:p>188,405</text:p>
          </table:table-cell>
          <table:table-cell table:style-name="ce3" office:value-type="float" office:value="139902" calcext:value-type="float">
            <text:p>139,902</text:p>
          </table:table-cell>
          <table:table-cell table:style-name="ce3" office:value-type="float" office:value="328307" calcext:value-type="float">
            <text:p>328,307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85674" calcext:value-type="float">
            <text:p>85,674</text:p>
          </table:table-cell>
          <table:table-cell table:style-name="ce3" office:value-type="float" office:value="237675" calcext:value-type="float">
            <text:p>237,675</text:p>
          </table:table-cell>
          <table:table-cell table:style-name="ce3" office:value-type="float" office:value="323349" calcext:value-type="float">
            <text:p>323,34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80596" calcext:value-type="float">
            <text:p>80,596</text:p>
          </table:table-cell>
          <table:table-cell table:style-name="ce3" office:value-type="float" office:value="240046" calcext:value-type="float">
            <text:p>240,046</text:p>
          </table:table-cell>
          <table:table-cell table:style-name="ce3" office:value-type="float" office:value="320642" calcext:value-type="float">
            <text:p>320,642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215581" calcext:value-type="float">
            <text:p>215,581</text:p>
          </table:table-cell>
          <table:table-cell table:style-name="ce3" office:value-type="float" office:value="300581" calcext:value-type="float">
            <text:p>300,581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238479" calcext:value-type="float">
            <text:p>238,479</text:p>
          </table:table-cell>
          <table:table-cell table:style-name="ce3" office:value-type="float" office:value="58225" calcext:value-type="float">
            <text:p>58,225</text:p>
          </table:table-cell>
          <table:table-cell table:style-name="ce3" office:value-type="float" office:value="296704" calcext:value-type="float">
            <text:p>296,70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116472" calcext:value-type="float">
            <text:p>116,472</text:p>
          </table:table-cell>
          <table:table-cell table:style-name="ce3" office:value-type="float" office:value="168891" calcext:value-type="float">
            <text:p>168,891</text:p>
          </table:table-cell>
          <table:table-cell table:style-name="ce3" office:value-type="float" office:value="285363" calcext:value-type="float">
            <text:p>285,36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3" office:value-type="float" office:value="112158" calcext:value-type="float">
            <text:p>112,158</text:p>
          </table:table-cell>
          <table:table-cell table:style-name="ce3" office:value-type="float" office:value="133975" calcext:value-type="float">
            <text:p>133,975</text:p>
          </table:table-cell>
          <table:table-cell table:style-name="ce3" office:value-type="float" office:value="246133" calcext:value-type="float">
            <text:p>246,13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110583" calcext:value-type="float">
            <text:p>110,583</text:p>
          </table:table-cell>
          <table:table-cell table:style-name="ce3" office:value-type="float" office:value="113604" calcext:value-type="float">
            <text:p>113,604</text:p>
          </table:table-cell>
          <table:table-cell table:style-name="ce3" office:value-type="float" office:value="224187" calcext:value-type="float">
            <text:p>224,187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105955" calcext:value-type="float">
            <text:p>105,955</text:p>
          </table:table-cell>
          <table:table-cell table:style-name="ce3" office:value-type="float" office:value="113748" calcext:value-type="float">
            <text:p>113,748</text:p>
          </table:table-cell>
          <table:table-cell table:style-name="ce3" office:value-type="float" office:value="219703" calcext:value-type="float">
            <text:p>219,70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3" office:value-type="float" office:value="140843" calcext:value-type="float">
            <text:p>140,843</text:p>
          </table:table-cell>
          <table:table-cell table:style-name="ce3" office:value-type="float" office:value="60693" calcext:value-type="float">
            <text:p>60,693</text:p>
          </table:table-cell>
          <table:table-cell table:style-name="ce3" office:value-type="float" office:value="201536" calcext:value-type="float">
            <text:p>201,536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30845" calcext:value-type="float">
            <text:p>30,845</text:p>
          </table:table-cell>
          <table:table-cell table:style-name="ce3" office:value-type="float" office:value="167605" calcext:value-type="float">
            <text:p>167,605</text:p>
          </table:table-cell>
          <table:table-cell table:style-name="ce2" office:value-type="string" calcext:value-type="string">
            <text:p>198.4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string" calcext:value-type="string">
            <text:p>94.1</text:p>
          </table:table-cell>
          <table:table-cell table:style-name="ce3" office:value-type="float" office:value="95218" calcext:value-type="float">
            <text:p>95,218</text:p>
          </table:table-cell>
          <table:table-cell table:style-name="ce3" office:value-type="float" office:value="189318" calcext:value-type="float">
            <text:p>189,31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57762" calcext:value-type="float">
            <text:p>57,762</text:p>
          </table:table-cell>
          <table:table-cell table:style-name="ce3" office:value-type="float" office:value="100822" calcext:value-type="float">
            <text:p>100,822</text:p>
          </table:table-cell>
          <table:table-cell table:style-name="ce3" office:value-type="float" office:value="158584" calcext:value-type="float">
            <text:p>158,58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3" office:value-type="float" office:value="121587" calcext:value-type="float">
            <text:p>121,587</text:p>
          </table:table-cell>
          <table:table-cell table:style-name="ce2" office:value-type="string" calcext:value-type="string">
            <text:p>35.82</text:p>
          </table:table-cell>
          <table:table-cell table:style-name="ce3" office:value-type="float" office:value="157407" calcext:value-type="float">
            <text:p>157,40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string" calcext:value-type="string">
            <text:p>31.48</text:p>
          </table:table-cell>
          <table:table-cell table:style-name="ce3" office:value-type="float" office:value="125911" calcext:value-type="float">
            <text:p>125,911</text:p>
          </table:table-cell>
          <table:table-cell table:style-name="ce3" office:value-type="float" office:value="157391" calcext:value-type="float">
            <text:p>157,39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3" office:value-type="float" office:value="11933" calcext:value-type="float">
            <text:p>11,933</text:p>
          </table:table-cell>
          <table:table-cell table:style-name="ce3" office:value-type="float" office:value="142439" calcext:value-type="float">
            <text:p>142,439</text:p>
          </table:table-cell>
          <table:table-cell table:style-name="ce3" office:value-type="float" office:value="154372" calcext:value-type="float">
            <text:p>154,37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3" office:value-type="float" office:value="103999" calcext:value-type="float">
            <text:p>103,999</text:p>
          </table:table-cell>
          <table:table-cell table:style-name="ce3" office:value-type="float" office:value="49605" calcext:value-type="float">
            <text:p>49,605</text:p>
          </table:table-cell>
          <table:table-cell table:style-name="ce3" office:value-type="float" office:value="153604" calcext:value-type="float">
            <text:p>153,604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3" office:value-type="float" office:value="88009" calcext:value-type="float">
            <text:p>88,009</text:p>
          </table:table-cell>
          <table:table-cell table:style-name="ce3" office:value-type="float" office:value="64946" calcext:value-type="float">
            <text:p>64,946</text:p>
          </table:table-cell>
          <table:table-cell table:style-name="ce3" office:value-type="float" office:value="152955" calcext:value-type="float">
            <text:p>152,955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3" office:value-type="float" office:value="115923" calcext:value-type="float">
            <text:p>115,923</text:p>
          </table:table-cell>
          <table:table-cell table:style-name="ce3" office:value-type="float" office:value="35886" calcext:value-type="float">
            <text:p>35,886</text:p>
          </table:table-cell>
          <table:table-cell table:style-name="ce3" office:value-type="float" office:value="151809" calcext:value-type="float">
            <text:p>151,809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76198" calcext:value-type="float">
            <text:p>76,198</text:p>
          </table:table-cell>
          <table:table-cell table:style-name="ce3" office:value-type="float" office:value="70088" calcext:value-type="float">
            <text:p>70,088</text:p>
          </table:table-cell>
          <table:table-cell table:style-name="ce3" office:value-type="float" office:value="146286" calcext:value-type="float">
            <text:p>146,28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37843" calcext:value-type="float">
            <text:p>37,843</text:p>
          </table:table-cell>
          <table:table-cell table:style-name="ce3" office:value-type="float" office:value="96672" calcext:value-type="float">
            <text:p>96,672</text:p>
          </table:table-cell>
          <table:table-cell table:style-name="ce3" office:value-type="float" office:value="134515" calcext:value-type="float">
            <text:p>134,515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3" office:value-type="float" office:value="65845" calcext:value-type="float">
            <text:p>65,845</text:p>
          </table:table-cell>
          <table:table-cell table:style-name="ce3" office:value-type="float" office:value="54923" calcext:value-type="float">
            <text:p>54,923</text:p>
          </table:table-cell>
          <table:table-cell table:style-name="ce3" office:value-type="float" office:value="120768" calcext:value-type="float">
            <text:p>120,76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3" office:value-type="float" office:value="101829" calcext:value-type="float">
            <text:p>101,829</text:p>
          </table:table-cell>
          <table:table-cell table:style-name="ce3" office:value-type="float" office:value="15733" calcext:value-type="float">
            <text:p>15,733</text:p>
          </table:table-cell>
          <table:table-cell table:style-name="ce3" office:value-type="float" office:value="117562" calcext:value-type="float">
            <text:p>117,562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21025" calcext:value-type="float">
            <text:p>21,025</text:p>
          </table:table-cell>
          <table:table-cell table:style-name="ce3" office:value-type="float" office:value="93425" calcext:value-type="float">
            <text:p>93,425</text:p>
          </table:table-cell>
          <table:table-cell table:style-name="ce3" office:value-type="float" office:value="114451" calcext:value-type="float">
            <text:p>114,451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29566" calcext:value-type="float">
            <text:p>29,566</text:p>
          </table:table-cell>
          <table:table-cell table:style-name="ce3" office:value-type="float" office:value="84759" calcext:value-type="float">
            <text:p>84,759</text:p>
          </table:table-cell>
          <table:table-cell table:style-name="ce3" office:value-type="float" office:value="114325" calcext:value-type="float">
            <text:p>114,325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string" calcext:value-type="string">
            <text:p>21.86</text:p>
          </table:table-cell>
          <table:table-cell table:style-name="ce3" office:value-type="float" office:value="91808" calcext:value-type="float">
            <text:p>91,808</text:p>
          </table:table-cell>
          <table:table-cell table:style-name="ce3" office:value-type="float" office:value="113668" calcext:value-type="float">
            <text:p>113,66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102" calcext:value-type="float">
            <text:p>102</text:p>
          </table:table-cell>
          <table:table-cell table:style-name="ce4" office:value-type="date" office:date-value="2022-02-11" calcext:value-type="date">
            <text:p>11.2</text:p>
          </table:table-cell>
          <table:table-cell table:style-name="ce2" office:value-type="string" calcext:value-type="string">
            <text:p>113.2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string" calcext:value-type="string">
            <text:p>56.16</text:p>
          </table:table-cell>
          <table:table-cell table:style-name="ce2" office:value-type="string" calcext:value-type="string">
            <text:p>45.01</text:p>
          </table:table-cell>
          <table:table-cell table:style-name="ce3" office:value-type="float" office:value="101169" calcext:value-type="float">
            <text:p>101,169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date" office:date-value="2022-07-19" calcext:value-type="date">
            <text:p>19.7</text:p>
          </table:table-cell>
          <table:table-cell table:style-name="ce3" office:value-type="float" office:value="80439" calcext:value-type="float">
            <text:p>80,439</text:p>
          </table:table-cell>
          <table:table-cell table:style-name="ce3" office:value-type="float" office:value="100139" calcext:value-type="float">
            <text:p>100,139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3" office:value-type="float" office:value="64112" calcext:value-type="float">
            <text:p>64,112</text:p>
          </table:table-cell>
          <table:table-cell table:style-name="ce3" office:value-type="float" office:value="31078" calcext:value-type="float">
            <text:p>31,078</text:p>
          </table:table-cell>
          <table:table-cell table:style-name="ce2" office:value-type="string" calcext:value-type="string">
            <text:p>95.19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26512" calcext:value-type="float">
            <text:p>26,512</text:p>
          </table:table-cell>
          <table:table-cell table:style-name="ce3" office:value-type="float" office:value="67119" calcext:value-type="float">
            <text:p>67,119</text:p>
          </table:table-cell>
          <table:table-cell table:style-name="ce3" office:value-type="float" office:value="93631" calcext:value-type="float">
            <text:p>93,63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4" office:value-type="date" office:date-value="2022-07-18" calcext:value-type="date">
            <text:p>18.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92.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string" calcext:value-type="string">
            <text:p>32.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88.5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22359" calcext:value-type="float">
            <text:p>22,359</text:p>
          </table:table-cell>
          <table:table-cell table:style-name="ce3" office:value-type="float" office:value="64547" calcext:value-type="float">
            <text:p>64,547</text:p>
          </table:table-cell>
          <table:table-cell table:style-name="ce3" office:value-type="float" office:value="86906" calcext:value-type="float">
            <text:p>86,906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TED ÜNİVERSİTESİ</text:p>
          </table:table-cell>
          <table:table-cell table:style-name="ce3" office:value-type="float" office:value="32442" calcext:value-type="float">
            <text:p>32,442</text:p>
          </table:table-cell>
          <table:table-cell table:style-name="ce2" office:value-type="string" calcext:value-type="string">
            <text:p>52.01</text:p>
          </table:table-cell>
          <table:table-cell table:style-name="ce3" office:value-type="float" office:value="84452" calcext:value-type="float">
            <text:p>84,45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3" office:value-type="float" office:value="20152" calcext:value-type="float">
            <text:p>20,152</text:p>
          </table:table-cell>
          <table:table-cell table:style-name="ce3" office:value-type="float" office:value="63955" calcext:value-type="float">
            <text:p>63,955</text:p>
          </table:table-cell>
          <table:table-cell table:style-name="ce3" office:value-type="float" office:value="84107" calcext:value-type="float">
            <text:p>84,107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3" office:value-type="float" office:value="48994" calcext:value-type="float">
            <text:p>48,994</text:p>
          </table:table-cell>
          <table:table-cell table:style-name="ce3" office:value-type="float" office:value="33504" calcext:value-type="float">
            <text:p>33,504</text:p>
          </table:table-cell>
          <table:table-cell table:style-name="ce3" office:value-type="float" office:value="82498" calcext:value-type="float">
            <text:p>82,498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3" office:value-type="float" office:value="62943" calcext:value-type="float">
            <text:p>62,943</text:p>
          </table:table-cell>
          <table:table-cell table:style-name="ce3" office:value-type="float" office:value="17838" calcext:value-type="float">
            <text:p>17,838</text:p>
          </table:table-cell>
          <table:table-cell table:style-name="ce3" office:value-type="float" office:value="80781" calcext:value-type="float">
            <text:p>80,78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3" office:value-type="float" office:value="28958" calcext:value-type="float">
            <text:p>28,958</text:p>
          </table:table-cell>
          <table:table-cell table:style-name="ce3" office:value-type="float" office:value="50254" calcext:value-type="float">
            <text:p>50,254</text:p>
          </table:table-cell>
          <table:table-cell table:style-name="ce3" office:value-type="float" office:value="79212" calcext:value-type="float">
            <text:p>79,212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6115" calcext:value-type="float">
            <text:p>6,115</text:p>
          </table:table-cell>
          <table:table-cell table:style-name="ce3" office:value-type="float" office:value="59455" calcext:value-type="float">
            <text:p>59,455</text:p>
          </table:table-cell>
          <table:table-cell table:style-name="ce2" office:value-type="string" calcext:value-type="string">
            <text:p>65.57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3" office:value-type="float" office:value="17786" calcext:value-type="float">
            <text:p>17,786</text:p>
          </table:table-cell>
          <table:table-cell table:style-name="ce3" office:value-type="float" office:value="47349" calcext:value-type="float">
            <text:p>47,349</text:p>
          </table:table-cell>
          <table:table-cell table:style-name="ce3" office:value-type="float" office:value="65135" calcext:value-type="float">
            <text:p>65,13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3" office:value-type="float" office:value="25508" calcext:value-type="float">
            <text:p>25,508</text:p>
          </table:table-cell>
          <table:table-cell table:style-name="ce3" office:value-type="float" office:value="33518" calcext:value-type="float">
            <text:p>33,518</text:p>
          </table:table-cell>
          <table:table-cell table:style-name="ce3" office:value-type="float" office:value="59026" calcext:value-type="float">
            <text:p>59,026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4" office:value-type="date" office:date-value="2022-08-08" calcext:value-type="date">
            <text:p>8.8</text:p>
          </table:table-cell>
          <table:table-cell table:style-name="ce3" office:value-type="float" office:value="48276" calcext:value-type="float">
            <text:p>48,276</text:p>
          </table:table-cell>
          <table:table-cell table:style-name="ce3" office:value-type="float" office:value="57076" calcext:value-type="float">
            <text:p>57,076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3" office:value-type="float" office:value="9615" calcext:value-type="float">
            <text:p>9,615</text:p>
          </table:table-cell>
          <table:table-cell table:style-name="ce3" office:value-type="float" office:value="45046" calcext:value-type="float">
            <text:p>45,046</text:p>
          </table:table-cell>
          <table:table-cell table:style-name="ce3" office:value-type="float" office:value="54661" calcext:value-type="float">
            <text:p>54,66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2" office:value-type="string" calcext:value-type="string">
            <text:p>4.65</text:p>
          </table:table-cell>
          <table:table-cell table:style-name="ce3" office:value-type="float" office:value="37612" calcext:value-type="float">
            <text:p>37,612</text:p>
          </table:table-cell>
          <table:table-cell table:style-name="ce3" office:value-type="float" office:value="42262" calcext:value-type="float">
            <text:p>42,262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3" office:value-type="float" office:value="10271" calcext:value-type="float">
            <text:p>10,271</text:p>
          </table:table-cell>
          <table:table-cell table:style-name="ce3" office:value-type="float" office:value="29099" calcext:value-type="float">
            <text:p>29,099</text:p>
          </table:table-cell>
          <table:table-cell table:style-name="ce2" office:value-type="string" calcext:value-type="string">
            <text:p>39.37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ZMİR KAVRAM MYO</text:p>
          </table:table-cell>
          <table:table-cell table:style-name="ce3" office:value-type="float" office:value="25119" calcext:value-type="float">
            <text:p>25,119</text:p>
          </table:table-cell>
          <table:table-cell table:style-name="ce3" office:value-type="float" office:value="11809" calcext:value-type="float">
            <text:p>11,809</text:p>
          </table:table-cell>
          <table:table-cell table:style-name="ce3" office:value-type="float" office:value="36928" calcext:value-type="float">
            <text:p>36,928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3" office:value-type="float" office:value="13164" calcext:value-type="float">
            <text:p>13,164</text:p>
          </table:table-cell>
          <table:table-cell table:style-name="ce3" office:value-type="float" office:value="20968" calcext:value-type="float">
            <text:p>20,968</text:p>
          </table:table-cell>
          <table:table-cell table:style-name="ce3" office:value-type="float" office:value="34131" calcext:value-type="float">
            <text:p>34,131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string" calcext:value-type="string">
            <text:p>10.89</text:p>
          </table:table-cell>
          <table:table-cell table:style-name="ce3" office:value-type="float" office:value="22785" calcext:value-type="float">
            <text:p>22,785</text:p>
          </table:table-cell>
          <table:table-cell table:style-name="ce3" office:value-type="float" office:value="33675" calcext:value-type="float">
            <text:p>33,675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string" calcext:value-type="string">
            <text:p>3.15</text:p>
          </table:table-cell>
          <table:table-cell table:style-name="ce3" office:value-type="float" office:value="25436" calcext:value-type="float">
            <text:p>25,436</text:p>
          </table:table-cell>
          <table:table-cell table:style-name="ce3" office:value-type="float" office:value="28586" calcext:value-type="float">
            <text:p>28,586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string" calcext:value-type="string">
            <text:p>3.76</text:p>
          </table:table-cell>
          <table:table-cell table:style-name="ce3" office:value-type="float" office:value="22891" calcext:value-type="float">
            <text:p>22,891</text:p>
          </table:table-cell>
          <table:table-cell table:style-name="ce3" office:value-type="float" office:value="26651" calcext:value-type="float">
            <text:p>26,65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24462" calcext:value-type="float">
            <text:p>24,462</text:p>
          </table:table-cell>
          <table:table-cell table:style-name="ce3" office:value-type="float" office:value="26506" calcext:value-type="float">
            <text:p>26,506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3" office:value-type="float" office:value="5341" calcext:value-type="float">
            <text:p>5,341</text:p>
          </table:table-cell>
          <table:table-cell table:style-name="ce3" office:value-type="float" office:value="19005" calcext:value-type="float">
            <text:p>19,005</text:p>
          </table:table-cell>
          <table:table-cell table:style-name="ce3" office:value-type="float" office:value="24345" calcext:value-type="float">
            <text:p>24,345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MEF ÜNİVERSİTESİ</text:p>
          </table:table-cell>
          <table:table-cell table:style-name="ce3" office:value-type="float" office:value="2975" calcext:value-type="float">
            <text:p>2,975</text:p>
          </table:table-cell>
          <table:table-cell table:style-name="ce3" office:value-type="float" office:value="20477" calcext:value-type="float">
            <text:p>20,477</text:p>
          </table:table-cell>
          <table:table-cell table:style-name="ce3" office:value-type="float" office:value="23452" calcext:value-type="float">
            <text:p>23,452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3" office:value-type="float" office:value="6021" calcext:value-type="float">
            <text:p>6,021</text:p>
          </table:table-cell>
          <table:table-cell table:style-name="ce3" office:value-type="float" office:value="8875" calcext:value-type="float">
            <text:p>8,875</text:p>
          </table:table-cell>
          <table:table-cell table:style-name="ce3" office:value-type="float" office:value="14896" calcext:value-type="float">
            <text:p>14,896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3" office:value-type="float" office:value="8469" calcext:value-type="float">
            <text:p>8,469</text:p>
          </table:table-cell>
          <table:table-cell table:style-name="ce2" office:value-type="string" calcext:value-type="string">
            <text:p>6.28</text:p>
          </table:table-cell>
          <table:table-cell table:style-name="ce3" office:value-type="float" office:value="14748" calcext:value-type="float">
            <text:p>14,748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string" calcext:value-type="string">
            <text:p>4.35</text:p>
          </table:table-cell>
          <table:table-cell table:style-name="ce3" office:value-type="float" office:value="9024" calcext:value-type="float">
            <text:p>9,024</text:p>
          </table:table-cell>
          <table:table-cell table:style-name="ce3" office:value-type="float" office:value="13374" calcext:value-type="float">
            <text:p>13,374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string" calcext:value-type="string">
            <text:p>1.48</text:p>
          </table:table-cell>
          <table:table-cell table:style-name="ce3" office:value-type="float" office:value="11382" calcext:value-type="float">
            <text:p>11,382</text:p>
          </table:table-cell>
          <table:table-cell table:style-name="ce3" office:value-type="float" office:value="12862" calcext:value-type="float">
            <text:p>12,862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6443" calcext:value-type="float">
            <text:p>6,443</text:p>
          </table:table-cell>
          <table:table-cell table:style-name="ce3" office:value-type="float" office:value="8791" calcext:value-type="float">
            <text:p>8,79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841" calcext:value-type="float">
            <text:p>841</text:p>
          </table:table-cell>
          <table:table-cell table:style-name="ce3" office:value-type="float" office:value="4592" calcext:value-type="float">
            <text:p>4,592</text:p>
          </table:table-cell>
          <table:table-cell table:style-name="ce3" office:value-type="float" office:value="5403" calcext:value-type="float">
            <text:p>5,403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çık Alan Dağılımına Göre Vakıf Yükseköğretim Kurumları" table:style-name="ta6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AÇIK ALAN </text:p>
            <text:p> (m2)</text:p>
          </table:table-cell>
          <table:table-cell table:style-name="ce1" office:value-type="string" calcext:value-type="string">
            <text:p>ÖĞRENCİ </text:p>
            <text:p>SAYISI</text:p>
          </table:table-cell>
          <table:table-cell table:style-name="ce5" office:value-type="string" calcext:value-type="string">
            <text:p>ÖĞRENCİ BAŞINA AÇIK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6" office:value-type="float" office:value="1291576" calcext:value-type="float">
            <text:p>1,291,576</text:p>
          </table:table-cell>
          <table:table-cell table:style-name="ce3" office:value-type="float" office:value="4156" calcext:value-type="float">
            <text:p>4,156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6" office:value-type="float" office:value="2809423" calcext:value-type="float">
            <text:p>2,809,423</text:p>
          </table:table-cell>
          <table:table-cell table:style-name="ce3" office:value-type="float" office:value="10655" calcext:value-type="float">
            <text:p>10,655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6" office:value-type="float" office:value="3879896" calcext:value-type="float">
            <text:p>3,879,896</text:p>
          </table:table-cell>
          <table:table-cell table:style-name="ce7" office:value-type="date" office:date-value="2022-04-15" calcext:value-type="date">
            <text:p>15.04</text:p>
          </table:table-cell>
          <table:table-cell table:style-name="ce2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ZMİR TINAZTEPE ÜNİVERSİTESİ***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3" office:value-type="float" office:value="121587" calcext:value-type="float">
            <text:p>121,587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BN HALDUN ÜNİVERSİTESİ***</text:p>
          </table:table-cell>
          <table:table-cell table:style-name="ce3" office:value-type="float" office:value="88009" calcext:value-type="float">
            <text:p>88,009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NTALYA AKEV ÜNİVERSİTESİ***</text:p>
          </table:table-cell>
          <table:table-cell table:style-name="ce3" office:value-type="float" office:value="101829" calcext:value-type="float">
            <text:p>101,829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464566" calcext:value-type="float">
            <text:p>464,566</text:p>
          </table:table-cell>
          <table:table-cell table:style-name="ce3" office:value-type="float" office:value="4114" calcext:value-type="float">
            <text:p>4,114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3" office:value-type="float" office:value="271025" calcext:value-type="float">
            <text:p>271,025</text:p>
          </table:table-cell>
          <table:table-cell table:style-name="ce3" office:value-type="float" office:value="2409" calcext:value-type="float">
            <text:p>2,409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3" office:value-type="float" office:value="513984" calcext:value-type="float">
            <text:p>513,984</text:p>
          </table:table-cell>
          <table:table-cell table:style-name="ce3" office:value-type="float" office:value="6105" calcext:value-type="float">
            <text:p>6,10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3" office:value-type="float" office:value="607617" calcext:value-type="float">
            <text:p>607,617</text:p>
          </table:table-cell>
          <table:table-cell table:style-name="ce3" office:value-type="float" office:value="7873" calcext:value-type="float">
            <text:p>7,873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string" calcext:value-type="string">
            <text:p>753.25</text:p>
          </table:table-cell>
          <table:table-cell table:style-name="ce3" office:value-type="float" office:value="10295" calcext:value-type="float">
            <text:p>10,2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3" office:value-type="float" office:value="427094" calcext:value-type="float">
            <text:p>427,094</text:p>
          </table:table-cell>
          <table:table-cell table:style-name="ce3" office:value-type="float" office:value="5949" calcext:value-type="float">
            <text:p>5,94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6113" calcext:value-type="float">
            <text:p>6,113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3" office:value-type="float" office:value="271063" calcext:value-type="float">
            <text:p>271,063</text:p>
          </table:table-cell>
          <table:table-cell table:style-name="ce3" office:value-type="float" office:value="4265" calcext:value-type="float">
            <text:p>4,265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238479" calcext:value-type="float">
            <text:p>238,479</text:p>
          </table:table-cell>
          <table:table-cell table:style-name="ce3" office:value-type="float" office:value="4008" calcext:value-type="float">
            <text:p>4,00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472109" calcext:value-type="float">
            <text:p>472,109</text:p>
          </table:table-cell>
          <table:table-cell table:style-name="ce3" office:value-type="float" office:value="8475" calcext:value-type="float">
            <text:p>8,47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435076" calcext:value-type="float">
            <text:p>435,076</text:p>
          </table:table-cell>
          <table:table-cell table:style-name="ce3" office:value-type="float" office:value="7823" calcext:value-type="float">
            <text:p>7,82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3" office:value-type="float" office:value="115923" calcext:value-type="float">
            <text:p>115,923</text:p>
          </table:table-cell>
          <table:table-cell table:style-name="ce3" office:value-type="float" office:value="2945" calcext:value-type="float">
            <text:p>2,94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KOCAELİ SAĞLIK VE TEKNOLOJİ ÜNİVERSİTESİ***</text:p>
          </table:table-cell>
          <table:table-cell table:style-name="ce3" office:value-type="float" office:value="64112" calcext:value-type="float">
            <text:p>64,112</text:p>
          </table:table-cell>
          <table:table-cell table:style-name="ce3" office:value-type="float" office:value="1817" calcext:value-type="float">
            <text:p>1,81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string" calcext:value-type="string">
            <text:p>249.72</text:p>
          </table:table-cell>
          <table:table-cell table:style-name="ce3" office:value-type="float" office:value="7305" calcext:value-type="float">
            <text:p>7,30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string" calcext:value-type="string">
            <text:p>94.1</text:p>
          </table:table-cell>
          <table:table-cell table:style-name="ce3" office:value-type="float" office:value="3222" calcext:value-type="float">
            <text:p>3,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3" office:value-type="float" office:value="140843" calcext:value-type="float">
            <text:p>140,843</text:p>
          </table:table-cell>
          <table:table-cell table:style-name="ce3" office:value-type="float" office:value="5177" calcext:value-type="float">
            <text:p>5,17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NKARA MEDİPOL ÜNİVERSİTESİ***</text:p>
          </table:table-cell>
          <table:table-cell table:style-name="ce3" office:value-type="float" office:value="65845" calcext:value-type="float">
            <text:p>65,845</text:p>
          </table:table-cell>
          <table:table-cell table:style-name="ce3" office:value-type="float" office:value="2742" calcext:value-type="float">
            <text:p>2,74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3" office:value-type="float" office:value="188405" calcext:value-type="float">
            <text:p>188,405</text:p>
          </table:table-cell>
          <table:table-cell table:style-name="ce3" office:value-type="float" office:value="8437" calcext:value-type="float">
            <text:p>8,43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3" office:value-type="float" office:value="112158" calcext:value-type="float">
            <text:p>112,158</text:p>
          </table:table-cell>
          <table:table-cell table:style-name="ce3" office:value-type="float" office:value="5159" calcext:value-type="float">
            <text:p>5,15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3" office:value-type="float" office:value="103999" calcext:value-type="float">
            <text:p>103,999</text:p>
          </table:table-cell>
          <table:table-cell table:style-name="ce3" office:value-type="float" office:value="4814" calcext:value-type="float">
            <text:p>4,81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ATLAS ÜNİVERSİTESİ***</text:p>
          </table:table-cell>
          <table:table-cell table:style-name="ce4" office:value-type="date" office:date-value="2022-07-18" calcext:value-type="date">
            <text:p>18.7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string" calcext:value-type="string">
            <text:p>32.5</text:p>
          </table:table-cell>
          <table:table-cell table:style-name="ce3" office:value-type="float" office:value="1769" calcext:value-type="float">
            <text:p>1,76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3" office:value-type="float" office:value="6021" calcext:value-type="float">
            <text:p>6,02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OSTİM TEKNİK ÜNİVERSİTESİ***</text:p>
          </table:table-cell>
          <table:table-cell table:style-name="ce3" office:value-type="float" office:value="25508" calcext:value-type="float">
            <text:p>25,508</text:p>
          </table:table-cell>
          <table:table-cell table:style-name="ce3" office:value-type="float" office:value="1526" calcext:value-type="float">
            <text:p>1,52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14.16</text:p>
          </table:table-cell>
          <table:table-cell table:style-name="ce3" office:value-type="float" office:value="7455" calcext:value-type="float">
            <text:p>7,45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BEYKOZ ÜNİVERSİTESİ***</text:p>
          </table:table-cell>
          <table:table-cell table:style-name="ce3" office:value-type="float" office:value="62943" calcext:value-type="float">
            <text:p>62,943</text:p>
          </table:table-cell>
          <table:table-cell table:style-name="ce3" office:value-type="float" office:value="4402" calcext:value-type="float">
            <text:p>4,4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57762" calcext:value-type="float">
            <text:p>57,762</text:p>
          </table:table-cell>
          <table:table-cell table:style-name="ce3" office:value-type="float" office:value="4188" calcext:value-type="float">
            <text:p>4,18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ZMİR KAVRAM MYO</text:p>
          </table:table-cell>
          <table:table-cell table:style-name="ce3" office:value-type="float" office:value="25119" calcext:value-type="float">
            <text:p>25,119</text:p>
          </table:table-cell>
          <table:table-cell table:style-name="ce3" office:value-type="float" office:value="1924" calcext:value-type="float">
            <text:p>1,92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string" calcext:value-type="string">
            <text:p>398.9</text:p>
          </table:table-cell>
          <table:table-cell table:style-name="ce3" office:value-type="float" office:value="30959" calcext:value-type="float">
            <text:p>30,95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3" office:value-type="float" office:value="48994" calcext:value-type="float">
            <text:p>48,994</text:p>
          </table:table-cell>
          <table:table-cell table:style-name="ce3" office:value-type="float" office:value="4306" calcext:value-type="float">
            <text:p>4,30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ANKARA BİLİM ÜNİVERSİTESİ***</text:p>
          </table:table-cell>
          <table:table-cell table:style-name="ce2" office:value-type="string" calcext:value-type="string">
            <text:p>4.3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3" office:value-type="float" office:value="8469" calcext:value-type="float">
            <text:p>8,46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76198" calcext:value-type="float">
            <text:p>76,198</text:p>
          </table:table-cell>
          <table:table-cell table:style-name="ce3" office:value-type="float" office:value="8421" calcext:value-type="float">
            <text:p>8,42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string" calcext:value-type="string">
            <text:p>10.89</text:p>
          </table:table-cell>
          <table:table-cell table:style-name="ce3" office:value-type="float" office:value="1239" calcext:value-type="float">
            <text:p>1,2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105955" calcext:value-type="float">
            <text:p>105,955</text:p>
          </table:table-cell>
          <table:table-cell table:style-name="ce3" office:value-type="float" office:value="12891" calcext:value-type="float">
            <text:p>12,89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3" office:value-type="float" office:value="13164" calcext:value-type="float">
            <text:p>13,164</text:p>
          </table:table-cell>
          <table:table-cell table:style-name="ce3" office:value-type="float" office:value="1712" calcext:value-type="float">
            <text:p>1,7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TED ÜNİVERSİTESİ</text:p>
          </table:table-cell>
          <table:table-cell table:style-name="ce3" office:value-type="float" office:value="32442" calcext:value-type="float">
            <text:p>32,442</text:p>
          </table:table-cell>
          <table:table-cell table:style-name="ce3" office:value-type="float" office:value="4222" calcext:value-type="float">
            <text:p>4,22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110583" calcext:value-type="float">
            <text:p>110,583</text:p>
          </table:table-cell>
          <table:table-cell table:style-name="ce3" office:value-type="float" office:value="18766" calcext:value-type="float">
            <text:p>18,76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26512" calcext:value-type="float">
            <text:p>26,512</text:p>
          </table:table-cell>
          <table:table-cell table:style-name="ce2" office:value-type="string" calcext:value-type="string">
            <text:p>4.8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SAĞLIK VE TEKNOLOJİ ÜNİVERSİTESİ***</text:p>
          </table:table-cell>
          <table:table-cell table:style-name="ce2" office:value-type="string" calcext:value-type="string">
            <text:p>3.15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116472" calcext:value-type="float">
            <text:p>116,472</text:p>
          </table:table-cell>
          <table:table-cell table:style-name="ce2" office:value-type="string" calcext:value-type="string">
            <text:p>21.2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date" office:date-value="2022-07-19" calcext:value-type="date">
            <text:p>19.7</text:p>
          </table:table-cell>
          <table:table-cell table:style-name="ce2" office:value-type="string" calcext:value-type="string">
            <text:p>3.8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string" calcext:value-type="string">
            <text:p>56.16</text:p>
          </table:table-cell>
          <table:table-cell table:style-name="ce3" office:value-type="float" office:value="11236" calcext:value-type="float">
            <text:p>11,23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3" office:value-type="float" office:value="28958" calcext:value-type="float">
            <text:p>28,958</text:p>
          </table:table-cell>
          <table:table-cell table:style-name="ce2" office:value-type="string" calcext:value-type="string">
            <text:p>5.8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85674" calcext:value-type="float">
            <text:p>85,674</text:p>
          </table:table-cell>
          <table:table-cell table:style-name="ce3" office:value-type="float" office:value="18457" calcext:value-type="float">
            <text:p>18,45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22359" calcext:value-type="float">
            <text:p>22,359</text:p>
          </table:table-cell>
          <table:table-cell table:style-name="ce3" office:value-type="float" office:value="5374" calcext:value-type="float">
            <text:p>5,37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96924" calcext:value-type="float">
            <text:p>96,924</text:p>
          </table:table-cell>
          <table:table-cell table:style-name="ce3" office:value-type="float" office:value="25189" calcext:value-type="float">
            <text:p>25,18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3" office:value-type="float" office:value="10271" calcext:value-type="float">
            <text:p>10,271</text:p>
          </table:table-cell>
          <table:table-cell table:style-name="ce3" office:value-type="float" office:value="2764" calcext:value-type="float">
            <text:p>2,76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AYVANSARAY ÜNİVERSİTESİ***</text:p>
          </table:table-cell>
          <table:table-cell table:style-name="ce3" office:value-type="float" office:value="17786" calcext:value-type="float">
            <text:p>17,786</text:p>
          </table:table-cell>
          <table:table-cell table:style-name="ce3" office:value-type="float" office:value="4938" calcext:value-type="float">
            <text:p>4,93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25077" calcext:value-type="float">
            <text:p>25,07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29566" calcext:value-type="float">
            <text:p>29,566</text:p>
          </table:table-cell>
          <table:table-cell table:style-name="ce3" office:value-type="float" office:value="9198" calcext:value-type="float">
            <text:p>9,19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80596" calcext:value-type="float">
            <text:p>80,596</text:p>
          </table:table-cell>
          <table:table-cell table:style-name="ce3" office:value-type="float" office:value="27476" calcext:value-type="float">
            <text:p>27,47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37843" calcext:value-type="float">
            <text:p>37,843</text:p>
          </table:table-cell>
          <table:table-cell table:style-name="ce3" office:value-type="float" office:value="14296" calcext:value-type="float">
            <text:p>14,29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3" office:value-type="float" office:value="20152" calcext:value-type="float">
            <text:p>20,152</text:p>
          </table:table-cell>
          <table:table-cell table:style-name="ce3" office:value-type="float" office:value="7769" calcext:value-type="float">
            <text:p>7,76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21025" calcext:value-type="float">
            <text:p>21,025</text:p>
          </table:table-cell>
          <table:table-cell table:style-name="ce3" office:value-type="float" office:value="8458" calcext:value-type="float">
            <text:p>8,45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string" calcext:value-type="string">
            <text:p>21.86</text:p>
          </table:table-cell>
          <table:table-cell table:style-name="ce3" office:value-type="float" office:value="9495" calcext:value-type="float">
            <text:p>9,49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GALATA ÜNİVERSİTESİ***</text:p>
          </table:table-cell>
          <table:table-cell table:style-name="ce2" office:value-type="string" calcext:value-type="string">
            <text:p>1.48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FENERBAHÇE ÜNİVERSİTESİ***</text:p>
          </table:table-cell>
          <table:table-cell table:style-name="ce2" office:value-type="string" calcext:value-type="string">
            <text:p>3.76</text:p>
          </table:table-cell>
          <table:table-cell table:style-name="ce3" office:value-type="float" office:value="1806" calcext:value-type="float">
            <text:p>1,80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string" calcext:value-type="string">
            <text:p>31.48</text:p>
          </table:table-cell>
          <table:table-cell table:style-name="ce3" office:value-type="float" office:value="16807" calcext:value-type="float">
            <text:p>16,80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3" office:value-type="float" office:value="9615" calcext:value-type="float">
            <text:p>9,615</text:p>
          </table:table-cell>
          <table:table-cell table:style-name="ce3" office:value-type="float" office:value="5162" calcext:value-type="float">
            <text:p>5,16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30845" calcext:value-type="float">
            <text:p>30,845</text:p>
          </table:table-cell>
          <table:table-cell table:style-name="ce3" office:value-type="float" office:value="17015" calcext:value-type="float">
            <text:p>17,0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KENT ÜNİVERSİTESİ***</text:p>
          </table:table-cell>
          <table:table-cell table:style-name="ce3" office:value-type="float" office:value="5341" calcext:value-type="float">
            <text:p>5,341</text:p>
          </table:table-cell>
          <table:table-cell table:style-name="ce3" office:value-type="float" office:value="3209" calcext:value-type="float">
            <text:p>3,20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2" office:value-type="string" calcext:value-type="string">
            <text:p>4.65</text:p>
          </table:table-cell>
          <table:table-cell table:style-name="ce3" office:value-type="float" office:value="3183" calcext:value-type="float">
            <text:p>3,1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4" office:value-type="date" office:date-value="2022-08-08" calcext:value-type="date">
            <text:p>8.8</text:p>
          </table:table-cell>
          <table:table-cell table:style-name="ce3" office:value-type="float" office:value="7208" calcext:value-type="float">
            <text:p>7,20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3" office:value-type="float" office:value="11933" calcext:value-type="float">
            <text:p>11,933</text:p>
          </table:table-cell>
          <table:table-cell table:style-name="ce3" office:value-type="float" office:value="10253" calcext:value-type="float">
            <text:p>10,25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LOKMAN HEKİM ÜNİVERSİTESİ***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2005" calcext:value-type="float">
            <text:p>2,0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6115" calcext:value-type="float">
            <text:p>6,115</text:p>
          </table:table-cell>
          <table:table-cell table:style-name="ce2" office:value-type="string" calcext:value-type="string">
            <text:p>6.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2552" calcext:value-type="float">
            <text:p>2,5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MEF ÜNİVERSİTESİ</text:p>
          </table:table-cell>
          <table:table-cell table:style-name="ce3" office:value-type="float" office:value="2975" calcext:value-type="float">
            <text:p>2,975</text:p>
          </table:table-cell>
          <table:table-cell table:style-name="ce2" office:value-type="string" calcext:value-type="string">
            <text:p>3.5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Kapalı Alan Dağılımına Göre Vakıf Yükseköğretim Kurumları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KAPALI </text:p>
            <text:p>ALAN (m2)</text:p>
          </table:table-cell>
          <table:table-cell table:style-name="ce1" office:value-type="string" calcext:value-type="string">
            <text:p>ÖĞRENCİ </text:p>
            <text:p>SAYISI</text:p>
          </table:table-cell>
          <table:table-cell table:style-name="ce1" office:value-type="string" calcext:value-type="string">
            <text:p>ÖĞRENCİ </text:p>
            <text:p>BAŞINA KAPALI </text:p>
            <text:p>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BN HALDUN ÜNİVERSİTESİ***</text:p>
          </table:table-cell>
          <table:table-cell table:style-name="ce3" office:value-type="float" office:value="64946" calcext:value-type="float">
            <text:p>64,946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TLAS ÜNİVERSİTESİ***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3" office:value-type="float" office:value="539603" calcext:value-type="float">
            <text:p>539,603</text:p>
          </table:table-cell>
          <table:table-cell table:style-name="ce3" office:value-type="float" office:value="10655" calcext:value-type="float">
            <text:p>10,65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3" office:value-type="float" office:value="193442" calcext:value-type="float">
            <text:p>193,442</text:p>
          </table:table-cell>
          <table:table-cell table:style-name="ce3" office:value-type="float" office:value="4156" calcext:value-type="float">
            <text:p>4,15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string" calcext:value-type="string">
            <text:p>35.82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SAĞLIK VE TEKNOLOJİ ÜNİVERSİTESİ***</text:p>
          </table:table-cell>
          <table:table-cell table:style-name="ce3" office:value-type="float" office:value="25436" calcext:value-type="float">
            <text:p>25,436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3" office:value-type="float" office:value="283265" calcext:value-type="float">
            <text:p>283,265</text:p>
          </table:table-cell>
          <table:table-cell table:style-name="ce3" office:value-type="float" office:value="7455" calcext:value-type="float">
            <text:p>7,45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3" office:value-type="float" office:value="84278" calcext:value-type="float">
            <text:p>84,278</text:p>
          </table:table-cell>
          <table:table-cell table:style-name="ce3" office:value-type="float" office:value="2409" calcext:value-type="float">
            <text:p>2,40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1769" calcext:value-type="float">
            <text:p>1,76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3" office:value-type="float" office:value="221534" calcext:value-type="float">
            <text:p>221,534</text:p>
          </table:table-cell>
          <table:table-cell table:style-name="ce3" office:value-type="float" office:value="7305" calcext:value-type="float">
            <text:p>7,30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3" office:value-type="float" office:value="95218" calcext:value-type="float">
            <text:p>95,218</text:p>
          </table:table-cell>
          <table:table-cell table:style-name="ce3" office:value-type="float" office:value="3222" calcext:value-type="float">
            <text:p>3,22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3" office:value-type="float" office:value="133975" calcext:value-type="float">
            <text:p>133,975</text:p>
          </table:table-cell>
          <table:table-cell table:style-name="ce3" office:value-type="float" office:value="5159" calcext:value-type="float">
            <text:p>5,15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3" office:value-type="float" office:value="8875" calcext:value-type="float">
            <text:p>8,875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ZMİR TINAZTEPE ÜNİVERSİTESİ***</text:p>
          </table:table-cell>
          <table:table-cell table:style-name="ce4" office:value-type="date" office:date-value="2022-02-11" calcext:value-type="date">
            <text:p>11.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100822" calcext:value-type="float">
            <text:p>100,822</text:p>
          </table:table-cell>
          <table:table-cell table:style-name="ce3" office:value-type="float" office:value="4188" calcext:value-type="float">
            <text:p>4,18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NKARA BİLİM ÜNİVERSİTESİ***</text:p>
          </table:table-cell>
          <table:table-cell table:style-name="ce3" office:value-type="float" office:value="9024" calcext:value-type="float">
            <text:p>9,024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OSTİM TEKNİK ÜNİVERSİTESİ***</text:p>
          </table:table-cell>
          <table:table-cell table:style-name="ce3" office:value-type="float" office:value="33518" calcext:value-type="float">
            <text:p>33,518</text:p>
          </table:table-cell>
          <table:table-cell table:style-name="ce3" office:value-type="float" office:value="1526" calcext:value-type="float">
            <text:p>1,52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3" office:value-type="float" office:value="80439" calcext:value-type="float">
            <text:p>80,439</text:p>
          </table:table-cell>
          <table:table-cell table:style-name="ce2" office:value-type="string" calcext:value-type="string">
            <text:p>3.8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NKARA MEDİPOL ÜNİVERSİTESİ***</text:p>
          </table:table-cell>
          <table:table-cell table:style-name="ce3" office:value-type="float" office:value="54923" calcext:value-type="float">
            <text:p>54,923</text:p>
          </table:table-cell>
          <table:table-cell table:style-name="ce3" office:value-type="float" office:value="2742" calcext:value-type="float">
            <text:p>2,7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3" office:value-type="float" office:value="22785" calcext:value-type="float">
            <text:p>22,785</text:p>
          </table:table-cell>
          <table:table-cell table:style-name="ce3" office:value-type="float" office:value="1239" calcext:value-type="float">
            <text:p>1,23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ANTALYA AKEV ÜNİVERSİTESİ***</text:p>
          </table:table-cell>
          <table:table-cell table:style-name="ce3" office:value-type="float" office:value="15733" calcext:value-type="float">
            <text:p>15,733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3" office:value-type="float" office:value="110155" calcext:value-type="float">
            <text:p>110,155</text:p>
          </table:table-cell>
          <table:table-cell table:style-name="ce3" office:value-type="float" office:value="6113" calcext:value-type="float">
            <text:p>6,11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KOCAELİ SAĞLIK VE TEKNOLOJİ ÜNİVERSİTESİ***</text:p>
          </table:table-cell>
          <table:table-cell table:style-name="ce3" office:value-type="float" office:value="31078" calcext:value-type="float">
            <text:p>31,078</text:p>
          </table:table-cell>
          <table:table-cell table:style-name="ce3" office:value-type="float" office:value="1817" calcext:value-type="float">
            <text:p>1,81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STANBUL GALATA ÜNİVERSİTESİ***</text:p>
          </table:table-cell>
          <table:table-cell table:style-name="ce3" office:value-type="float" office:value="11382" calcext:value-type="float">
            <text:p>11,382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3" office:value-type="float" office:value="139902" calcext:value-type="float">
            <text:p>139,902</text:p>
          </table:table-cell>
          <table:table-cell table:style-name="ce3" office:value-type="float" office:value="8437" calcext:value-type="float">
            <text:p>8,43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3" office:value-type="float" office:value="70274" calcext:value-type="float">
            <text:p>70,274</text:p>
          </table:table-cell>
          <table:table-cell table:style-name="ce3" office:value-type="float" office:value="4265" calcext:value-type="float">
            <text:p>4,26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65605" calcext:value-type="float">
            <text:p>65,605</text:p>
          </table:table-cell>
          <table:table-cell table:style-name="ce3" office:value-type="float" office:value="4114" calcext:value-type="float">
            <text:p>4,1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58225" calcext:value-type="float">
            <text:p>58,225</text:p>
          </table:table-cell>
          <table:table-cell table:style-name="ce3" office:value-type="float" office:value="4008" calcext:value-type="float">
            <text:p>4,00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67119" calcext:value-type="float">
            <text:p>67,119</text:p>
          </table:table-cell>
          <table:table-cell table:style-name="ce2" office:value-type="string" calcext:value-type="string">
            <text:p>4.8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3" office:value-type="float" office:value="142439" calcext:value-type="float">
            <text:p>142,439</text:p>
          </table:table-cell>
          <table:table-cell table:style-name="ce3" office:value-type="float" office:value="10253" calcext:value-type="float">
            <text:p>10,25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string" calcext:value-type="string">
            <text:p>83.97</text:p>
          </table:table-cell>
          <table:table-cell table:style-name="ce3" office:value-type="float" office:value="6105" calcext:value-type="float">
            <text:p>6,10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3" office:value-type="float" office:value="139668" calcext:value-type="float">
            <text:p>139,668</text:p>
          </table:table-cell>
          <table:table-cell table:style-name="ce3" office:value-type="float" office:value="10295" calcext:value-type="float">
            <text:p>10,29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3" office:value-type="float" office:value="77502" calcext:value-type="float">
            <text:p>77,502</text:p>
          </table:table-cell>
          <table:table-cell table:style-name="ce3" office:value-type="float" office:value="5949" calcext:value-type="float">
            <text:p>5,94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237675" calcext:value-type="float">
            <text:p>237,675</text:p>
          </table:table-cell>
          <table:table-cell table:style-name="ce3" office:value-type="float" office:value="18457" calcext:value-type="float">
            <text:p>18,45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FENERBAHÇE ÜNİVERSİTESİ***</text:p>
          </table:table-cell>
          <table:table-cell table:style-name="ce3" office:value-type="float" office:value="22891" calcext:value-type="float">
            <text:p>22,891</text:p>
          </table:table-cell>
          <table:table-cell table:style-name="ce3" office:value-type="float" office:value="1806" calcext:value-type="float">
            <text:p>1,80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96832" calcext:value-type="float">
            <text:p>96,832</text:p>
          </table:table-cell>
          <table:table-cell table:style-name="ce3" office:value-type="float" office:value="7823" calcext:value-type="float">
            <text:p>7,82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string" calcext:value-type="string">
            <text:p>52.01</text:p>
          </table:table-cell>
          <table:table-cell table:style-name="ce3" office:value-type="float" office:value="4222" calcext:value-type="float">
            <text:p>4,22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3" office:value-type="float" office:value="20968" calcext:value-type="float">
            <text:p>20,968</text:p>
          </table:table-cell>
          <table:table-cell table:style-name="ce3" office:value-type="float" office:value="1712" calcext:value-type="float">
            <text:p>1,71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LOKMAN HEKİM ÜNİVERSİTESİ***</text:p>
          </table:table-cell>
          <table:table-cell table:style-name="ce3" office:value-type="float" office:value="24462" calcext:value-type="float">
            <text:p>24,462</text:p>
          </table:table-cell>
          <table:table-cell table:style-name="ce3" office:value-type="float" office:value="2005" calcext:value-type="float">
            <text:p>2,00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3" office:value-type="float" office:value="35886" calcext:value-type="float">
            <text:p>35,886</text:p>
          </table:table-cell>
          <table:table-cell table:style-name="ce3" office:value-type="float" office:value="2945" calcext:value-type="float">
            <text:p>2,94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64547" calcext:value-type="float">
            <text:p>64,547</text:p>
          </table:table-cell>
          <table:table-cell table:style-name="ce3" office:value-type="float" office:value="5374" calcext:value-type="float">
            <text:p>5,37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3" office:value-type="float" office:value="37612" calcext:value-type="float">
            <text:p>37,612</text:p>
          </table:table-cell>
          <table:table-cell table:style-name="ce3" office:value-type="float" office:value="3183" calcext:value-type="float">
            <text:p>3,18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3" office:value-type="float" office:value="60693" calcext:value-type="float">
            <text:p>60,693</text:p>
          </table:table-cell>
          <table:table-cell table:style-name="ce3" office:value-type="float" office:value="5177" calcext:value-type="float">
            <text:p>5,17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string" calcext:value-type="string">
            <text:p>91.27</text:p>
          </table:table-cell>
          <table:table-cell table:style-name="ce3" office:value-type="float" office:value="7873" calcext:value-type="float">
            <text:p>7,87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93425" calcext:value-type="float">
            <text:p>93,425</text:p>
          </table:table-cell>
          <table:table-cell table:style-name="ce3" office:value-type="float" office:value="8458" calcext:value-type="float">
            <text:p>8,45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3" office:value-type="float" office:value="29099" calcext:value-type="float">
            <text:p>29,099</text:p>
          </table:table-cell>
          <table:table-cell table:style-name="ce3" office:value-type="float" office:value="2764" calcext:value-type="float">
            <text:p>2,76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3" office:value-type="float" office:value="49605" calcext:value-type="float">
            <text:p>49,605</text:p>
          </table:table-cell>
          <table:table-cell table:style-name="ce3" office:value-type="float" office:value="4814" calcext:value-type="float">
            <text:p>4,8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85759" calcext:value-type="float">
            <text:p>85,759</text:p>
          </table:table-cell>
          <table:table-cell table:style-name="ce3" office:value-type="float" office:value="8475" calcext:value-type="float">
            <text:p>8,47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248571" calcext:value-type="float">
            <text:p>248,571</text:p>
          </table:table-cell>
          <table:table-cell table:style-name="ce3" office:value-type="float" office:value="25189" calcext:value-type="float">
            <text:p>25,18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167605" calcext:value-type="float">
            <text:p>167,605</text:p>
          </table:table-cell>
          <table:table-cell table:style-name="ce3" office:value-type="float" office:value="17015" calcext:value-type="float">
            <text:p>17,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3" office:value-type="float" office:value="91808" calcext:value-type="float">
            <text:p>91,808</text:p>
          </table:table-cell>
          <table:table-cell table:style-name="ce3" office:value-type="float" office:value="9495" calcext:value-type="float">
            <text:p>9,49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AYVANSARAY ÜNİVERSİTESİ***</text:p>
          </table:table-cell>
          <table:table-cell table:style-name="ce3" office:value-type="float" office:value="47349" calcext:value-type="float">
            <text:p>47,349</text:p>
          </table:table-cell>
          <table:table-cell table:style-name="ce3" office:value-type="float" office:value="4938" calcext:value-type="float">
            <text:p>4,93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84759" calcext:value-type="float">
            <text:p>84,759</text:p>
          </table:table-cell>
          <table:table-cell table:style-name="ce3" office:value-type="float" office:value="9198" calcext:value-type="float">
            <text:p>9,19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3" office:value-type="float" office:value="138041" calcext:value-type="float">
            <text:p>138,041</text:p>
          </table:table-cell>
          <table:table-cell table:style-name="ce7" office:value-type="date" office:date-value="2022-04-15" calcext:value-type="date">
            <text:p>15.0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59455" calcext:value-type="float">
            <text:p>59,455</text:p>
          </table:table-cell>
          <table:table-cell table:style-name="ce2" office:value-type="string" calcext:value-type="string">
            <text:p>6.5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113748" calcext:value-type="float">
            <text:p>113,748</text:p>
          </table:table-cell>
          <table:table-cell table:style-name="ce3" office:value-type="float" office:value="12891" calcext:value-type="float">
            <text:p>12,89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240046" calcext:value-type="float">
            <text:p>240,046</text:p>
          </table:table-cell>
          <table:table-cell table:style-name="ce3" office:value-type="float" office:value="27476" calcext:value-type="float">
            <text:p>27,47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3" office:value-type="float" office:value="45046" calcext:value-type="float">
            <text:p>45,046</text:p>
          </table:table-cell>
          <table:table-cell table:style-name="ce3" office:value-type="float" office:value="5162" calcext:value-type="float">
            <text:p>5,1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3" office:value-type="float" office:value="50254" calcext:value-type="float">
            <text:p>50,254</text:p>
          </table:table-cell>
          <table:table-cell table:style-name="ce2" office:value-type="string" calcext:value-type="string">
            <text:p>5.8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215581" calcext:value-type="float">
            <text:p>215,581</text:p>
          </table:table-cell>
          <table:table-cell table:style-name="ce3" office:value-type="float" office:value="25077" calcext:value-type="float">
            <text:p>25,07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70088" calcext:value-type="float">
            <text:p>70,088</text:p>
          </table:table-cell>
          <table:table-cell table:style-name="ce3" office:value-type="float" office:value="8421" calcext:value-type="float">
            <text:p>8,42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3" office:value-type="float" office:value="63955" calcext:value-type="float">
            <text:p>63,955</text:p>
          </table:table-cell>
          <table:table-cell table:style-name="ce3" office:value-type="float" office:value="7769" calcext:value-type="float">
            <text:p>7,76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168891" calcext:value-type="float">
            <text:p>168,891</text:p>
          </table:table-cell>
          <table:table-cell table:style-name="ce2" office:value-type="string" calcext:value-type="string">
            <text:p>21.2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3" office:value-type="float" office:value="33504" calcext:value-type="float">
            <text:p>33,504</text:p>
          </table:table-cell>
          <table:table-cell table:style-name="ce3" office:value-type="float" office:value="4306" calcext:value-type="float">
            <text:p>4,30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234175" calcext:value-type="float">
            <text:p>234,175</text:p>
          </table:table-cell>
          <table:table-cell table:style-name="ce3" office:value-type="float" office:value="30959" calcext:value-type="float">
            <text:p>30,95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string" calcext:value-type="string">
            <text:p>6.28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3" office:value-type="float" office:value="125911" calcext:value-type="float">
            <text:p>125,911</text:p>
          </table:table-cell>
          <table:table-cell table:style-name="ce3" office:value-type="float" office:value="16807" calcext:value-type="float">
            <text:p>16,80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96672" calcext:value-type="float">
            <text:p>96,672</text:p>
          </table:table-cell>
          <table:table-cell table:style-name="ce3" office:value-type="float" office:value="14296" calcext:value-type="float">
            <text:p>14,29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3" office:value-type="float" office:value="48276" calcext:value-type="float">
            <text:p>48,276</text:p>
          </table:table-cell>
          <table:table-cell table:style-name="ce3" office:value-type="float" office:value="7208" calcext:value-type="float">
            <text:p>7,20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ZMİR KAVRAM MYO</text:p>
          </table:table-cell>
          <table:table-cell table:style-name="ce3" office:value-type="float" office:value="11809" calcext:value-type="float">
            <text:p>11,809</text:p>
          </table:table-cell>
          <table:table-cell table:style-name="ce3" office:value-type="float" office:value="1924" calcext:value-type="float">
            <text:p>1,92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113604" calcext:value-type="float">
            <text:p>113,604</text:p>
          </table:table-cell>
          <table:table-cell table:style-name="ce3" office:value-type="float" office:value="18766" calcext:value-type="float">
            <text:p>18,76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KENT ÜNİVERSİTESİ***</text:p>
          </table:table-cell>
          <table:table-cell table:style-name="ce3" office:value-type="float" office:value="19005" calcext:value-type="float">
            <text:p>19,005</text:p>
          </table:table-cell>
          <table:table-cell table:style-name="ce3" office:value-type="float" office:value="3209" calcext:value-type="float">
            <text:p>3,2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MEF ÜNİVERSİTESİ</text:p>
          </table:table-cell>
          <table:table-cell table:style-name="ce3" office:value-type="float" office:value="20477" calcext:value-type="float">
            <text:p>20,477</text:p>
          </table:table-cell>
          <table:table-cell table:style-name="ce2" office:value-type="string" calcext:value-type="string">
            <text:p>3.5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3" office:value-type="float" office:value="4592" calcext:value-type="float">
            <text:p>4,592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BEYKOZ ÜNİVERSİTESİ***</text:p>
          </table:table-cell>
          <table:table-cell table:style-name="ce3" office:value-type="float" office:value="17838" calcext:value-type="float">
            <text:p>17,838</text:p>
          </table:table-cell>
          <table:table-cell table:style-name="ce3" office:value-type="float" office:value="4402" calcext:value-type="float">
            <text:p>4,4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string" calcext:value-type="string">
            <text:p>45.01</text:p>
          </table:table-cell>
          <table:table-cell table:style-name="ce3" office:value-type="float" office:value="11236" calcext:value-type="float">
            <text:p>11,23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3" office:value-type="float" office:value="6443" calcext:value-type="float">
            <text:p>6,443</text:p>
          </table:table-cell>
          <table:table-cell table:style-name="ce3" office:value-type="float" office:value="2552" calcext:value-type="float">
            <text:p>2,55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Kütüphane Alanına Göre Vakıf Yükseköğretim Kurumları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TOPLAM KÜTÜPHANE </text:p>
            <text:p>ALANI (m2)</text:p>
          </table:table-cell>
          <table:table-cell table:style-name="ce1" office:value-type="string" calcext:value-type="string">
            <text:p>ÖĞRENCİ BAŞINA </text:p>
            <text:p>KÜTÜPHANE ALANI** (m2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4" office:value-type="date" office:date-value="2022-05-10" calcext:value-type="date">
            <text:p>10.5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BN HALDUN ÜNİVERSİTESİ***</text:p>
          </table:table-cell>
          <table:table-cell table:style-name="ce3" office:value-type="float" office:value="2488" calcext:value-type="float">
            <text:p>2,488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ATLAS ÜNİVERSİTESİ***</text:p>
          </table:table-cell>
          <table:table-cell table:style-name="ce4" office:value-type="date" office:date-value="2022-05-02" calcext:value-type="date">
            <text:p>2.5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3" office:value-type="float" office:value="9165" calcext:value-type="float">
            <text:p>9,165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3" office:value-type="float" office:value="1384" calcext:value-type="float">
            <text:p>1,384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SAĞLIK VE TEKNOLOJİ ÜNİVERSİTESİ***</text:p>
          </table:table-cell>
          <table:table-cell table:style-name="ce2" office:value-type="float" office:value="970" calcext:value-type="float">
            <text:p>970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NKARA BİLİM ÜNİVERSİTESİ***</text:p>
          </table:table-cell>
          <table:table-cell table:style-name="ce2" office:value-type="float" office:value="639" calcext:value-type="float">
            <text:p>639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3" office:value-type="float" office:value="10982" calcext:value-type="float">
            <text:p>10,982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5556" calcext:value-type="float">
            <text:p>5,556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3" office:value-type="float" office:value="9703" calcext:value-type="float">
            <text:p>9,703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3" office:value-type="float" office:value="12423" calcext:value-type="float">
            <text:p>12,423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71" calcext:value-type="float">
            <text:p>371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string" calcext:value-type="string">
            <text:p>6.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OCAELİ SAĞLIK VE TEKNOLOJİ ÜNİVERSİTESİ***</text:p>
          </table:table-cell>
          <table:table-cell table:style-name="ce3" office:value-type="float" office:value="1767" calcext:value-type="float">
            <text:p>1,7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4" office:value-type="date" office:date-value="2022-05-12" calcext:value-type="date">
            <text:p>12.5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string" calcext:value-type="string">
            <text:p>3.52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3" office:value-type="float" office:value="1678" calcext:value-type="float">
            <text:p>1,67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2782" calcext:value-type="float">
            <text:p>2,782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OSTİM TEKNİK ÜNİVERSİTESİ***</text:p>
          </table:table-cell>
          <table:table-cell table:style-name="ce2" office:value-type="float" office:value="956" calcext:value-type="float">
            <text:p>956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3863" calcext:value-type="float">
            <text:p>3,863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ZMİR TINAZTEPE ÜNİVERSİTESİ***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4256" calcext:value-type="float">
            <text:p>4,25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667" calcext:value-type="float">
            <text:p>66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3" office:value-type="float" office:value="5453" calcext:value-type="float">
            <text:p>5,45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3" office:value-type="float" office:value="2264" calcext:value-type="float">
            <text:p>2,26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3" office:value-type="float" office:value="4471" calcext:value-type="float">
            <text:p>4,47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440" calcext:value-type="float">
            <text:p>44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3" office:value-type="float" office:value="3112" calcext:value-type="float">
            <text:p>3,11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878" calcext:value-type="float">
            <text:p>87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string" calcext:value-type="string">
            <text:p>5.2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2083" calcext:value-type="float">
            <text:p>2,08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3" office:value-type="float" office:value="1583" calcext:value-type="float">
            <text:p>1,58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ANTALYA AKEV ÜNİVERSİTESİ***</text:p>
          </table:table-cell>
          <table:table-cell table:style-name="ce2" office:value-type="float" office:value="413" calcext:value-type="float">
            <text:p>41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3" office:value-type="float" office:value="1217" calcext:value-type="float">
            <text:p>1,21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2557" calcext:value-type="float">
            <text:p>2,55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3" office:value-type="float" office:value="1509" calcext:value-type="float">
            <text:p>1,509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AYVANSARAY ÜNİVERSİTESİ***</text:p>
          </table:table-cell>
          <table:table-cell table:style-name="ce3" office:value-type="float" office:value="2321" calcext:value-type="float">
            <text:p>2,32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MEF ÜNİVERSİTESİ</text:p>
          </table:table-cell>
          <table:table-cell table:style-name="ce4" office:value-type="date" office:date-value="2022-05-01" calcext:value-type="date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7761" calcext:value-type="float">
            <text:p>7,76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string" calcext:value-type="string">
            <text:p>3.9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3" office:value-type="float" office:value="2103" calcext:value-type="float">
            <text:p>2,10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7463" calcext:value-type="float">
            <text:p>7,46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OKMAN HEKİM ÜNİVERSİTESİ***</text:p>
          </table:table-cell>
          <table:table-cell table:style-name="ce2" office:value-type="float" office:value="792" calcext:value-type="float">
            <text:p>79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3589" calcext:value-type="float">
            <text:p>3,589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3" office:value-type="float" office:value="2825" calcext:value-type="float">
            <text:p>2,82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3174" calcext:value-type="float">
            <text:p>3,174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4851" calcext:value-type="float">
            <text:p>4,85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string" calcext:value-type="string">
            <text:p>2.29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3141" calcext:value-type="float">
            <text:p>3,14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GALATA ÜNİVERSİTESİ***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704" calcext:value-type="float">
            <text:p>704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7" office:value-type="date" office:date-value="2022-01-01" calcext:value-type="date">
            <text:p>01.0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3" office:value-type="float" office:value="1891" calcext:value-type="float">
            <text:p>1,89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TED ÜNİVERSİTESİ</text:p>
          </table:table-cell>
          <table:table-cell table:style-name="ce3" office:value-type="float" office:value="1535" calcext:value-type="float">
            <text:p>1,53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3063" calcext:value-type="float">
            <text:p>3,06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6075" calcext:value-type="float">
            <text:p>6,07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9757" calcext:value-type="float">
            <text:p>9,757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3" office:value-type="float" office:value="2023" calcext:value-type="float">
            <text:p>2,023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string" calcext:value-type="string">
            <text:p>8.7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3" office:value-type="float" office:value="5808" calcext:value-type="float">
            <text:p>5,808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FENERBAHÇE ÜNİVERSİTESİ***</text:p>
          </table:table-cell>
          <table:table-cell table:style-name="ce2" office:value-type="float" office:value="614" calcext:value-type="float">
            <text:p>614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8425" calcext:value-type="float">
            <text:p>8,42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1615" calcext:value-type="float">
            <text:p>1,61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3" office:value-type="float" office:value="1273" calcext:value-type="float">
            <text:p>1,273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NKARA MEDİPOL ÜNİVERSİTESİ***</text:p>
          </table:table-cell>
          <table:table-cell table:style-name="ce2" office:value-type="float" office:value="891" calcext:value-type="float">
            <text:p>89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6702" calcext:value-type="float">
            <text:p>6,70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4308" calcext:value-type="float">
            <text:p>4,308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KENT ÜNİVERSİTESİ***</text:p>
          </table:table-cell>
          <table:table-cell table:style-name="ce2" office:value-type="float" office:value="932" calcext:value-type="float">
            <text:p>93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731" calcext:value-type="float">
            <text:p>73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6503" calcext:value-type="float">
            <text:p>6,50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813" calcext:value-type="float">
            <text:p>81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4" office:value-type="date" office:date-value="2022-02-01" calcext:value-type="date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891" calcext:value-type="float">
            <text:p>89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3" office:value-type="float" office:value="1182" calcext:value-type="float">
            <text:p>1,18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BEYKOZ ÜNİVERSİTESİ***</text:p>
          </table:table-cell>
          <table:table-cell table:style-name="ce2" office:value-type="float" office:value="405" calcext:value-type="float">
            <text:p>4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bancı Uyruklu Öğrenci Sayısına Göre Vakıf Yükseköğretim Kurumları" table:style-name="ta9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YABANCI </text:p>
            <text:p>UYRUKLU </text:p>
            <text:p>ÖĞRENCİ SAYISI</text:p>
          </table:table-cell>
          <table:table-cell table:style-name="ce1" office:value-type="string" calcext:value-type="string">
            <text:p>TOPLAM </text:p>
            <text:p>ÖĞRENCİ </text:p>
            <text:p>SAYISI</text:p>
          </table:table-cell>
          <table:table-cell table:style-name="ce1" office:value-type="string" calcext:value-type="string">
            <text:p>YABANCI UYRUKLU </text:p>
            <text:p>ÖĞRENCİLERİN TOPLAM </text:p>
            <text:p>ÖĞRENCİ İÇERİSİNDEKİ </text:p>
            <text:p>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5589" calcext:value-type="float">
            <text:p>5,589</text:p>
          </table:table-cell>
          <table:table-cell table:style-name="ce3" office:value-type="float" office:value="27222" calcext:value-type="float">
            <text:p>27,222</text:p>
          </table:table-cell>
          <table:table-cell table:style-name="ce1"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5442" calcext:value-type="float">
            <text:p>5,442</text:p>
          </table:table-cell>
          <table:table-cell table:style-name="ce3" office:value-type="float" office:value="37392" calcext:value-type="float">
            <text:p>37,392</text:p>
          </table:table-cell>
          <table:table-cell table:style-name="ce1" office:value-type="float" office:value="14.6" calcext:value-type="float">
            <text:p>14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5149" calcext:value-type="float">
            <text:p>5,149</text:p>
          </table:table-cell>
          <table:table-cell table:style-name="ce3" office:value-type="float" office:value="11679" calcext:value-type="float">
            <text:p>11,679</text:p>
          </table:table-cell>
          <table:table-cell table:style-name="ce1" office:value-type="float" office:value="44.1" calcext:value-type="float">
            <text:p>44.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31612" calcext:value-type="float">
            <text:p>31,612</text:p>
          </table:table-cell>
          <table:table-cell table:style-name="ce1" office:value-type="float" office:value="9.7" calcext:value-type="float">
            <text:p>9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37095" calcext:value-type="float">
            <text:p>37,095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22967" calcext:value-type="float">
            <text:p>22,967</text:p>
          </table:table-cell>
          <table:table-cell table:style-name="ce1" office:value-type="float" office:value="11.9" calcext:value-type="float">
            <text:p>11.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11116" calcext:value-type="float">
            <text:p>11,116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7" office:value-type="date" office:date-value="2022-09-02" calcext:value-type="date">
            <text:p>02.09</text:p>
          </table:table-cell>
          <table:table-cell table:style-name="ce3" office:value-type="float" office:value="21088" calcext:value-type="float">
            <text:p>21,088</text:p>
          </table:table-cell>
          <table:table-cell table:style-name="ce1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16431" calcext:value-type="float">
            <text:p>16,431</text:p>
          </table:table-cell>
          <table:table-cell table:style-name="ce1" office:value-type="float" office:value="10.9" calcext:value-type="float">
            <text:p>10.9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15937" calcext:value-type="float">
            <text:p>15,937</text:p>
          </table:table-cell>
          <table:table-cell table:style-name="ce1"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7" office:value-type="date" office:date-value="2022-02-01" calcext:value-type="date">
            <text:p>01.02</text:p>
          </table:table-cell>
          <table:table-cell table:style-name="ce3" office:value-type="float" office:value="30567" calcext:value-type="float">
            <text:p>30,567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0576" calcext:value-type="float">
            <text:p>10,576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926" calcext:value-type="float">
            <text:p>926</text:p>
          </table:table-cell>
          <table:table-cell table:style-name="ce3" office:value-type="float" office:value="9311" calcext:value-type="float">
            <text:p>9,311</text:p>
          </table:table-cell>
          <table:table-cell table:style-name="ce1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923" calcext:value-type="float">
            <text:p>923</text:p>
          </table:table-cell>
          <table:table-cell table:style-name="ce3" office:value-type="float" office:value="7172" calcext:value-type="float">
            <text:p>7,172</text:p>
          </table:table-cell>
          <table:table-cell table:style-name="ce1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807" calcext:value-type="float">
            <text:p>807</text:p>
          </table:table-cell>
          <table:table-cell table:style-name="ce3" office:value-type="float" office:value="21766" calcext:value-type="float">
            <text:p>21,766</text:p>
          </table:table-cell>
          <table:table-cell table:style-name="ce1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769" calcext:value-type="float">
            <text:p>769</text:p>
          </table:table-cell>
          <table:table-cell table:style-name="ce3" office:value-type="float" office:value="12522" calcext:value-type="float">
            <text:p>12,522</text:p>
          </table:table-cell>
          <table:table-cell table:style-name="ce1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725" calcext:value-type="float">
            <text:p>725</text:p>
          </table:table-cell>
          <table:table-cell table:style-name="ce3" office:value-type="float" office:value="10028" calcext:value-type="float">
            <text:p>10,028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707" calcext:value-type="float">
            <text:p>707</text:p>
          </table:table-cell>
          <table:table-cell table:style-name="ce3" office:value-type="float" office:value="7584" calcext:value-type="float">
            <text:p>7,584</text:p>
          </table:table-cell>
          <table:table-cell table:style-name="ce1" office:value-type="float" office:value="9.3" calcext:value-type="float">
            <text:p>9.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707" calcext:value-type="float">
            <text:p>707</text:p>
          </table:table-cell>
          <table:table-cell table:style-name="ce3" office:value-type="float" office:value="11906" calcext:value-type="float">
            <text:p>11,906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704" calcext:value-type="float">
            <text:p>704</text:p>
          </table:table-cell>
          <table:table-cell table:style-name="ce3" office:value-type="float" office:value="9525" calcext:value-type="float">
            <text:p>9,525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661" calcext:value-type="float">
            <text:p>661</text:p>
          </table:table-cell>
          <table:table-cell table:style-name="ce3" office:value-type="float" office:value="6209" calcext:value-type="float">
            <text:p>6,209</text:p>
          </table:table-cell>
          <table:table-cell table:style-name="ce1" office:value-type="float" office:value="10.6" calcext:value-type="float">
            <text:p>10.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648" calcext:value-type="float">
            <text:p>648</text:p>
          </table:table-cell>
          <table:table-cell table:style-name="ce3" office:value-type="float" office:value="21814" calcext:value-type="float">
            <text:p>21,8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4726" calcext:value-type="float">
            <text:p>4,726</text:p>
          </table:table-cell>
          <table:table-cell table:style-name="ce1"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621" calcext:value-type="float">
            <text:p>621</text:p>
          </table:table-cell>
          <table:table-cell table:style-name="ce3" office:value-type="float" office:value="8367" calcext:value-type="float">
            <text:p>8,367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596" calcext:value-type="float">
            <text:p>596</text:p>
          </table:table-cell>
          <table:table-cell table:style-name="ce3" office:value-type="float" office:value="12207" calcext:value-type="float">
            <text:p>12,207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556" calcext:value-type="float">
            <text:p>556</text:p>
          </table:table-cell>
          <table:table-cell table:style-name="ce3" office:value-type="float" office:value="8909" calcext:value-type="float">
            <text:p>8,909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545" calcext:value-type="float">
            <text:p>545</text:p>
          </table:table-cell>
          <table:table-cell table:style-name="ce3" office:value-type="float" office:value="8741" calcext:value-type="float">
            <text:p>8,741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511" calcext:value-type="float">
            <text:p>511</text:p>
          </table:table-cell>
          <table:table-cell table:style-name="ce3" office:value-type="float" office:value="5314" calcext:value-type="float">
            <text:p>5,314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8685" calcext:value-type="float">
            <text:p>8,685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1478" calcext:value-type="float">
            <text:p>1,47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1537" calcext:value-type="float">
            <text:p>1,537</text:p>
          </table:table-cell>
          <table:table-cell table:style-name="ce1" office:value-type="float" office:value="28.8" calcext:value-type="float">
            <text:p>28.8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11936" calcext:value-type="float">
            <text:p>11,93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7107" calcext:value-type="float">
            <text:p>7,107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5538" calcext:value-type="float">
            <text:p>5,538</text:p>
          </table:table-cell>
          <table:table-cell table:style-name="ce1"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7571" calcext:value-type="float">
            <text:p>7,571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3655" calcext:value-type="float">
            <text:p>3,655</text:p>
          </table:table-cell>
          <table:table-cell table:style-name="ce1" office:value-type="float" office:value="8.9" calcext:value-type="float">
            <text:p>8.9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17442" calcext:value-type="float">
            <text:p>17,442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2797" calcext:value-type="float">
            <text:p>2,797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2175" calcext:value-type="float">
            <text:p>2,175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8454" calcext:value-type="float">
            <text:p>8,454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5916" calcext:value-type="float">
            <text:p>5,91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4409" calcext:value-type="float">
            <text:p>4,409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9965" calcext:value-type="float">
            <text:p>9,965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10765" calcext:value-type="float">
            <text:p>10,76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4.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3411" calcext:value-type="float">
            <text:p>3,411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1806" calcext:value-type="float">
            <text:p>1,806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4782" calcext:value-type="float">
            <text:p>4,782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3061" calcext:value-type="float">
            <text:p>3,06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2082" calcext:value-type="float">
            <text:p>2,082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986" calcext:value-type="float">
            <text:p>2,986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82" calcext:value-type="float">
            <text:p>682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6426" calcext:value-type="float">
            <text:p>6,426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4671" calcext:value-type="float">
            <text:p>4,671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6876" calcext:value-type="float">
            <text:p>6,876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5495" calcext:value-type="float">
            <text:p>5,495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3" calcext:value-type="float">
            <text:p>39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1328" calcext:value-type="float">
            <text:p>1,328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61" calcext:value-type="float">
            <text:p>861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8" calcext:value-type="float">
            <text:p>378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846" calcext:value-type="float">
            <text:p>4,846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1717" calcext:value-type="float">
            <text:p>1,717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2534" calcext:value-type="float">
            <text:p>2,534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5827" calcext:value-type="float">
            <text:p>5,827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.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4" calcext:value-type="float">
            <text:p>904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4882" calcext:value-type="float">
            <text:p>4,88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3821" calcext:value-type="float">
            <text:p>3,82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4905" calcext:value-type="float">
            <text:p>4,90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97" calcext:value-type="float">
            <text:p>897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2823" calcext:value-type="float">
            <text:p>2,82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4745" calcext:value-type="float">
            <text:p>4,74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3" calcext:value-type="float">
            <text:p>2,00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3" calcext:value-type="float">
            <text:p>473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66" calcext:value-type="float">
            <text:p>86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001" calcext:value-type="float">
            <text:p>1,00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Dönemi Yatay Geçiş ile Giden ve Gelen Öğrenci Sayısına Göre Vakıf Üniversiteleri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GİDEN </text:p>
            <text:p>ÖĞRENCİ </text:p>
            <text:p>SAYISI</text:p>
          </table:table-cell>
          <table:table-cell table:style-name="ce1" office:value-type="string" calcext:value-type="string">
            <text:p>TOPLAM </text:p>
            <text:p>ÖĞRENCİ </text:p>
            <text:p>SAYISI </text:p>
            <text:p>(Önlisans + </text:p>
            <text:p>Lisans)</text:p>
          </table:table-cell>
          <table:table-cell table:style-name="ce1" office:value-type="string" calcext:value-type="string">
            <text:p>TOPLAM </text:p>
            <text:p>ÖĞRENCİ </text:p>
            <text:p>İÇERİSİNDE </text:p>
            <text:p>GİDEN </text:p>
            <text:p>ÖĞRENCİ </text:p>
            <text:p>ORANI (%)</text:p>
          </table:table-cell>
          <table:table-cell table:style-name="ce1" office:value-type="string" calcext:value-type="string">
            <text:p>GELEN </text:p>
            <text:p>ÖĞRENCİ </text:p>
            <text:p>SAYISI</text:p>
          </table:table-cell>
          <table:table-cell table:style-name="ce1" office:value-type="string" calcext:value-type="string">
            <text:p>TOPLAM </text:p>
            <text:p>ÖĞRENCİ </text:p>
            <text:p>İÇERİSİNDE </text:p>
            <text:p>GELEN </text:p>
            <text:p>ÖĞRENCİ </text:p>
            <text:p>ORANI (%)</text:p>
          </table:table-cell>
          <table:table-cell table:style-name="ce1" office:value-type="string" calcext:value-type="string">
            <text:p>YURT </text:p>
            <text:p>DIŞINDAN </text:p>
            <text:p>GELEN </text:p>
            <text:p>ÖĞRENCİ </text:p>
            <text:p>SAYISI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728" calcext:value-type="float">
            <text:p>728</text:p>
          </table:table-cell>
          <table:table-cell table:style-name="ce3" office:value-type="float" office:value="29147" calcext:value-type="float">
            <text:p>29,147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float" office:value="579" calcext:value-type="float">
            <text:p>579</text:p>
          </table:table-cell>
          <table:table-cell table:style-name="ce1" office:value-type="float" office:value="1.99" calcext:value-type="float">
            <text:p>1.9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503" calcext:value-type="float">
            <text:p>503</text:p>
          </table:table-cell>
          <table:table-cell table:style-name="ce3" office:value-type="float" office:value="33054" calcext:value-type="float">
            <text:p>33,054</text:p>
          </table:table-cell>
          <table:table-cell table:style-name="ce1" office:value-type="float" office:value="1.52" calcext:value-type="float">
            <text:p>1.52</text:p>
          </table:table-cell>
          <table:table-cell table:style-name="ce2" office:value-type="float" office:value="233" calcext:value-type="float">
            <text:p>233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35259" calcext:value-type="float">
            <text:p>35,259</text:p>
          </table:table-cell>
          <table:table-cell table:style-name="ce1" office:value-type="float" office:value="1.28" calcext:value-type="float">
            <text:p>1.28</text:p>
          </table:table-cell>
          <table:table-cell table:style-name="ce2" office:value-type="float" office:value="445" calcext:value-type="float">
            <text:p>445</text:p>
          </table:table-cell>
          <table:table-cell table:style-name="ce1" office:value-type="float" office:value="1.26" calcext:value-type="float">
            <text:p>1.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13624" calcext:value-type="float">
            <text:p>13,624</text:p>
          </table:table-cell>
          <table:table-cell table:style-name="ce1" office:value-type="float" office:value="2.64" calcext:value-type="float">
            <text:p>2.64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0.56" calcext:value-type="float">
            <text:p>0.56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7753" calcext:value-type="float">
            <text:p>7,753</text:p>
          </table:table-cell>
          <table:table-cell table:style-name="ce1" office:value-type="float" office:value="3.97" calcext:value-type="float">
            <text:p>3.97</text:p>
          </table:table-cell>
          <table:table-cell table:style-name="ce2" office:value-type="float" office:value="134" calcext:value-type="float">
            <text:p>134</text:p>
          </table:table-cell>
          <table:table-cell table:style-name="ce1" office:value-type="float" office:value="1.73" calcext:value-type="float">
            <text:p>1.73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6011" calcext:value-type="float">
            <text:p>6,011</text:p>
          </table:table-cell>
          <table:table-cell table:style-name="ce1" office:value-type="float" office:value="4.77" calcext:value-type="float">
            <text:p>4.77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10163" calcext:value-type="float">
            <text:p>10,163</text:p>
          </table:table-cell>
          <table:table-cell table:style-name="ce1" office:value-type="float" office:value="2.64" calcext:value-type="float">
            <text:p>2.64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0.69" calcext:value-type="float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19619" calcext:value-type="float">
            <text:p>19,619</text:p>
          </table:table-cell>
          <table:table-cell table:style-name="ce1" office:value-type="float" office:value="1.3" calcext:value-type="float">
            <text:p>1.3</text:p>
          </table:table-cell>
          <table:table-cell table:style-name="ce2" office:value-type="float" office:value="409" calcext:value-type="float">
            <text:p>409</text:p>
          </table:table-cell>
          <table:table-cell table:style-name="ce1" office:value-type="float" office:value="2.08" calcext:value-type="float">
            <text:p>2.0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253" calcext:value-type="float">
            <text:p>253</text:p>
          </table:table-cell>
          <table:table-cell table:style-name="ce4" office:value-type="date" office:date-value="2022-03-10" calcext:value-type="date">
            <text:p>10.3</text:p>
          </table:table-cell>
          <table:table-cell table:style-name="ce1" office:value-type="float" office:value="2.46" calcext:value-type="float">
            <text:p>2.46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float" office:value="2.13" calcext:value-type="float">
            <text:p>2.1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10177" calcext:value-type="float">
            <text:p>10,177</text:p>
          </table:table-cell>
          <table:table-cell table:style-name="ce1" office:value-type="float" office:value="2.46" calcext:value-type="float">
            <text:p>2.46</text:p>
          </table:table-cell>
          <table:table-cell table:style-name="ce2" office:value-type="float" office:value="61" calcext:value-type="float">
            <text:p>61</text:p>
          </table:table-cell>
          <table:table-cell table:style-name="ce1" office:value-type="float" office:value="0.6" calcext:value-type="float">
            <text:p>0.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28981" calcext:value-type="float">
            <text:p>28,981</text:p>
          </table:table-cell>
          <table:table-cell table:style-name="ce1" office:value-type="float" office:value="0.78" calcext:value-type="float">
            <text:p>0.78</text:p>
          </table:table-cell>
          <table:table-cell table:style-name="ce2" office:value-type="float" office:value="319" calcext:value-type="float">
            <text:p>319</text:p>
          </table:table-cell>
          <table:table-cell table:style-name="ce1" office:value-type="float" office:value="1.1" calcext:value-type="float">
            <text:p>1.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9.46</text:p>
          </table:table-cell>
          <table:table-cell table:style-name="ce1" office:value-type="float" office:value="2.38" calcext:value-type="float">
            <text:p>2.38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float" office:value="2.38" calcext:value-type="float">
            <text:p>2.3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15217" calcext:value-type="float">
            <text:p>15,217</text:p>
          </table:table-cell>
          <table:table-cell table:style-name="ce1" office:value-type="float" office:value="1.37" calcext:value-type="float">
            <text:p>1.37</text:p>
          </table:table-cell>
          <table:table-cell table:style-name="ce2" office:value-type="float" office:value="318" calcext:value-type="float">
            <text:p>318</text:p>
          </table:table-cell>
          <table:table-cell table:style-name="ce1" office:value-type="float" office:value="2.09" calcext:value-type="float">
            <text:p>2.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0279" calcext:value-type="float">
            <text:p>20,279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float" office:value="0.39" calcext:value-type="float">
            <text:p>0.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8606" calcext:value-type="float">
            <text:p>8,606</text:p>
          </table:table-cell>
          <table:table-cell table:style-name="ce1" office:value-type="float" office:value="2.17" calcext:value-type="float">
            <text:p>2.17</text:p>
          </table:table-cell>
          <table:table-cell table:style-name="ce2" office:value-type="float" office:value="39" calcext:value-type="float">
            <text:p>39</text:p>
          </table:table-cell>
          <table:table-cell table:style-name="ce1" office:value-type="float" office:value="0.45" calcext:value-type="float">
            <text:p>0.4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18457" calcext:value-type="float">
            <text:p>18,457</text:p>
          </table:table-cell>
          <table:table-cell table:style-name="ce1" office:value-type="float" office:value="1.01" calcext:value-type="float">
            <text:p>1.01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float" office:value="0.49" calcext:value-type="float">
            <text:p>0.4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5199" calcext:value-type="float">
            <text:p>5,199</text:p>
          </table:table-cell>
          <table:table-cell table:style-name="ce1" office:value-type="float" office:value="3.54" calcext:value-type="float">
            <text:p>3.54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0.58" calcext:value-type="float">
            <text:p>0.5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8437" calcext:value-type="float">
            <text:p>8,437</text:p>
          </table:table-cell>
          <table:table-cell table:style-name="ce1" office:value-type="float" office:value="2.11" calcext:value-type="float">
            <text:p>2.11</text:p>
          </table:table-cell>
          <table:table-cell table:style-name="ce2" office:value-type="float" office:value="195" calcext:value-type="float">
            <text:p>195</text:p>
          </table:table-cell>
          <table:table-cell table:style-name="ce1" office:value-type="float" office:value="2.31" calcext:value-type="float">
            <text:p>2.3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21316" calcext:value-type="float">
            <text:p>21,316</text:p>
          </table:table-cell>
          <table:table-cell table:style-name="ce1" office:value-type="float" office:value="0.79" calcext:value-type="float">
            <text:p>0.79</text:p>
          </table:table-cell>
          <table:table-cell table:style-name="ce2" office:value-type="float" office:value="208" calcext:value-type="float">
            <text:p>208</text:p>
          </table:table-cell>
          <table:table-cell table:style-name="ce1" office:value-type="float" office:value="0.98" calcext:value-type="float">
            <text:p>0.98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4589" calcext:value-type="float">
            <text:p>4,589</text:p>
          </table:table-cell>
          <table:table-cell table:style-name="ce1" office:value-type="float" office:value="3.53" calcext:value-type="float">
            <text:p>3.53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float" office:value="1.13" calcext:value-type="float">
            <text:p>1.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19743" calcext:value-type="float">
            <text:p>19,743</text:p>
          </table:table-cell>
          <table:table-cell table:style-name="ce1" office:value-type="float" office:value="0.77" calcext:value-type="float">
            <text:p>0.77</text:p>
          </table:table-cell>
          <table:table-cell table:style-name="ce2" office:value-type="float" office:value="791" calcext:value-type="float">
            <text:p>791</text:p>
          </table:table-cell>
          <table:table-cell table:style-name="ce1" office:value-type="float" office:value="4.01" calcext:value-type="float">
            <text:p>4.0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5864" calcext:value-type="float">
            <text:p>5,864</text:p>
          </table:table-cell>
          <table:table-cell table:style-name="ce1" office:value-type="float" office:value="2.56" calcext:value-type="float">
            <text:p>2.56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0.44" calcext:value-type="float">
            <text:p>0.4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7873" calcext:value-type="float">
            <text:p>7,873</text:p>
          </table:table-cell>
          <table:table-cell table:style-name="ce1" office:value-type="float" office:value="1.8" calcext:value-type="float">
            <text:p>1.8</text:p>
          </table:table-cell>
          <table:table-cell table:style-name="ce2" office:value-type="float" office:value="111" calcext:value-type="float">
            <text:p>111</text:p>
          </table:table-cell>
          <table:table-cell table:style-name="ce1" office:value-type="float" office:value="1.41" calcext:value-type="float">
            <text:p>1.4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5162" calcext:value-type="float">
            <text:p>5,162</text:p>
          </table:table-cell>
          <table:table-cell table:style-name="ce1" office:value-type="float" office:value="2.69" calcext:value-type="float">
            <text:p>2.69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0.17" calcext:value-type="float">
            <text:p>0.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3209" calcext:value-type="float">
            <text:p>3,209</text:p>
          </table:table-cell>
          <table:table-cell table:style-name="ce1" office:value-type="float" office:value="4.02" calcext:value-type="float">
            <text:p>4.02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float" office:value="2.03" calcext:value-type="float">
            <text:p>2.0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14565" calcext:value-type="float">
            <text:p>14,565</text:p>
          </table:table-cell>
          <table:table-cell table:style-name="ce1" office:value-type="float" office:value="0.88" calcext:value-type="float">
            <text:p>0.88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4013" calcext:value-type="float">
            <text:p>4,013</text:p>
          </table:table-cell>
          <table:table-cell table:style-name="ce1" office:value-type="float" office:value="3.19" calcext:value-type="float">
            <text:p>3.19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float" office:value="2.37" calcext:value-type="float">
            <text:p>2.3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5949" calcext:value-type="float">
            <text:p>5,949</text:p>
          </table:table-cell>
          <table:table-cell table:style-name="ce1" office:value-type="float" office:value="2.1" calcext:value-type="float">
            <text:p>2.1</text:p>
          </table:table-cell>
          <table:table-cell table:style-name="ce2" office:value-type="float" office:value="59" calcext:value-type="float">
            <text:p>59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0372" calcext:value-type="float">
            <text:p>10,372</text:p>
          </table:table-cell>
          <table:table-cell table:style-name="ce1" office:value-type="float" office:value="1.13" calcext:value-type="float">
            <text:p>1.13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float" office:value="0.92" calcext:value-type="float">
            <text:p>0.9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5159" calcext:value-type="float">
            <text:p>5,159</text:p>
          </table:table-cell>
          <table:table-cell table:style-name="ce1" office:value-type="float" office:value="2.25" calcext:value-type="float">
            <text:p>2.25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0.97" calcext:value-type="float">
            <text:p>0.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6552" calcext:value-type="float">
            <text:p>6,552</text:p>
          </table:table-cell>
          <table:table-cell table:style-name="ce1" office:value-type="float" office:value="1.76" calcext:value-type="float">
            <text:p>1.76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31" calcext:value-type="float">
            <text:p>0.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6135" calcext:value-type="float">
            <text:p>6,135</text:p>
          </table:table-cell>
          <table:table-cell table:style-name="ce1" office:value-type="float" office:value="1.84" calcext:value-type="float">
            <text:p>1.84</text:p>
          </table:table-cell>
          <table:table-cell table:style-name="ce2" office:value-type="float" office:value="51" calcext:value-type="float">
            <text:p>51</text:p>
          </table:table-cell>
          <table:table-cell table:style-name="ce1" office:value-type="float" office:value="0.83" calcext:value-type="float">
            <text:p>0.8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7009" calcext:value-type="float">
            <text:p>7,009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float" office:value="3.47" calcext:value-type="float">
            <text:p>3.4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293" calcext:value-type="float">
            <text:p>9,293</text:p>
          </table:table-cell>
          <table:table-cell table:style-name="ce1" office:value-type="float" office:value="1.04" calcext:value-type="float">
            <text:p>1.04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7455" calcext:value-type="float">
            <text:p>7,455</text:p>
          </table:table-cell>
          <table:table-cell table:style-name="ce1" office:value-type="float" office:value="1.25" calcext:value-type="float">
            <text:p>1.25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0.32" calcext:value-type="float">
            <text:p>0.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1345" calcext:value-type="float">
            <text:p>11,345</text:p>
          </table:table-cell>
          <table:table-cell table:style-name="ce1" office:value-type="float" office:value="0.78" calcext:value-type="float">
            <text:p>0.78</text:p>
          </table:table-cell>
          <table:table-cell table:style-name="ce2" office:value-type="float" office:value="235" calcext:value-type="float">
            <text:p>235</text:p>
          </table:table-cell>
          <table:table-cell table:style-name="ce1" office:value-type="float" office:value="2.07" calcext:value-type="float">
            <text:p>2.0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4188" calcext:value-type="float">
            <text:p>4,188</text:p>
          </table:table-cell>
          <table:table-cell table:style-name="ce1" office:value-type="float" office:value="2.08" calcext:value-type="float">
            <text:p>2.08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0.55" calcext:value-type="float">
            <text:p>0.5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7769" calcext:value-type="float">
            <text:p>7,769</text:p>
          </table:table-cell>
          <table:table-cell table:style-name="ce1" office:value-type="float" office:value="1.12" calcext:value-type="float">
            <text:p>1.12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float" office:value="0.72" calcext:value-type="float">
            <text:p>0.7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2764" calcext:value-type="float">
            <text:p>2,764</text:p>
          </table:table-cell>
          <table:table-cell table:style-name="ce1" office:value-type="float" office:value="3.11" calcext:value-type="float">
            <text:p>3.11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72" calcext:value-type="float">
            <text:p>0.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4265" calcext:value-type="float">
            <text:p>4,265</text:p>
          </table:table-cell>
          <table:table-cell table:style-name="ce1" office:value-type="float" office:value="1.99" calcext:value-type="float">
            <text:p>1.99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float" office:value="1.24" calcext:value-type="float">
            <text:p>1.2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2785" calcext:value-type="float">
            <text:p>2,785</text:p>
          </table:table-cell>
          <table:table-cell table:style-name="ce1" office:value-type="float" office:value="3.02" calcext:value-type="float">
            <text:p>3.02</text:p>
          </table:table-cell>
          <table:table-cell table:style-name="ce2" office:value-type="float" office:value="161" calcext:value-type="float">
            <text:p>161</text:p>
          </table:table-cell>
          <table:table-cell table:style-name="ce1" office:value-type="float" office:value="5.78" calcext:value-type="float">
            <text:p>5.78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2.95</text:p>
          </table:table-cell>
          <table:table-cell table:style-name="ce1" office:value-type="float" office:value="2.81" calcext:value-type="float">
            <text:p>2.81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0.54" calcext:value-type="float">
            <text:p>0.5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712" calcext:value-type="float">
            <text:p>1,712</text:p>
          </table:table-cell>
          <table:table-cell table:style-name="ce1" office:value-type="float" office:value="4.79" calcext:value-type="float">
            <text:p>4.79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0.82" calcext:value-type="float">
            <text:p>0.8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4557" calcext:value-type="float">
            <text:p>4,557</text:p>
          </table:table-cell>
          <table:table-cell table:style-name="ce1" office:value-type="float" office:value="1.73" calcext:value-type="float">
            <text:p>1.73</text:p>
          </table:table-cell>
          <table:table-cell table:style-name="ce2" office:value-type="float" office:value="46" calcext:value-type="float">
            <text:p>46</text:p>
          </table:table-cell>
          <table:table-cell table:style-name="ce1" office:value-type="float" office:value="1.01" calcext:value-type="float">
            <text:p>1.0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2005" calcext:value-type="float">
            <text:p>2,005</text:p>
          </table:table-cell>
          <table:table-cell table:style-name="ce1" office:value-type="float" office:value="3.79" calcext:value-type="float">
            <text:p>3.79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float" office:value="3.24" calcext:value-type="float">
            <text:p>3.2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4222" calcext:value-type="float">
            <text:p>4,222</text:p>
          </table:table-cell>
          <table:table-cell table:style-name="ce1" office:value-type="float" office:value="1.8" calcext:value-type="float">
            <text:p>1.8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3.58</text:p>
          </table:table-cell>
          <table:table-cell table:style-name="ce1" office:value-type="float" office:value="2.01" calcext:value-type="float">
            <text:p>2.01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0.87" calcext:value-type="float">
            <text:p>0.8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6113" calcext:value-type="float">
            <text:p>6,113</text:p>
          </table:table-cell>
          <table:table-cell table:style-name="ce1" office:value-type="float" office:value="1.08" calcext:value-type="float">
            <text:p>1.08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float" office:value="0.85" calcext:value-type="float">
            <text:p>0.8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3222" calcext:value-type="float">
            <text:p>3,222</text:p>
          </table:table-cell>
          <table:table-cell table:style-name="ce1" office:value-type="float" office:value="1.86" calcext:value-type="float">
            <text:p>1.86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0.19" calcext:value-type="float">
            <text:p>0.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2409" calcext:value-type="float">
            <text:p>2,409</text:p>
          </table:table-cell>
          <table:table-cell table:style-name="ce1" office:value-type="float" office:value="2.49" calcext:value-type="float">
            <text:p>2.49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float" office:value="1.33" calcext:value-type="float">
            <text:p>1.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4114" calcext:value-type="float">
            <text:p>4,114</text:p>
          </table:table-cell>
          <table:table-cell table:style-name="ce1" office:value-type="float" office:value="1.34" calcext:value-type="float">
            <text:p>1.3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0.39" calcext:value-type="float">
            <text:p>0.3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10655" calcext:value-type="float">
            <text:p>10,655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0.24" calcext:value-type="float">
            <text:p>0.2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.36</text:p>
          </table:table-cell>
          <table:table-cell table:style-name="ce1" office:value-type="float" office:value="1.24" calcext:value-type="float">
            <text:p>1.24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float" office:value="1.12" calcext:value-type="float">
            <text:p>1.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742" calcext:value-type="float">
            <text:p>2,742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34" calcext:value-type="float">
            <text:p>34</text:p>
          </table:table-cell>
          <table:table-cell table:style-name="ce1" office:value-type="float" office:value="1.24" calcext:value-type="float">
            <text:p>1.2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4.83</text:p>
          </table:table-cell>
          <table:table-cell table:style-name="ce1" office:value-type="float" office:value="0.85" calcext:value-type="float">
            <text:p>0.85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41" calcext:value-type="float">
            <text:p>0.4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7305" calcext:value-type="float">
            <text:p>7,305</text:p>
          </table:table-cell>
          <table:table-cell table:style-name="ce1" office:value-type="float" office:value="0.53" calcext:value-type="float">
            <text:p>0.53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float" office:value="0.73" calcext:value-type="float">
            <text:p>0.7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4156" calcext:value-type="float">
            <text:p>4,156</text:p>
          </table:table-cell>
          <table:table-cell table:style-name="ce1" office:value-type="float" office:value="0.87" calcext:value-type="float">
            <text:p>0.87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float" office:value="0.41" calcext:value-type="float">
            <text:p>0.4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1239" calcext:value-type="float">
            <text:p>1,239</text:p>
          </table:table-cell>
          <table:table-cell table:style-name="ce1" office:value-type="float" office:value="2.91" calcext:value-type="float">
            <text:p>2.91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1.61" calcext:value-type="float">
            <text:p>1.6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61" calcext:value-type="float">
            <text:p>861</text:p>
          </table:table-cell>
          <table:table-cell table:style-name="ce1" office:value-type="float" office:value="3.6" calcext:value-type="float">
            <text:p>3.6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.51" calcext:value-type="float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1769" calcext:value-type="float">
            <text:p>1,769</text:p>
          </table:table-cell>
          <table:table-cell table:style-name="ce1" office:value-type="float" office:value="1.53" calcext:value-type="float">
            <text:p>1.53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0.73" calcext:value-type="float">
            <text:p>0.7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79" calcext:value-type="float">
            <text:p>779</text:p>
          </table:table-cell>
          <table:table-cell table:style-name="ce1" office:value-type="float" office:value="3.47" calcext:value-type="float">
            <text:p>3.47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7823" calcext:value-type="float">
            <text:p>7,823</text:p>
          </table:table-cell>
          <table:table-cell table:style-name="ce1" office:value-type="float" office:value="0.33" calcext:value-type="float">
            <text:p>0.33</text:p>
          </table:table-cell>
          <table:table-cell table:style-name="ce2" office:value-type="float" office:value="88" calcext:value-type="float">
            <text:p>88</text:p>
          </table:table-cell>
          <table:table-cell table:style-name="ce1" office:value-type="float" office:value="1.12" calcext:value-type="float">
            <text:p>1.12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9" calcext:value-type="float">
            <text:p>349</text:p>
          </table:table-cell>
          <table:table-cell table:style-name="ce1" office:value-type="float" office:value="6.59" calcext:value-type="float">
            <text:p>6.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07" calcext:value-type="float">
            <text:p>707</text:p>
          </table:table-cell>
          <table:table-cell table:style-name="ce1" office:value-type="float" office:value="2.97" calcext:value-type="float">
            <text:p>2.9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0.42" calcext:value-type="float">
            <text:p>0.4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.87</text:p>
          </table:table-cell>
          <table:table-cell table:style-name="ce1" office:value-type="float" office:value="0.73" calcext:value-type="float">
            <text:p>0.73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1.43" calcext:value-type="float">
            <text:p>1.4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77" calcext:value-type="float">
            <text:p>877</text:p>
          </table:table-cell>
          <table:table-cell table:style-name="ce1" office:value-type="float" office:value="1.25" calcext:value-type="float">
            <text:p>1.25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2.74" calcext:value-type="float">
            <text:p>2.7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6518" calcext:value-type="float">
            <text:p>6,518</text:p>
          </table:table-cell>
          <table:table-cell table:style-name="ce1" office:value-type="float" office:value="0.15" calcext:value-type="float">
            <text:p>0.15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float" office:value="0.86" calcext:value-type="float">
            <text:p>0.8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56" calcext:value-type="float">
            <text:p>456</text:p>
          </table:table-cell>
          <table:table-cell table:style-name="ce1" office:value-type="float" office:value="1.97" calcext:value-type="float">
            <text:p>1.97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1.54" calcext:value-type="float">
            <text:p>1.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1806" calcext:value-type="float">
            <text:p>1,806</text:p>
          </table:table-cell>
          <table:table-cell table:style-name="ce1" office:value-type="float" office:value="0.39" calcext:value-type="float">
            <text:p>0.39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4.82" calcext:value-type="float">
            <text:p>4.8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82" calcext:value-type="float">
            <text:p>682</text:p>
          </table:table-cell>
          <table:table-cell table:style-name="ce1" office:value-type="float" office:value="1.03" calcext:value-type="float">
            <text:p>1.0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0.59" calcext:value-type="float">
            <text:p>0.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float" office:value="0.87" calcext:value-type="float">
            <text:p>0.8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526" calcext:value-type="float">
            <text:p>1,526</text:p>
          </table:table-cell>
          <table:table-cell table:style-name="ce1" office:value-type="float" office:value="0.26" calcext:value-type="float">
            <text:p>0.2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0.26" calcext:value-type="float">
            <text:p>0.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3" calcext:value-type="float">
            <text:p>393</text:p>
          </table:table-cell>
          <table:table-cell table:style-name="ce1" office:value-type="float" office:value="0.51" calcext:value-type="float">
            <text:p>0.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Dönemi Yatay Geçiş ile Gelen ve Giden Öğrenci Oranına Göre Vakıf Üniversiteleri" table:style-name="ta1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GELEN </text:p>
            <text:p>ÖĞRENCİ </text:p>
            <text:p>SAYISI</text:p>
          </table:table-cell>
          <table:table-cell table:style-name="ce1" office:value-type="string" calcext:value-type="string">
            <text:p>GİDEN </text:p>
            <text:p>ÖĞRENCİ </text:p>
            <text:p>SAYISI</text:p>
          </table:table-cell>
          <table:table-cell table:style-name="ce1" office:value-type="string" calcext:value-type="string">
            <text:p>GELEN ÖĞRENCİNİN </text:p>
            <text:p>GİDEN ÖĞRENCİYE </text:p>
            <text:p>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float" office:value="5.38" calcext:value-type="float">
            <text:p>5.3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88" calcext:value-type="float">
            <text:p>88</text:p>
          </table:table-cell>
          <table:table-cell table:style-name="ce1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9" calcext:value-type="float">
            <text:p>39</text:p>
          </table:table-cell>
          <table:table-cell table:style-name="ce1" office:value-type="float" office:value="2.54" calcext:value-type="float">
            <text:p>2.5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55" calcext:value-type="float">
            <text:p>255</text:p>
          </table:table-cell>
          <table:table-cell table:style-name="ce1" office:value-type="float" office:value="1.94" calcext:value-type="float">
            <text:p>1.9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69" calcext:value-type="float">
            <text:p>169</text:p>
          </table:table-cell>
          <table:table-cell table:style-name="ce1" office:value-type="float" office:value="1.72" calcext:value-type="float">
            <text:p>1.72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208" calcext:value-type="float">
            <text:p>208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float" office:value="1.24" calcext:value-type="float">
            <text:p>1.2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78" calcext:value-type="float">
            <text:p>178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53" calcext:value-type="float">
            <text:p>453</text:p>
          </table:table-cell>
          <table:table-cell table:style-name="ce1"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OSTİM TEKNİK ÜNİVERSİTESİ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53" calcext:value-type="float">
            <text:p>253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08" calcext:value-type="float">
            <text:p>308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728" calcext:value-type="float">
            <text:p>728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503" calcext:value-type="float">
            <text:p>503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86" calcext:value-type="float">
            <text:p>186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9" calcext:value-type="float">
            <text:p>129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0.5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3" calcext:value-type="float">
            <text:p>113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2" calcext:value-type="float">
            <text:p>72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01" calcext:value-type="float">
            <text:p>201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87" calcext:value-type="float">
            <text:p>187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60" calcext:value-type="float">
            <text:p>36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2" calcext:value-type="float">
            <text:p>162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3" calcext:value-type="float">
            <text:p>83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4" calcext:value-type="float">
            <text:p>184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7" calcext:value-type="float">
            <text:p>28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Doluluk Oranı" table:style-name="ta1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2020 </text:p>
            <text:p>KONTENJAN</text:p>
          </table:table-cell>
          <table:table-cell table:style-name="ce1" office:value-type="string" calcext:value-type="string">
            <text:p>2020</text:p>
            <text:p>KAYIT</text:p>
          </table:table-cell>
          <table:table-cell table:style-name="ce1" office:value-type="string" calcext:value-type="string">
            <text:p>DOLULUK </text:p>
            <text:p>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number-columns-repeated="2" table:style-name="ce2" office:value-type="float" office:value="932" calcext:value-type="float">
            <text:p>93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ANKO ÜNİVERSİTESİ</text:p>
          </table:table-cell>
          <table:table-cell table:number-columns-repeated="2" table:style-name="ce2" office:value-type="float" office:value="404" calcext:value-type="float">
            <text:p>40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79" calcext:value-type="float">
            <text:p>579</text:p>
          </table:table-cell>
          <table:table-cell table:style-name="ce1" office:value-type="float" office:value="99.83" calcext:value-type="float">
            <text:p>99.83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2779" calcext:value-type="float">
            <text:p>2,779</text:p>
          </table:table-cell>
          <table:table-cell table:style-name="ce1" office:value-type="float" office:value="99.43" calcext:value-type="float">
            <text:p>99.4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float" office:value="99.33" calcext:value-type="float">
            <text:p>99.33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TED ÜNİVERSİTESİ</text:p>
          </table:table-cell>
          <table:table-cell table:style-name="ce4" office:value-type="date" office:date-value="2022-11-01" calcext:value-type="date">
            <text:p>1.11</text:p>
          </table:table-cell>
          <table:table-cell table:style-name="ce3" office:value-type="float" office:value="1097" calcext:value-type="float">
            <text:p>1,097</text:p>
          </table:table-cell>
          <table:table-cell table:style-name="ce1" office:value-type="float" office:value="98.83" calcext:value-type="float">
            <text:p>98.8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844" calcext:value-type="float">
            <text:p>844</text:p>
          </table:table-cell>
          <table:table-cell table:style-name="ce1" office:value-type="float" office:value="98.71" calcext:value-type="float">
            <text:p>98.7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54" calcext:value-type="float">
            <text:p>454</text:p>
          </table:table-cell>
          <table:table-cell table:style-name="ce1" office:value-type="float" office:value="98.7" calcext:value-type="float">
            <text:p>98.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63" calcext:value-type="float">
            <text:p>763</text:p>
          </table:table-cell>
          <table:table-cell table:style-name="ce1" office:value-type="float" office:value="98.45" calcext:value-type="float">
            <text:p>98.4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623" calcext:value-type="float">
            <text:p>623</text:p>
          </table:table-cell>
          <table:table-cell table:style-name="ce1" office:value-type="float" office:value="98.11" calcext:value-type="float">
            <text:p>98.1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476" calcext:value-type="float">
            <text:p>1,476</text:p>
          </table:table-cell>
          <table:table-cell table:style-name="ce1" office:value-type="float" office:value="98.07" calcext:value-type="float">
            <text:p>98.0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.34</text:p>
          </table:table-cell>
          <table:table-cell table:style-name="ce3" office:value-type="float" office:value="1311" calcext:value-type="float">
            <text:p>1,311</text:p>
          </table:table-cell>
          <table:table-cell table:style-name="ce1" office:value-type="float" office:value="97.84" calcext:value-type="float">
            <text:p>97.84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2256" calcext:value-type="float">
            <text:p>2,256</text:p>
          </table:table-cell>
          <table:table-cell table:style-name="ce1" office:value-type="float" office:value="97.58" calcext:value-type="float">
            <text:p>97.58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10174" calcext:value-type="float">
            <text:p>10,174</text:p>
          </table:table-cell>
          <table:table-cell table:style-name="ce3" office:value-type="float" office:value="9908" calcext:value-type="float">
            <text:p>9,908</text:p>
          </table:table-cell>
          <table:table-cell table:style-name="ce1" office:value-type="float" office:value="97.39" calcext:value-type="float">
            <text:p>97.3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96.39" calcext:value-type="float">
            <text:p>96.39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164" calcext:value-type="float">
            <text:p>1,164</text:p>
          </table:table-cell>
          <table:table-cell table:style-name="ce1" office:value-type="float" office:value="96.12" calcext:value-type="float">
            <text:p>96.1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739" calcext:value-type="float">
            <text:p>739</text:p>
          </table:table-cell>
          <table:table-cell table:style-name="ce1" office:value-type="float" office:value="95.97" calcext:value-type="float">
            <text:p>95.97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3261" calcext:value-type="float">
            <text:p>3,261</text:p>
          </table:table-cell>
          <table:table-cell table:style-name="ce1" office:value-type="float" office:value="95.8" calcext:value-type="float">
            <text:p>95.8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2111" calcext:value-type="float">
            <text:p>2,111</text:p>
          </table:table-cell>
          <table:table-cell table:style-name="ce1" office:value-type="float" office:value="95.69" calcext:value-type="float">
            <text:p>95.6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177" calcext:value-type="float">
            <text:p>1,177</text:p>
          </table:table-cell>
          <table:table-cell table:style-name="ce1" office:value-type="float" office:value="95.61" calcext:value-type="float">
            <text:p>95.6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3011" calcext:value-type="float">
            <text:p>3,011</text:p>
          </table:table-cell>
          <table:table-cell table:style-name="ce1" office:value-type="float" office:value="94.89" calcext:value-type="float">
            <text:p>94.89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361" calcext:value-type="float">
            <text:p>1,361</text:p>
          </table:table-cell>
          <table:table-cell table:style-name="ce1" office:value-type="float" office:value="94.84" calcext:value-type="float">
            <text:p>94.8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1407" calcext:value-type="float">
            <text:p>1,407</text:p>
          </table:table-cell>
          <table:table-cell table:style-name="ce2" office:value-type="string" calcext:value-type="string">
            <text:p>1.33</text:p>
          </table:table-cell>
          <table:table-cell table:style-name="ce1" office:value-type="float" office:value="94.53" calcext:value-type="float">
            <text:p>94.5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3371" calcext:value-type="float">
            <text:p>3,3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string" calcext:value-type="string">
            <text:p>1.49</text:p>
          </table:table-cell>
          <table:table-cell table:style-name="ce3" office:value-type="float" office:value="1389" calcext:value-type="float">
            <text:p>1,389</text:p>
          </table:table-cell>
          <table:table-cell table:style-name="ce1" office:value-type="float" office:value="93.22" calcext:value-type="float">
            <text:p>93.2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852" calcext:value-type="float">
            <text:p>852</text:p>
          </table:table-cell>
          <table:table-cell table:style-name="ce1" office:value-type="float" office:value="93.11" calcext:value-type="float">
            <text:p>93.1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3" office:value-type="float" office:value="1068" calcext:value-type="float">
            <text:p>1,068</text:p>
          </table:table-cell>
          <table:table-cell table:style-name="ce2" office:value-type="float" office:value="984" calcext:value-type="float">
            <text:p>984</text:p>
          </table:table-cell>
          <table:table-cell table:style-name="ce1" office:value-type="float" office:value="92.13" calcext:value-type="float">
            <text:p>92.13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string" calcext:value-type="string">
            <text:p>1.44</text:p>
          </table:table-cell>
          <table:table-cell table:style-name="ce3" office:value-type="float" office:value="1319" calcext:value-type="float">
            <text:p>1,319</text:p>
          </table:table-cell>
          <table:table-cell table:style-name="ce1" office:value-type="float" office:value="91.6" calcext:value-type="float">
            <text:p>91.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1384" calcext:value-type="float">
            <text:p>1,384</text:p>
          </table:table-cell>
          <table:table-cell table:style-name="ce1" office:value-type="float" office:value="91.41" calcext:value-type="float">
            <text:p>91.4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1686" calcext:value-type="float">
            <text:p>1,686</text:p>
          </table:table-cell>
          <table:table-cell table:style-name="ce1" office:value-type="float" office:value="90.89" calcext:value-type="float">
            <text:p>90.89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082" calcext:value-type="float">
            <text:p>1,082</text:p>
          </table:table-cell>
          <table:table-cell table:style-name="ce1" office:value-type="float" office:value="90.62" calcext:value-type="float">
            <text:p>90.6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3" office:value-type="float" office:value="3592" calcext:value-type="float">
            <text:p>3,592</text:p>
          </table:table-cell>
          <table:table-cell table:style-name="ce3" office:value-type="float" office:value="3226" calcext:value-type="float">
            <text:p>3,226</text:p>
          </table:table-cell>
          <table:table-cell table:style-name="ce1" office:value-type="float" office:value="89.81" calcext:value-type="float">
            <text:p>89.8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string" calcext:value-type="string">
            <text:p>3.49</text:p>
          </table:table-cell>
          <table:table-cell table:style-name="ce3" office:value-type="float" office:value="3092" calcext:value-type="float">
            <text:p>3,092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493" calcext:value-type="float">
            <text:p>493</text:p>
          </table:table-cell>
          <table:table-cell table:style-name="ce1" office:value-type="float" office:value="88.19" calcext:value-type="float">
            <text:p>88.19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1248" calcext:value-type="float">
            <text:p>1,248</text:p>
          </table:table-cell>
          <table:table-cell table:style-name="ce1" office:value-type="float" office:value="88.14" calcext:value-type="float">
            <text:p>88.1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9652" calcext:value-type="float">
            <text:p>9,652</text:p>
          </table:table-cell>
          <table:table-cell table:style-name="ce3" office:value-type="float" office:value="8424" calcext:value-type="float">
            <text:p>8,424</text:p>
          </table:table-cell>
          <table:table-cell table:style-name="ce1" office:value-type="float" office:value="87.28" calcext:value-type="float">
            <text:p>87.28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3" office:value-type="float" office:value="1915" calcext:value-type="float">
            <text:p>1,915</text:p>
          </table:table-cell>
          <table:table-cell table:style-name="ce2" office:value-type="string" calcext:value-type="string">
            <text:p>1.67</text:p>
          </table:table-cell>
          <table:table-cell table:style-name="ce1" office:value-type="float" office:value="87.21" calcext:value-type="float">
            <text:p>87.2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984" calcext:value-type="float">
            <text:p>984</text:p>
          </table:table-cell>
          <table:table-cell table:style-name="ce1" office:value-type="float" office:value="87.08" calcext:value-type="float">
            <text:p>87.08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651" calcext:value-type="float">
            <text:p>651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3" office:value-type="float" office:value="5909" calcext:value-type="float">
            <text:p>5,909</text:p>
          </table:table-cell>
          <table:table-cell table:style-name="ce3" office:value-type="float" office:value="5111" calcext:value-type="float">
            <text:p>5,111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1616" calcext:value-type="float">
            <text:p>1,616</text:p>
          </table:table-cell>
          <table:table-cell table:style-name="ce1" office:value-type="float" office:value="86.19" calcext:value-type="float">
            <text:p>86.1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1307" calcext:value-type="float">
            <text:p>1,307</text:p>
          </table:table-cell>
          <table:table-cell table:style-name="ce1" office:value-type="float" office:value="85.82" calcext:value-type="float">
            <text:p>85.82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3603" calcext:value-type="float">
            <text:p>3,603</text:p>
          </table:table-cell>
          <table:table-cell table:style-name="ce1" office:value-type="float" office:value="85.81" calcext:value-type="float">
            <text:p>85.81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1728" calcext:value-type="float">
            <text:p>1,728</text:p>
          </table:table-cell>
          <table:table-cell table:style-name="ce1" office:value-type="float" office:value="85.76" calcext:value-type="float">
            <text:p>85.76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3275" calcext:value-type="float">
            <text:p>3,275</text:p>
          </table:table-cell>
          <table:table-cell table:style-name="ce1" office:value-type="float" office:value="85.71" calcext:value-type="float">
            <text:p>85.7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275" calcext:value-type="float">
            <text:p>1,275</text:p>
          </table:table-cell>
          <table:table-cell table:style-name="ce1" office:value-type="float" office:value="85.69" calcext:value-type="float">
            <text:p>85.69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718" calcext:value-type="float">
            <text:p>718</text:p>
          </table:table-cell>
          <table:table-cell table:style-name="ce1" office:value-type="float" office:value="85.68" calcext:value-type="float">
            <text:p>85.68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2115" calcext:value-type="float">
            <text:p>2,115</text:p>
          </table:table-cell>
          <table:table-cell table:style-name="ce1" office:value-type="float" office:value="85.11" calcext:value-type="float">
            <text:p>85.1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3" office:value-type="float" office:value="2706" calcext:value-type="float">
            <text:p>2,706</text:p>
          </table:table-cell>
          <table:table-cell table:style-name="ce4" office:value-type="date" office:date-value="2022-03-02" calcext:value-type="date">
            <text:p>2.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1643" calcext:value-type="float">
            <text:p>1,643</text:p>
          </table:table-cell>
          <table:table-cell table:style-name="ce1" office:value-type="float" office:value="84.47" calcext:value-type="float">
            <text:p>84.47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6013" calcext:value-type="float">
            <text:p>6,013</text:p>
          </table:table-cell>
          <table:table-cell table:style-name="ce3" office:value-type="float" office:value="5073" calcext:value-type="float">
            <text:p>5,073</text:p>
          </table:table-cell>
          <table:table-cell table:style-name="ce1" office:value-type="float" office:value="84.37" calcext:value-type="float">
            <text:p>84.37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3" office:value-type="float" office:value="1002" calcext:value-type="float">
            <text:p>1,002</text:p>
          </table:table-cell>
          <table:table-cell table:style-name="ce2" office:value-type="float" office:value="833" calcext:value-type="float">
            <text:p>833</text:p>
          </table:table-cell>
          <table:table-cell table:style-name="ce1" office:value-type="float" office:value="83.13" calcext:value-type="float">
            <text:p>83.1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1329" calcext:value-type="float">
            <text:p>1,329</text:p>
          </table:table-cell>
          <table:table-cell table:style-name="ce1" office:value-type="float" office:value="82.34" calcext:value-type="float">
            <text:p>82.3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1809" calcext:value-type="float">
            <text:p>1,809</text:p>
          </table:table-cell>
          <table:table-cell table:style-name="ce1" office:value-type="float" office:value="82.15" calcext:value-type="float">
            <text:p>82.1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506" calcext:value-type="float">
            <text:p>506</text:p>
          </table:table-cell>
          <table:table-cell table:style-name="ce1" office:value-type="float" office:value="81.61" calcext:value-type="float">
            <text:p>81.6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4" calcext:value-type="float">
            <text:p>814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7649" calcext:value-type="float">
            <text:p>7,649</text:p>
          </table:table-cell>
          <table:table-cell table:style-name="ce3" office:value-type="float" office:value="6193" calcext:value-type="float">
            <text:p>6,193</text:p>
          </table:table-cell>
          <table:table-cell table:style-name="ce1" office:value-type="float" office:value="80.96" calcext:value-type="float">
            <text:p>80.96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4895" calcext:value-type="float">
            <text:p>4,895</text:p>
          </table:table-cell>
          <table:table-cell table:style-name="ce3" office:value-type="float" office:value="3952" calcext:value-type="float">
            <text:p>3,952</text:p>
          </table:table-cell>
          <table:table-cell table:style-name="ce1" office:value-type="float" office:value="80.74" calcext:value-type="float">
            <text:p>80.74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045" calcext:value-type="float">
            <text:p>1,045</text:p>
          </table:table-cell>
          <table:table-cell table:style-name="ce1" office:value-type="float" office:value="80.69" calcext:value-type="float">
            <text:p>80.69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9039" calcext:value-type="float">
            <text:p>9,039</text:p>
          </table:table-cell>
          <table:table-cell table:style-name="ce3" office:value-type="float" office:value="7218" calcext:value-type="float">
            <text:p>7,218</text:p>
          </table:table-cell>
          <table:table-cell table:style-name="ce1" office:value-type="float" office:value="79.85" calcext:value-type="float">
            <text:p>79.85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1722" calcext:value-type="float">
            <text:p>1,722</text:p>
          </table:table-cell>
          <table:table-cell table:style-name="ce1" office:value-type="float" office:value="76.77" calcext:value-type="float">
            <text:p>76.77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string" calcext:value-type="string">
            <text:p>3.59</text:p>
          </table:table-cell>
          <table:table-cell table:style-name="ce3" office:value-type="float" office:value="2713" calcext:value-type="float">
            <text:p>2,713</text:p>
          </table:table-cell>
          <table:table-cell table:style-name="ce1" office:value-type="float" office:value="75.57" calcext:value-type="float">
            <text:p>75.57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3" office:value-type="float" office:value="1018" calcext:value-type="float">
            <text:p>1,018</text:p>
          </table:table-cell>
          <table:table-cell table:style-name="ce2" office:value-type="float" office:value="766" calcext:value-type="float">
            <text:p>766</text:p>
          </table:table-cell>
          <table:table-cell table:style-name="ce1" office:value-type="float" office:value="75.25" calcext:value-type="float">
            <text:p>75.25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325" calcext:value-type="float">
            <text:p>325</text:p>
          </table:table-cell>
          <table:table-cell table:style-name="ce1" office:value-type="float" office:value="73.03" calcext:value-type="float">
            <text:p>73.0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4" office:value-type="date" office:date-value="2022-01-01" calcext:value-type="date">
            <text:p>1.1</text:p>
          </table:table-cell>
          <table:table-cell table:style-name="ce2" office:value-type="float" office:value="792" calcext:value-type="float">
            <text:p>79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3" office:value-type="float" office:value="1222" calcext:value-type="float">
            <text:p>1,222</text:p>
          </table:table-cell>
          <table:table-cell table:style-name="ce2" office:value-type="float" office:value="872" calcext:value-type="float">
            <text:p>872</text:p>
          </table:table-cell>
          <table:table-cell table:style-name="ce1" office:value-type="float" office:value="71.36" calcext:value-type="float">
            <text:p>71.36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1867" calcext:value-type="float">
            <text:p>1,867</text:p>
          </table:table-cell>
          <table:table-cell table:style-name="ce1" office:value-type="float" office:value="70.96" calcext:value-type="float">
            <text:p>70.96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1218" calcext:value-type="float">
            <text:p>1,218</text:p>
          </table:table-cell>
          <table:table-cell table:style-name="ce2" office:value-type="float" office:value="860" calcext:value-type="float">
            <text:p>860</text:p>
          </table:table-cell>
          <table:table-cell table:style-name="ce1" office:value-type="float" office:value="70.61" calcext:value-type="float">
            <text:p>70.6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4106" calcext:value-type="float">
            <text:p>4,106</text:p>
          </table:table-cell>
          <table:table-cell table:style-name="ce3" office:value-type="float" office:value="2896" calcext:value-type="float">
            <text:p>2,896</text:p>
          </table:table-cell>
          <table:table-cell table:style-name="ce1" office:value-type="float" office:value="70.53" calcext:value-type="float">
            <text:p>70.53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238" calcext:value-type="float">
            <text:p>238</text:p>
          </table:table-cell>
          <table:table-cell table:style-name="ce1" office:value-type="float" office:value="67.42" calcext:value-type="float">
            <text:p>67.42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3757" calcext:value-type="float">
            <text:p>3,757</text:p>
          </table:table-cell>
          <table:table-cell table:style-name="ce3" office:value-type="float" office:value="2526" calcext:value-type="float">
            <text:p>2,526</text:p>
          </table:table-cell>
          <table:table-cell table:style-name="ce1" office:value-type="float" office:value="67.23" calcext:value-type="float">
            <text:p>67.23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1486" calcext:value-type="float">
            <text:p>1,486</text:p>
          </table:table-cell>
          <table:table-cell table:style-name="ce1" office:value-type="float" office:value="64.64" calcext:value-type="float">
            <text:p>64.64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1296" calcext:value-type="float">
            <text:p>1,296</text:p>
          </table:table-cell>
          <table:table-cell table:style-name="ce1" office:value-type="float" office:value="61.1" calcext:value-type="float">
            <text:p>61.1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442" calcext:value-type="float">
            <text:p>442</text:p>
          </table:table-cell>
          <table:table-cell table:style-name="ce1" office:value-type="float" office:value="57.93" calcext:value-type="float">
            <text:p>57.93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344" calcext:value-type="float">
            <text:p>344</text:p>
          </table:table-cell>
          <table:table-cell table:style-name="ce1" office:value-type="float" office:value="50.96" calcext:value-type="float">
            <text:p>50.96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string" calcext:value-type="string">
            <text:p>2.33</text:p>
          </table:table-cell>
          <table:table-cell table:style-name="ce3" office:value-type="float" office:value="1115" calcext:value-type="float">
            <text:p>1,115</text:p>
          </table:table-cell>
          <table:table-cell table:style-name="ce1" office:value-type="float" office:value="47.85" calcext:value-type="float">
            <text:p>47.85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Üniversiteleri" table:style-name="ta1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5" office:value-type="string" calcext:value-type="string">
            <text:p>ÖĞRENCİ BAŞINA CARİ GİDER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97555.2" calcext:value-type="float">
            <text:p>97,555.2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87284.1" calcext:value-type="float">
            <text:p>87,284.1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57302.7" calcext:value-type="float">
            <text:p>57,302.7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51368.9" calcext:value-type="float">
            <text:p>51,368.9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49970" calcext:value-type="float">
            <text:p>49,970.0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47864.7" calcext:value-type="float">
            <text:p>47,864.7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34983.7" calcext:value-type="float">
            <text:p>34,983.70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31613.4" calcext:value-type="float">
            <text:p>31,613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31139.5" calcext:value-type="float">
            <text:p>31,139.50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30225" calcext:value-type="float">
            <text:p>30,225.00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28683.3" calcext:value-type="float">
            <text:p>28,683.30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26375" calcext:value-type="float">
            <text:p>26,375.0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25476.9" calcext:value-type="float">
            <text:p>25,476.9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24798" calcext:value-type="float">
            <text:p>24,798.00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23173.6" calcext:value-type="float">
            <text:p>23,173.60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21845.3" calcext:value-type="float">
            <text:p>21,845.3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21207.1" calcext:value-type="float">
            <text:p>21,207.1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20565.9" calcext:value-type="float">
            <text:p>20,565.9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20263.2" calcext:value-type="float">
            <text:p>20,263.2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20210.9" calcext:value-type="float">
            <text:p>20,210.90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20068.4" calcext:value-type="float">
            <text:p>20,068.40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20029.3" calcext:value-type="float">
            <text:p>20,029.3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19461.6" calcext:value-type="float">
            <text:p>19,461.6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18944.5" calcext:value-type="float">
            <text:p>18,944.5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18534.4" calcext:value-type="float">
            <text:p>18,534.4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18318.7" calcext:value-type="float">
            <text:p>18,318.70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17714.4" calcext:value-type="float">
            <text:p>17,714.40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17430.8" calcext:value-type="float">
            <text:p>17,430.80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17158.8" calcext:value-type="float">
            <text:p>17,158.80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17080.1" calcext:value-type="float">
            <text:p>17,080.1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16700" calcext:value-type="float">
            <text:p>16,700.0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15068.7" calcext:value-type="float">
            <text:p>15,068.7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14975.8" calcext:value-type="float">
            <text:p>14,975.8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14965.4" calcext:value-type="float">
            <text:p>14,965.40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14635.4" calcext:value-type="float">
            <text:p>14,635.40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14240.5" calcext:value-type="float">
            <text:p>14,240.5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14132.2" calcext:value-type="float">
            <text:p>14,132.2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13633.3" calcext:value-type="float">
            <text:p>13,633.3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13530.42" calcext:value-type="float">
            <text:p>13,530.42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13385.6" calcext:value-type="float">
            <text:p>13,385.6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12974.5" calcext:value-type="float">
            <text:p>12,974.5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12640.3" calcext:value-type="float">
            <text:p>12,640.30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12107.2" calcext:value-type="float">
            <text:p>12,107.2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11769.9" calcext:value-type="float">
            <text:p>11,769.9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11394.3" calcext:value-type="float">
            <text:p>11,394.3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11238.6" calcext:value-type="float">
            <text:p>11,238.6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11221.4" calcext:value-type="float">
            <text:p>11,221.4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11156.2" calcext:value-type="float">
            <text:p>11,156.2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11131.5" calcext:value-type="float">
            <text:p>11,131.5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10278.3" calcext:value-type="float">
            <text:p>10,278.3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9847.4" calcext:value-type="float">
            <text:p>9,847.4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9719.1" calcext:value-type="float">
            <text:p>9,719.1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8654.4" calcext:value-type="float">
            <text:p>8,654.4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8609.4" calcext:value-type="float">
            <text:p>8,609.4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8384.9" calcext:value-type="float">
            <text:p>8,384.9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7966.5" calcext:value-type="float">
            <text:p>7,966.5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7632.8" calcext:value-type="float">
            <text:p>7,632.8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6383.7" calcext:value-type="float">
            <text:p>6,383.70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Bursluluk Oranlarına Göre Vakıf Yükseköğretim Kurumları" table:style-name="ta14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5" office:value-type="string" calcext:value-type="string">
            <text:p>TOPLAM KONTENJAN</text:p>
          </table:table-cell>
          <table:table-cell table:style-name="ce5" office:value-type="string" calcext:value-type="string">
            <text:p>BURSLU ÖĞRENCİ SAYISI</text:p>
          </table:table-cell>
          <table:table-cell table:style-name="ce5" office:value-type="string" calcext:value-type="string">
            <text:p>BURSLU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BN HALDUN ÜNİVERSİTESİ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3" office:value-type="float" office:value="1514" calcext:value-type="float">
            <text:p>1,51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3" office:value-type="float" office:value="1523" calcext:value-type="float">
            <text:p>1,523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3" office:value-type="float" office:value="1211" calcext:value-type="float">
            <text:p>1,21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3" office:value-type="float" office:value="1002" calcext:value-type="float">
            <text:p>1,00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3" office:value-type="float" office:value="2202" calcext:value-type="float">
            <text:p>2,202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3" office:value-type="float" office:value="1435" calcext:value-type="float">
            <text:p>1,43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3" office:value-type="float" office:value="3586" calcext:value-type="float">
            <text:p>3,58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3" office:value-type="float" office:value="1231" calcext:value-type="float">
            <text:p>1,231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3" office:value-type="float" office:value="2312" calcext:value-type="float">
            <text:p>2,312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3" office:value-type="float" office:value="5909" calcext:value-type="float">
            <text:p>5,909</text:p>
          </table:table-cell>
          <table:table-cell table:style-name="ce3" office:value-type="float" office:value="1193" calcext:value-type="float">
            <text:p>1,19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3" office:value-type="float" office:value="2299" calcext:value-type="float">
            <text:p>2,299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3" office:value-type="float" office:value="2243" calcext:value-type="float">
            <text:p>2,243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3" office:value-type="float" office:value="1068" calcext:value-type="float">
            <text:p>1,06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3" office:value-type="float" office:value="4199" calcext:value-type="float">
            <text:p>4,199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3" office:value-type="float" office:value="1945" calcext:value-type="float">
            <text:p>1,945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3" office:value-type="float" office:value="1614" calcext:value-type="float">
            <text:p>1,614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4" office:value-type="date" office:date-value="2022-01-01" calcext:value-type="date">
            <text:p>1.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string" calcext:value-type="string">
            <text:p>1.49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3" office:value-type="float" office:value="1488" calcext:value-type="float">
            <text:p>1,48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3" office:value-type="float" office:value="3592" calcext:value-type="float">
            <text:p>3,592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3" office:value-type="float" office:value="1407" calcext:value-type="float">
            <text:p>1,40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3" office:value-type="float" office:value="1018" calcext:value-type="float">
            <text:p>1,0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3" office:value-type="float" office:value="1222" calcext:value-type="float">
            <text:p>1,222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3" office:value-type="float" office:value="2706" calcext:value-type="float">
            <text:p>2,706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3" office:value-type="float" office:value="4106" calcext:value-type="float">
            <text:p>4,106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string" calcext:value-type="string">
            <text:p>1.4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3" office:value-type="float" office:value="3697" calcext:value-type="float">
            <text:p>3,697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3" office:value-type="float" office:value="9652" calcext:value-type="float">
            <text:p>9,652</text:p>
          </table:table-cell>
          <table:table-cell table:style-name="ce3" office:value-type="float" office:value="1561" calcext:value-type="float">
            <text:p>1,56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3" office:value-type="float" office:value="1875" calcext:value-type="float">
            <text:p>1,87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3" office:value-type="float" office:value="10174" calcext:value-type="float">
            <text:p>10,174</text:p>
          </table:table-cell>
          <table:table-cell table:style-name="ce3" office:value-type="float" office:value="1619" calcext:value-type="float">
            <text:p>1,61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3" office:value-type="float" office:value="1505" calcext:value-type="float">
            <text:p>1,50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string" calcext:value-type="string">
            <text:p>3.59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3" office:value-type="float" office:value="4895" calcext:value-type="float">
            <text:p>4,895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3" office:value-type="float" office:value="2485" calcext:value-type="float">
            <text:p>2,4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3" office:value-type="float" office:value="9039" calcext:value-type="float">
            <text:p>9,039</text:p>
          </table:table-cell>
          <table:table-cell table:style-name="ce3" office:value-type="float" office:value="1399" calcext:value-type="float">
            <text:p>1,39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3" office:value-type="float" office:value="3821" calcext:value-type="float">
            <text:p>3,82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3" office:value-type="float" office:value="2795" calcext:value-type="float">
            <text:p>2,795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3" office:value-type="float" office:value="3173" calcext:value-type="float">
            <text:p>3,17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UFUK ÜNİVERSİTESİ</text:p>
          </table:table-cell>
          <table:table-cell table:style-name="ce3" office:value-type="float" office:value="1295" calcext:value-type="float">
            <text:p>1,29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3" office:value-type="float" office:value="6013" calcext:value-type="float">
            <text:p>6,013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3" office:value-type="float" office:value="2631" calcext:value-type="float">
            <text:p>2,631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ED ÜNİVERSİTESİ</text:p>
          </table:table-cell>
          <table:table-cell table:style-name="ce4" office:value-type="date" office:date-value="2022-11-01" calcext:value-type="date">
            <text:p>1.1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3" office:value-type="float" office:value="1218" calcext:value-type="float">
            <text:p>1,21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SAĞLIK VE SOSYAL BİLİMLER MYO</text:p>
            <text:p> (FARUK SARAÇ TASARIM MYO)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3" office:value-type="float" office:value="7649" calcext:value-type="float">
            <text:p>7,649</text:p>
          </table:table-cell>
          <table:table-cell table:style-name="ce3" office:value-type="float" office:value="1154" calcext:value-type="float">
            <text:p>1,15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3" office:value-type="float" office:value="1194" calcext:value-type="float">
            <text:p>1,19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3" office:value-type="float" office:value="3456" calcext:value-type="float">
            <text:p>3,45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3" office:value-type="float" office:value="1855" calcext:value-type="float">
            <text:p>1,855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string" calcext:value-type="string">
            <text:p>2.33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3" office:value-type="float" office:value="1416" calcext:value-type="float">
            <text:p>1,416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.34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3" office:value-type="float" office:value="2121" calcext:value-type="float">
            <text:p>2,121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3" office:value-type="float" office:value="2015" calcext:value-type="float">
            <text:p>2,015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3" office:value-type="float" office:value="2206" calcext:value-type="float">
            <text:p>2,206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3" office:value-type="float" office:value="3404" calcext:value-type="float">
            <text:p>3,404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tim Elemanlarına Ödenen Ücretlerin Toplamına Göre Vakıf Yükseköğretim Kurumları" table:style-name="ta15"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5" office:value-type="string" calcext:value-type="string">
            <text:p>ÖĞRETİM ELEMANLARINA ÖDENEN ÜCRETLER TOPLAMI (TL)</text:p>
          </table:table-cell>
          <table:table-cell table:style-name="ce5" office:value-type="string" calcext:value-type="string">
            <text:p>TOPLAM ÖĞRETİM ELEMANI SAYISI**</text:p>
          </table:table-cell>
          <table:table-cell table:style-name="ce1" office:value-type="string" calcext:value-type="string">
            <text:p>ÖĞRETİM </text:p>
            <text:p>ELEMANINA </text:p>
            <text:p>ÖDENEN </text:p>
            <text:p>ÜCRETLERİN </text:p>
            <text:p>ÖĞRENCİ </text:p>
            <text:p>GELİRİNE ORANI </text:p>
            <text:p>(%)</text:p>
          </table:table-cell>
          <table:table-cell table:style-name="ce5" office:value-type="string" calcext:value-type="string">
            <text:p>ÖĞRETİM ELEMANINA ÖDENEN ÜCRETLERİN TOPLAM GİDERE ORANI (%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46853346.7" calcext:value-type="float">
            <text:p>46,853,346.7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63490837.8" calcext:value-type="float">
            <text:p>63,490,837.8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8" office:value-type="float" office:value="4926618.5" calcext:value-type="float">
            <text:p>4,926,618.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46433822.8" calcext:value-type="float">
            <text:p>46,433,822.8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5052767.1" calcext:value-type="float">
            <text:p>5,052,767.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76448743" calcext:value-type="float">
            <text:p>76,448,743.00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43112959.2" calcext:value-type="float">
            <text:p>43,112,959.20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57505786.5" calcext:value-type="float">
            <text:p>57,505,786.5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89479859.3" calcext:value-type="float">
            <text:p>89,479,859.30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35310350" calcext:value-type="float">
            <text:p>35,310,350.00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17243976.4" calcext:value-type="float">
            <text:p>17,243,976.40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19231996" calcext:value-type="float">
            <text:p>19,231,996.00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136784867.6" calcext:value-type="float">
            <text:p>136,784,867.60</text:p>
          </table:table-cell>
          <table:table-cell table:style-name="ce3" office:value-type="float" office:value="1554" calcext:value-type="float">
            <text:p>1,55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52208329.7" calcext:value-type="float">
            <text:p>52,208,329.7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66145729.1" calcext:value-type="float">
            <text:p>66,145,729.1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32070488.2" calcext:value-type="float">
            <text:p>32,070,488.2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61665352" calcext:value-type="float">
            <text:p>61,665,352.0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8" office:value-type="float" office:value="3340027.6" calcext:value-type="float">
            <text:p>3,340,027.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8" office:value-type="float" office:value="13967482.3" calcext:value-type="float">
            <text:p>13,967,482.3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ZMİR KAVRAM MYO</text:p>
          </table:table-cell>
          <table:table-cell table:style-name="ce8" office:value-type="float" office:value="7728333.3" calcext:value-type="float">
            <text:p>7,728,333.3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50057958.8" calcext:value-type="float">
            <text:p>50,057,958.80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14459997.2" calcext:value-type="float">
            <text:p>14,459,997.2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53692109.6" calcext:value-type="float">
            <text:p>53,692,109.60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70875034.9" calcext:value-type="float">
            <text:p>70,875,034.9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72247788.6" calcext:value-type="float">
            <text:p>72,247,788.60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46282115.9" calcext:value-type="float">
            <text:p>46,282,115.9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40605341" calcext:value-type="float">
            <text:p>40,605,341.00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64346466.5" calcext:value-type="float">
            <text:p>64,346,466.5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8" office:value-type="float" office:value="16126289.6" calcext:value-type="float">
            <text:p>16,126,289.6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SAĞLIK VE SOSYAL BİLİMLER MYO </text:p>
            <text:p>(FARUK SARAÇ TASARIM MYO)</text:p>
          </table:table-cell>
          <table:table-cell table:style-name="ce8" office:value-type="float" office:value="2472548.4" calcext:value-type="float">
            <text:p>2,472,548.4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14107065.9" calcext:value-type="float">
            <text:p>14,107,065.9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8" office:value-type="float" office:value="6724304.1" calcext:value-type="float">
            <text:p>6,724,304.1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25664272" calcext:value-type="float">
            <text:p>25,664,272.0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19510334.2" calcext:value-type="float">
            <text:p>19,510,334.2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45283561.7" calcext:value-type="float">
            <text:p>45,283,561.70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19524364.8" calcext:value-type="float">
            <text:p>19,524,364.80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12941772" calcext:value-type="float">
            <text:p>12,941,772.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8" office:value-type="float" office:value="13671096.5" calcext:value-type="float">
            <text:p>13,671,096.5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67586264.4" calcext:value-type="float">
            <text:p>67,586,264.40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237219421.1" calcext:value-type="float">
            <text:p>237,219,421.10</text:p>
          </table:table-cell>
          <table:table-cell table:style-name="ce3" office:value-type="float" office:value="1047" calcext:value-type="float">
            <text:p>1,04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43830084.3" calcext:value-type="float">
            <text:p>43,830,084.30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75496400.9" calcext:value-type="float">
            <text:p>75,496,400.90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133030152" calcext:value-type="float">
            <text:p>133,030,152.00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19774225.7" calcext:value-type="float">
            <text:p>19,774,225.7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8" office:value-type="float" office:value="15751962.4" calcext:value-type="float">
            <text:p>15,751,962.4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96522489" calcext:value-type="float">
            <text:p>96,522,489.0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83430508.9" calcext:value-type="float">
            <text:p>83,430,508.90</text:p>
          </table:table-cell>
          <table:table-cell table:style-name="ce3" office:value-type="float" office:value="1057" calcext:value-type="float">
            <text:p>1,05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14014979.3" calcext:value-type="float">
            <text:p>14,014,979.3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62782298" calcext:value-type="float">
            <text:p>62,782,298.00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34625311.7" calcext:value-type="float">
            <text:p>34,625,311.70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128060075.8" calcext:value-type="float">
            <text:p>128,060,075.80</text:p>
          </table:table-cell>
          <table:table-cell table:style-name="ce3" office:value-type="float" office:value="1611" calcext:value-type="float">
            <text:p>1,6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8" office:value-type="float" office:value="3058789" calcext:value-type="float">
            <text:p>3,058,789.0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181802712.7" calcext:value-type="float">
            <text:p>181,802,712.70</text:p>
          </table:table-cell>
          <table:table-cell table:style-name="ce3" office:value-type="float" office:value="1869" calcext:value-type="float">
            <text:p>1,8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38526639.1" calcext:value-type="float">
            <text:p>38,526,639.10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38999171" calcext:value-type="float">
            <text:p>38,999,171.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97737105.5" calcext:value-type="float">
            <text:p>97,737,105.50</text:p>
          </table:table-cell>
          <table:table-cell table:style-name="ce3" office:value-type="float" office:value="1039" calcext:value-type="float">
            <text:p>1,0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16995773.6" calcext:value-type="float">
            <text:p>16,995,773.6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8" office:value-type="float" office:value="4583311.7" calcext:value-type="float">
            <text:p>4,583,311.7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69025227.6" calcext:value-type="float">
            <text:p>69,025,227.60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116177558.3" calcext:value-type="float">
            <text:p>116,177,558.30</text:p>
          </table:table-cell>
          <table:table-cell table:style-name="ce3" office:value-type="float" office:value="1375" calcext:value-type="float">
            <text:p>1,37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145036298.8" calcext:value-type="float">
            <text:p>145,036,298.80</text:p>
          </table:table-cell>
          <table:table-cell table:style-name="ce3" office:value-type="float" office:value="1545" calcext:value-type="float">
            <text:p>1,54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8" office:value-type="float" office:value="6924151.8" calcext:value-type="float">
            <text:p>6,924,151.8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33181377.9" calcext:value-type="float">
            <text:p>33,181,377.9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75309861.9" calcext:value-type="float">
            <text:p>75,309,861.90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8" office:value-type="float" office:value="36348534.9" calcext:value-type="float">
            <text:p>36,348,534.9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49449156.5" calcext:value-type="float">
            <text:p>49,449,156.5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188139361" calcext:value-type="float">
            <text:p>188,139,361.00</text:p>
          </table:table-cell>
          <table:table-cell table:style-name="ce3" office:value-type="float" office:value="1938" calcext:value-type="float">
            <text:p>1,9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55505838.6" calcext:value-type="float">
            <text:p>55,505,838.6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158998499.2" calcext:value-type="float">
            <text:p>158,998,499.20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48618313" calcext:value-type="float">
            <text:p>48,618,313.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8" office:value-type="float" office:value="4306723.6" calcext:value-type="float">
            <text:p>4,306,723.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24088964" calcext:value-type="float">
            <text:p>24,088,964.00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-Ge Harcamalarına Göre Vakıf Üniversiteleri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İÇ KAYNAKLI </text:p>
            <text:p>AR-GE </text:p>
            <text:p>HARCAMASI </text:p>
            <text:p>(TL)</text:p>
          </table:table-cell>
          <table:table-cell table:style-name="ce1" office:value-type="string" calcext:value-type="string">
            <text:p>YURTİÇİ DIŞ </text:p>
            <text:p>KAYNAKLI AR-GE </text:p>
            <text:p>HARCAMASI (TL)</text:p>
          </table:table-cell>
          <table:table-cell table:style-name="ce1" office:value-type="string" calcext:value-type="string">
            <text:p>YURTDIŞI DIŞ </text:p>
            <text:p>KAYNAKLI AR-GE </text:p>
            <text:p>HARCAMASI (TL)</text:p>
          </table:table-cell>
          <table:table-cell table:style-name="ce1" office:value-type="string" calcext:value-type="string">
            <text:p>TOPLAM </text:p>
            <text:p>AR-GE </text:p>
            <text:p>HARCAMASI** </text:p>
            <text:p>(TL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33059138" calcext:value-type="float">
            <text:p>33,059,138.00</text:p>
          </table:table-cell>
          <table:table-cell table:style-name="ce8" office:value-type="float" office:value="65450760.7" calcext:value-type="float">
            <text:p>65,450,760.70</text:p>
          </table:table-cell>
          <table:table-cell table:style-name="ce8" office:value-type="float" office:value="15323826.7" calcext:value-type="float">
            <text:p>15,323,826.70</text:p>
          </table:table-cell>
          <table:table-cell table:style-name="ce8" office:value-type="float" office:value="113833725.5" calcext:value-type="float">
            <text:p>113,833,725.5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32501706" calcext:value-type="float">
            <text:p>32,501,706.00</text:p>
          </table:table-cell>
          <table:table-cell table:style-name="ce8" office:value-type="float" office:value="42118809" calcext:value-type="float">
            <text:p>42,118,809.00</text:p>
          </table:table-cell>
          <table:table-cell table:style-name="ce8" office:value-type="float" office:value="22858516" calcext:value-type="float">
            <text:p>22,858,516.00</text:p>
          </table:table-cell>
          <table:table-cell table:style-name="ce8" office:value-type="float" office:value="97479031" calcext:value-type="float">
            <text:p>97,479,031.0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20645587" calcext:value-type="float">
            <text:p>20,645,587.00</text:p>
          </table:table-cell>
          <table:table-cell table:style-name="ce8" office:value-type="float" office:value="30138905" calcext:value-type="float">
            <text:p>30,138,905.00</text:p>
          </table:table-cell>
          <table:table-cell table:style-name="ce8" office:value-type="float" office:value="25548206" calcext:value-type="float">
            <text:p>25,548,206.00</text:p>
          </table:table-cell>
          <table:table-cell table:style-name="ce8" office:value-type="float" office:value="76332698" calcext:value-type="float">
            <text:p>76,332,698.00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32093372.4" calcext:value-type="float">
            <text:p>32,093,372.40</text:p>
          </table:table-cell>
          <table:table-cell table:style-name="ce8" office:value-type="float" office:value="37282582.8" calcext:value-type="float">
            <text:p>37,282,582.80</text:p>
          </table:table-cell>
          <table:table-cell table:style-name="ce8" office:value-type="float" office:value="3260971.9" calcext:value-type="float">
            <text:p>3,260,971.90</text:p>
          </table:table-cell>
          <table:table-cell table:style-name="ce8" office:value-type="float" office:value="72636927.1" calcext:value-type="float">
            <text:p>72,636,927.10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2423567" calcext:value-type="float">
            <text:p>2,423,567.00</text:p>
          </table:table-cell>
          <table:table-cell table:style-name="ce8" office:value-type="float" office:value="4638" calcext:value-type="float">
            <text:p>4,638.00</text:p>
          </table:table-cell>
          <table:table-cell table:style-name="ce8" office:value-type="float" office:value="44521643.5" calcext:value-type="float">
            <text:p>44,521,643.50</text:p>
          </table:table-cell>
          <table:table-cell table:style-name="ce8" office:value-type="float" office:value="46949848.4" calcext:value-type="float">
            <text:p>46,949,848.40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29843161.4" calcext:value-type="float">
            <text:p>29,843,161.40</text:p>
          </table:table-cell>
          <table:table-cell table:style-name="ce8" office:value-type="float" office:value="7045899.6" calcext:value-type="float">
            <text:p>7,045,899.60</text:p>
          </table:table-cell>
          <table:table-cell table:style-name="ce8" office:value-type="float" office:value="795085.6" calcext:value-type="float">
            <text:p>795,085.60</text:p>
          </table:table-cell>
          <table:table-cell table:style-name="ce8" office:value-type="float" office:value="37684146.6" calcext:value-type="float">
            <text:p>37,684,146.6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16274847.6" calcext:value-type="float">
            <text:p>16,274,847.60</text:p>
          </table:table-cell>
          <table:table-cell table:style-name="ce8" office:value-type="float" office:value="5849607.4" calcext:value-type="float">
            <text:p>5,849,607.40</text:p>
          </table:table-cell>
          <table:table-cell table:style-name="ce8" office:value-type="float" office:value="7400463.2" calcext:value-type="float">
            <text:p>7,400,463.20</text:p>
          </table:table-cell>
          <table:table-cell table:style-name="ce8" office:value-type="float" office:value="29524918.2" calcext:value-type="float">
            <text:p>29,524,918.20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10173045" calcext:value-type="float">
            <text:p>10,173,045.00</text:p>
          </table:table-cell>
          <table:table-cell table:style-name="ce8" office:value-type="float" office:value="10090243" calcext:value-type="float">
            <text:p>10,090,243.00</text:p>
          </table:table-cell>
          <table:table-cell table:style-name="ce8" office:value-type="float" office:value="3059251" calcext:value-type="float">
            <text:p>3,059,251.00</text:p>
          </table:table-cell>
          <table:table-cell table:style-name="ce8" office:value-type="float" office:value="23322539" calcext:value-type="float">
            <text:p>23,322,539.00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3248129.5" calcext:value-type="float">
            <text:p>3,248,129.50</text:p>
          </table:table-cell>
          <table:table-cell table:style-name="ce8" office:value-type="float" office:value="15939221.3" calcext:value-type="float">
            <text:p>15,939,221.30</text:p>
          </table:table-cell>
          <table:table-cell table:style-name="ce8" office:value-type="float" office:value="1932384.1" calcext:value-type="float">
            <text:p>1,932,384.10</text:p>
          </table:table-cell>
          <table:table-cell table:style-name="ce8" office:value-type="float" office:value="21119734.9" calcext:value-type="float">
            <text:p>21,119,734.90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8829734.5" calcext:value-type="float">
            <text:p>8,829,734.50</text:p>
          </table:table-cell>
          <table:table-cell table:style-name="ce8" office:value-type="float" office:value="7008035.1" calcext:value-type="float">
            <text:p>7,008,035.10</text:p>
          </table:table-cell>
          <table:table-cell table:style-name="ce8" office:value-type="float" office:value="1931178" calcext:value-type="float">
            <text:p>1,931,178.00</text:p>
          </table:table-cell>
          <table:table-cell table:style-name="ce8" office:value-type="float" office:value="17768947.6" calcext:value-type="float">
            <text:p>17,768,947.60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5835801.5" calcext:value-type="float">
            <text:p>5,835,801.50</text:p>
          </table:table-cell>
          <table:table-cell table:style-name="ce8" office:value-type="float" office:value="3964455" calcext:value-type="float">
            <text:p>3,964,455.00</text:p>
          </table:table-cell>
          <table:table-cell table:style-name="ce8" office:value-type="float" office:value="5256658.8" calcext:value-type="float">
            <text:p>5,256,658.80</text:p>
          </table:table-cell>
          <table:table-cell table:style-name="ce8" office:value-type="float" office:value="15056915.2" calcext:value-type="float">
            <text:p>15,056,915.20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8570547.3" calcext:value-type="float">
            <text:p>8,570,547.30</text:p>
          </table:table-cell>
          <table:table-cell table:style-name="ce8" office:value-type="float" office:value="2083440" calcext:value-type="float">
            <text:p>2,083,440.00</text:p>
          </table:table-cell>
          <table:table-cell table:style-name="ce8" office:value-type="float" office:value="3203891.3" calcext:value-type="float">
            <text:p>3,203,891.30</text:p>
          </table:table-cell>
          <table:table-cell table:style-name="ce8" office:value-type="float" office:value="13857878.6" calcext:value-type="float">
            <text:p>13,857,878.6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6736399.8" calcext:value-type="float">
            <text:p>6,736,399.80</text:p>
          </table:table-cell>
          <table:table-cell table:style-name="ce8" office:value-type="float" office:value="1002908.2" calcext:value-type="float">
            <text:p>1,002,908.20</text:p>
          </table:table-cell>
          <table:table-cell table:style-name="ce8" office:value-type="float" office:value="5894614.2" calcext:value-type="float">
            <text:p>5,894,614.20</text:p>
          </table:table-cell>
          <table:table-cell table:style-name="ce8" office:value-type="float" office:value="13633922.2" calcext:value-type="float">
            <text:p>13,633,922.2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1209993.1" calcext:value-type="float">
            <text:p>1,209,993.10</text:p>
          </table:table-cell>
          <table:table-cell table:style-name="ce8" office:value-type="float" office:value="9485556.1" calcext:value-type="float">
            <text:p>9,485,556.10</text:p>
          </table:table-cell>
          <table:table-cell table:style-name="ce8" office:value-type="float" office:value="613724.8" calcext:value-type="float">
            <text:p>613,724.80</text:p>
          </table:table-cell>
          <table:table-cell table:style-name="ce8" office:value-type="float" office:value="11309274" calcext:value-type="float">
            <text:p>11,309,274.0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4523186.9" calcext:value-type="float">
            <text:p>4,523,186.90</text:p>
          </table:table-cell>
          <table:table-cell table:style-name="ce8" office:value-type="float" office:value="3751583" calcext:value-type="float">
            <text:p>3,751,583.00</text:p>
          </table:table-cell>
          <table:table-cell table:style-name="ce8" office:value-type="float" office:value="2219918.6" calcext:value-type="float">
            <text:p>2,219,918.60</text:p>
          </table:table-cell>
          <table:table-cell table:style-name="ce8" office:value-type="float" office:value="10494688.4" calcext:value-type="float">
            <text:p>10,494,688.4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5444552" calcext:value-type="float">
            <text:p>5,444,552.00</text:p>
          </table:table-cell>
          <table:table-cell table:style-name="ce8" office:value-type="float" office:value="4462136" calcext:value-type="float">
            <text:p>4,462,136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9906688" calcext:value-type="float">
            <text:p>9,906,688.0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8086475.4" calcext:value-type="float">
            <text:p>8,086,475.40</text:p>
          </table:table-cell>
          <table:table-cell table:style-name="ce8" office:value-type="float" office:value="814453.8" calcext:value-type="float">
            <text:p>814,453.8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8900929.2" calcext:value-type="float">
            <text:p>8,900,929.20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3221358.6" calcext:value-type="float">
            <text:p>3,221,358.60</text:p>
          </table:table-cell>
          <table:table-cell table:style-name="ce8" office:value-type="float" office:value="3619379.6" calcext:value-type="float">
            <text:p>3,619,379.60</text:p>
          </table:table-cell>
          <table:table-cell table:style-name="ce8" office:value-type="float" office:value="190852.2" calcext:value-type="float">
            <text:p>190,852.20</text:p>
          </table:table-cell>
          <table:table-cell table:style-name="ce8" office:value-type="float" office:value="7031590.4" calcext:value-type="float">
            <text:p>7,031,590.4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6572316.3" calcext:value-type="float">
            <text:p>6,572,316.30</text:p>
          </table:table-cell>
          <table:table-cell table:style-name="ce8" office:value-type="float" office:value="70211.8" calcext:value-type="float">
            <text:p>70,211.80</text:p>
          </table:table-cell>
          <table:table-cell table:style-name="ce8" office:value-type="float" office:value="378860.5" calcext:value-type="float">
            <text:p>378,860.50</text:p>
          </table:table-cell>
          <table:table-cell table:style-name="ce8" office:value-type="float" office:value="7021388.6" calcext:value-type="float">
            <text:p>7,021,388.6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8" office:value-type="float" office:value="6729445.4" calcext:value-type="float">
            <text:p>6,729,445.40</text:p>
          </table:table-cell>
          <table:table-cell table:style-name="ce8" office:value-type="float" office:value="76549.3" calcext:value-type="float">
            <text:p>76,549.3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805994.8" calcext:value-type="float">
            <text:p>6,805,994.80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255084.9" calcext:value-type="float">
            <text:p>255,084.90</text:p>
          </table:table-cell>
          <table:table-cell table:style-name="ce8" office:value-type="float" office:value="6035401.2" calcext:value-type="float">
            <text:p>6,035,401.2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290486.1" calcext:value-type="float">
            <text:p>6,290,486.10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5395298.9" calcext:value-type="float">
            <text:p>5,395,298.90</text:p>
          </table:table-cell>
          <table:table-cell table:style-name="ce8" office:value-type="float" office:value="145800.1" calcext:value-type="float">
            <text:p>145,800.10</text:p>
          </table:table-cell>
          <table:table-cell table:style-name="ce8" office:value-type="float" office:value="519184.8" calcext:value-type="float">
            <text:p>519,184.80</text:p>
          </table:table-cell>
          <table:table-cell table:style-name="ce8" office:value-type="float" office:value="6060283.8" calcext:value-type="float">
            <text:p>6,060,283.80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2635184" calcext:value-type="float">
            <text:p>2,635,184.00</text:p>
          </table:table-cell>
          <table:table-cell table:style-name="ce8" office:value-type="float" office:value="2936489.6" calcext:value-type="float">
            <text:p>2,936,489.60</text:p>
          </table:table-cell>
          <table:table-cell table:style-name="ce8" office:value-type="float" office:value="418372" calcext:value-type="float">
            <text:p>418,372.00</text:p>
          </table:table-cell>
          <table:table-cell table:style-name="ce8" office:value-type="float" office:value="5990045.6" calcext:value-type="float">
            <text:p>5,990,045.60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5825114.6" calcext:value-type="float">
            <text:p>5,825,114.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5825114.6" calcext:value-type="float">
            <text:p>5,825,114.60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5175846.6" calcext:value-type="float">
            <text:p>5,175,846.60</text:p>
          </table:table-cell>
          <table:table-cell table:style-name="ce8" office:value-type="float" office:value="229180.9" calcext:value-type="float">
            <text:p>229,180.90</text:p>
          </table:table-cell>
          <table:table-cell table:style-name="ce8" office:value-type="float" office:value="256910.8" calcext:value-type="float">
            <text:p>256,910.80</text:p>
          </table:table-cell>
          <table:table-cell table:style-name="ce8" office:value-type="float" office:value="5661938.3" calcext:value-type="float">
            <text:p>5,661,938.30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3100352.5" calcext:value-type="float">
            <text:p>3,100,352.50</text:p>
          </table:table-cell>
          <table:table-cell table:style-name="ce8" office:value-type="float" office:value="2122529.2" calcext:value-type="float">
            <text:p>2,122,529.20</text:p>
          </table:table-cell>
          <table:table-cell table:style-name="ce8" office:value-type="float" office:value="82275" calcext:value-type="float">
            <text:p>82,275.00</text:p>
          </table:table-cell>
          <table:table-cell table:style-name="ce8" office:value-type="float" office:value="5305156.7" calcext:value-type="float">
            <text:p>5,305,156.70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2303051.7" calcext:value-type="float">
            <text:p>2,303,051.70</text:p>
          </table:table-cell>
          <table:table-cell table:style-name="ce8" office:value-type="float" office:value="1242263.8" calcext:value-type="float">
            <text:p>1,242,263.80</text:p>
          </table:table-cell>
          <table:table-cell table:style-name="ce8" office:value-type="float" office:value="1289947" calcext:value-type="float">
            <text:p>1,289,947.00</text:p>
          </table:table-cell>
          <table:table-cell table:style-name="ce8" office:value-type="float" office:value="4835262.5" calcext:value-type="float">
            <text:p>4,835,262.50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3669404.2" calcext:value-type="float">
            <text:p>3,669,404.20</text:p>
          </table:table-cell>
          <table:table-cell table:style-name="ce8" office:value-type="float" office:value="811962.2" calcext:value-type="float">
            <text:p>811,962.2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481366.4" calcext:value-type="float">
            <text:p>4,481,366.40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3575887" calcext:value-type="float">
            <text:p>3,575,887.00</text:p>
          </table:table-cell>
          <table:table-cell table:style-name="ce8" office:value-type="float" office:value="636932" calcext:value-type="float">
            <text:p>636,932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212819" calcext:value-type="float">
            <text:p>4,212,819.00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2691684.7" calcext:value-type="float">
            <text:p>2,691,684.70</text:p>
          </table:table-cell>
          <table:table-cell table:style-name="ce8" office:value-type="float" office:value="885048.4" calcext:value-type="float">
            <text:p>885,048.40</text:p>
          </table:table-cell>
          <table:table-cell table:style-name="ce8" office:value-type="float" office:value="264172.1" calcext:value-type="float">
            <text:p>264,172.10</text:p>
          </table:table-cell>
          <table:table-cell table:style-name="ce8" office:value-type="float" office:value="3840905.2" calcext:value-type="float">
            <text:p>3,840,905.20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1721600.5" calcext:value-type="float">
            <text:p>1,721,600.50</text:p>
          </table:table-cell>
          <table:table-cell table:style-name="ce8" office:value-type="float" office:value="1904622.1" calcext:value-type="float">
            <text:p>1,904,622.10</text:p>
          </table:table-cell>
          <table:table-cell table:style-name="ce8" office:value-type="float" office:value="16228.9" calcext:value-type="float">
            <text:p>16,228.90</text:p>
          </table:table-cell>
          <table:table-cell table:style-name="ce8" office:value-type="float" office:value="3642451.5" calcext:value-type="float">
            <text:p>3,642,451.50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1288789.3" calcext:value-type="float">
            <text:p>1,288,789.30</text:p>
          </table:table-cell>
          <table:table-cell table:style-name="ce8" office:value-type="float" office:value="1715524.5" calcext:value-type="float">
            <text:p>1,715,524.50</text:p>
          </table:table-cell>
          <table:table-cell table:style-name="ce8" office:value-type="float" office:value="317290.2" calcext:value-type="float">
            <text:p>317,290.20</text:p>
          </table:table-cell>
          <table:table-cell table:style-name="ce8" office:value-type="float" office:value="3321604" calcext:value-type="float">
            <text:p>3,321,604.00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2006135.1" calcext:value-type="float">
            <text:p>2,006,135.10</text:p>
          </table:table-cell>
          <table:table-cell table:style-name="ce8" office:value-type="float" office:value="353512.3" calcext:value-type="float">
            <text:p>353,512.30</text:p>
          </table:table-cell>
          <table:table-cell table:style-name="ce8" office:value-type="float" office:value="832831.9" calcext:value-type="float">
            <text:p>832,831.90</text:p>
          </table:table-cell>
          <table:table-cell table:style-name="ce8" office:value-type="float" office:value="3192479.3" calcext:value-type="float">
            <text:p>3,192,479.30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1873706.1" calcext:value-type="float">
            <text:p>1,873,706.10</text:p>
          </table:table-cell>
          <table:table-cell table:style-name="ce8" office:value-type="float" office:value="1104962.1" calcext:value-type="float">
            <text:p>1,104,962.10</text:p>
          </table:table-cell>
          <table:table-cell table:style-name="ce8" office:value-type="float" office:value="91809.4" calcext:value-type="float">
            <text:p>91,809.40</text:p>
          </table:table-cell>
          <table:table-cell table:style-name="ce8" office:value-type="float" office:value="3070477.6" calcext:value-type="float">
            <text:p>3,070,477.60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2080512.3" calcext:value-type="float">
            <text:p>2,080,512.30</text:p>
          </table:table-cell>
          <table:table-cell table:style-name="ce8" office:value-type="float" office:value="636769" calcext:value-type="float">
            <text:p>636,769.00</text:p>
          </table:table-cell>
          <table:table-cell table:style-name="ce8" office:value-type="float" office:value="222413.7" calcext:value-type="float">
            <text:p>222,413.70</text:p>
          </table:table-cell>
          <table:table-cell table:style-name="ce8" office:value-type="float" office:value="2939695" calcext:value-type="float">
            <text:p>2,939,695.00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1857470.4" calcext:value-type="float">
            <text:p>1,857,470.40</text:p>
          </table:table-cell>
          <table:table-cell table:style-name="ce8" office:value-type="float" office:value="17659.4" calcext:value-type="float">
            <text:p>17,659.40</text:p>
          </table:table-cell>
          <table:table-cell table:style-name="ce8" office:value-type="float" office:value="1059261.2" calcext:value-type="float">
            <text:p>1,059,261.20</text:p>
          </table:table-cell>
          <table:table-cell table:style-name="ce8" office:value-type="float" office:value="2934391.1" calcext:value-type="float">
            <text:p>2,934,391.10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2741256.7" calcext:value-type="float">
            <text:p>2,741,256.70</text:p>
          </table:table-cell>
          <table:table-cell table:style-name="ce8" office:value-type="float" office:value="57465" calcext:value-type="float">
            <text:p>57,465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2798721.7" calcext:value-type="float">
            <text:p>2,798,721.70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299145.1" calcext:value-type="float">
            <text:p>299,145.10</text:p>
          </table:table-cell>
          <table:table-cell table:style-name="ce8" office:value-type="float" office:value="2158101.5" calcext:value-type="float">
            <text:p>2,158,101.50</text:p>
          </table:table-cell>
          <table:table-cell table:style-name="ce8" office:value-type="float" office:value="4720" calcext:value-type="float">
            <text:p>4,720.00</text:p>
          </table:table-cell>
          <table:table-cell table:style-name="ce8" office:value-type="float" office:value="2461966.6" calcext:value-type="float">
            <text:p>2,461,966.60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251669.4" calcext:value-type="float">
            <text:p>251,669.40</text:p>
          </table:table-cell>
          <table:table-cell table:style-name="ce8" office:value-type="float" office:value="2201733.5" calcext:value-type="float">
            <text:p>2,201,733.5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2453402.9" calcext:value-type="float">
            <text:p>2,453,402.90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1019409" calcext:value-type="float">
            <text:p>1,019,409.00</text:p>
          </table:table-cell>
          <table:table-cell table:style-name="ce8" office:value-type="float" office:value="1251482" calcext:value-type="float">
            <text:p>1,251,482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2270891" calcext:value-type="float">
            <text:p>2,270,891.00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192766.5" calcext:value-type="float">
            <text:p>192,766.50</text:p>
          </table:table-cell>
          <table:table-cell table:style-name="ce8" office:value-type="float" office:value="864813.4" calcext:value-type="float">
            <text:p>864,813.40</text:p>
          </table:table-cell>
          <table:table-cell table:style-name="ce8" office:value-type="float" office:value="1043123.2" calcext:value-type="float">
            <text:p>1,043,123.20</text:p>
          </table:table-cell>
          <table:table-cell table:style-name="ce8" office:value-type="float" office:value="2100703" calcext:value-type="float">
            <text:p>2,100,703.00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1761372.6" calcext:value-type="float">
            <text:p>1,761,372.60</text:p>
          </table:table-cell>
          <table:table-cell table:style-name="ce8" office:value-type="float" office:value="157738.3" calcext:value-type="float">
            <text:p>157,738.3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919110.9" calcext:value-type="float">
            <text:p>1,919,110.90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8" office:value-type="float" office:value="1212544.3" calcext:value-type="float">
            <text:p>1,212,544.30</text:p>
          </table:table-cell>
          <table:table-cell table:style-name="ce8" office:value-type="float" office:value="13217" calcext:value-type="float">
            <text:p>13,217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225761.3" calcext:value-type="float">
            <text:p>1,225,761.30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1111534.7" calcext:value-type="float">
            <text:p>1,111,534.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111534.7" calcext:value-type="float">
            <text:p>1,111,534.70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1012616.5" calcext:value-type="float">
            <text:p>1,012,616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012616.5" calcext:value-type="float">
            <text:p>1,012,616.50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921377" calcext:value-type="float">
            <text:p>921,377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3157.7" calcext:value-type="float">
            <text:p>63,157.70</text:p>
          </table:table-cell>
          <table:table-cell table:style-name="ce8" office:value-type="float" office:value="984534.7" calcext:value-type="float">
            <text:p>984,534.70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648407.7" calcext:value-type="float">
            <text:p>648,407.70</text:p>
          </table:table-cell>
          <table:table-cell table:style-name="ce8" office:value-type="float" office:value="227112.2" calcext:value-type="float">
            <text:p>227,112.2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875519.8" calcext:value-type="float">
            <text:p>875,519.80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599066.5" calcext:value-type="float">
            <text:p>599,066.50</text:p>
          </table:table-cell>
          <table:table-cell table:style-name="ce8" office:value-type="float" office:value="33600" calcext:value-type="float">
            <text:p>33,600.00</text:p>
          </table:table-cell>
          <table:table-cell table:style-name="ce8" office:value-type="float" office:value="200996.2" calcext:value-type="float">
            <text:p>200,996.20</text:p>
          </table:table-cell>
          <table:table-cell table:style-name="ce8" office:value-type="float" office:value="833662.8" calcext:value-type="float">
            <text:p>833,662.80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430446.3" calcext:value-type="float">
            <text:p>430,446.30</text:p>
          </table:table-cell>
          <table:table-cell table:style-name="ce8" office:value-type="float" office:value="342573.2" calcext:value-type="float">
            <text:p>342,573.2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73019.5" calcext:value-type="float">
            <text:p>773,019.50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730363.2" calcext:value-type="float">
            <text:p>730,363.2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6073.4" calcext:value-type="float">
            <text:p>16,073.40</text:p>
          </table:table-cell>
          <table:table-cell table:style-name="ce8" office:value-type="float" office:value="746436.6" calcext:value-type="float">
            <text:p>746,436.60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553379.8" calcext:value-type="float">
            <text:p>553,379.8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54157.9" calcext:value-type="float">
            <text:p>54,157.90</text:p>
          </table:table-cell>
          <table:table-cell table:style-name="ce8" office:value-type="float" office:value="607537.7" calcext:value-type="float">
            <text:p>607,537.70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8" office:value-type="float" office:value="513512.2" calcext:value-type="float">
            <text:p>513,512.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513512.2" calcext:value-type="float">
            <text:p>513,512.20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8" office:value-type="float" office:value="140541.7" calcext:value-type="float">
            <text:p>140,541.70</text:p>
          </table:table-cell>
          <table:table-cell table:style-name="ce8" office:value-type="float" office:value="344000" calcext:value-type="float">
            <text:p>344,000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84541.7" calcext:value-type="float">
            <text:p>484,541.70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469078.2" calcext:value-type="float">
            <text:p>469,078.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469078.2" calcext:value-type="float">
            <text:p>469,078.20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8" office:value-type="float" office:value="460818.1" calcext:value-type="float">
            <text:p>460,818.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460818.1" calcext:value-type="float">
            <text:p>460,818.10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8" office:value-type="float" office:value="183472.5" calcext:value-type="float">
            <text:p>183,472.50</text:p>
          </table:table-cell>
          <table:table-cell table:style-name="ce8" office:value-type="float" office:value="258491.4" calcext:value-type="float">
            <text:p>258,491.4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41963.9" calcext:value-type="float">
            <text:p>441,963.90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388818.5" calcext:value-type="float">
            <text:p>388,818.50</text:p>
          </table:table-cell>
          <table:table-cell table:style-name="ce8" office:value-type="float" office:value="25948.4" calcext:value-type="float">
            <text:p>25,948.4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14766.9" calcext:value-type="float">
            <text:p>414,766.90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408543.8" calcext:value-type="float">
            <text:p>408,543.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408543.8" calcext:value-type="float">
            <text:p>408,543.80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317819" calcext:value-type="float">
            <text:p>317,819.00</text:p>
          </table:table-cell>
          <table:table-cell table:style-name="ce8" office:value-type="float" office:value="89412" calcext:value-type="float">
            <text:p>89,412.0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07231" calcext:value-type="float">
            <text:p>407,231.00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348904.1" calcext:value-type="float">
            <text:p>348,904.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348904.1" calcext:value-type="float">
            <text:p>348,904.10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294911.8" calcext:value-type="float">
            <text:p>294,911.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294911.8" calcext:value-type="float">
            <text:p>294,911.80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212599.4" calcext:value-type="float">
            <text:p>212,599.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212599.4" calcext:value-type="float">
            <text:p>212,599.40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95019.7" calcext:value-type="float">
            <text:p>95,019.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95019.7" calcext:value-type="float">
            <text:p>95,019.70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76213.9" calcext:value-type="float">
            <text:p>76,213.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76213.9" calcext:value-type="float">
            <text:p>76,213.90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8" office:value-type="float" office:value="62328.4" calcext:value-type="float">
            <text:p>62,328.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62328.4" calcext:value-type="float">
            <text:p>62,328.40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39313.8" calcext:value-type="float">
            <text:p>39,313.8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39313.8" calcext:value-type="float">
            <text:p>39,313.80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8" office:value-type="float" office:value="8087.3" calcext:value-type="float">
            <text:p>8,087.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8087.3" calcext:value-type="float">
            <text:p>8,087.30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8" office:value-type="float" office:value="1335" calcext:value-type="float">
            <text:p>1,335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335" calcext:value-type="float">
            <text:p>1,335.00</text:p>
          </table:table-cell>
          <table:table-cell table:number-columns-repeated="101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 ve Tanıtım Harcamalarına Göre Vakıf Yükseköğretim Kurumları" table:style-name="ta1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REKLAM-TANITIM </text:p>
            <text:p>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9877054.5" calcext:value-type="float">
            <text:p>9,877,054.5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8264537.5" calcext:value-type="float">
            <text:p>8,264,537.5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7631196.1" calcext:value-type="float">
            <text:p>7,631,196.1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7066481.4" calcext:value-type="float">
            <text:p>7,066,481.4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6641486.1" calcext:value-type="float">
            <text:p>6,641,486.1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5219216.2" calcext:value-type="float">
            <text:p>5,219,216.2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4860285.3" calcext:value-type="float">
            <text:p>4,860,285.30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4615588.4" calcext:value-type="float">
            <text:p>4,615,588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4003328.2" calcext:value-type="float">
            <text:p>4,003,328.20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3535163.9" calcext:value-type="float">
            <text:p>3,535,163.90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3450804" calcext:value-type="float">
            <text:p>3,450,804.00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2924705.4" calcext:value-type="float">
            <text:p>2,924,705.4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2679974.7" calcext:value-type="float">
            <text:p>2,679,974.7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2386739" calcext:value-type="float">
            <text:p>2,386,739.00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2202096.5" calcext:value-type="float">
            <text:p>2,202,096.50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2134624.2" calcext:value-type="float">
            <text:p>2,134,624.2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2130033" calcext:value-type="float">
            <text:p>2,130,033.0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2116150.9" calcext:value-type="float">
            <text:p>2,116,150.9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2095174.9" calcext:value-type="float">
            <text:p>2,095,174.9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1994567.5" calcext:value-type="float">
            <text:p>1,994,567.50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1959012.1" calcext:value-type="float">
            <text:p>1,959,012.10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1944888.8" calcext:value-type="float">
            <text:p>1,944,888.8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1786947.9" calcext:value-type="float">
            <text:p>1,786,947.9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1619514.7" calcext:value-type="float">
            <text:p>1,619,514.7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8" office:value-type="float" office:value="1578153.6" calcext:value-type="float">
            <text:p>1,578,153.6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1517415.7" calcext:value-type="float">
            <text:p>1,517,415.70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1512714" calcext:value-type="float">
            <text:p>1,512,714.00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1465816.5" calcext:value-type="float">
            <text:p>1,465,816.50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1206988.9" calcext:value-type="float">
            <text:p>1,206,988.90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8" office:value-type="float" office:value="1192448.1" calcext:value-type="float">
            <text:p>1,192,448.1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1176406.4" calcext:value-type="float">
            <text:p>1,176,406.4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8" office:value-type="float" office:value="1067219.6" calcext:value-type="float">
            <text:p>1,067,219.6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1059634.2" calcext:value-type="float">
            <text:p>1,059,634.2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1023262.2" calcext:value-type="float">
            <text:p>1,023,262.20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1000473.9" calcext:value-type="float">
            <text:p>1,000,473.90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977596.9" calcext:value-type="float">
            <text:p>977,596.9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8" office:value-type="float" office:value="921386.2" calcext:value-type="float">
            <text:p>921,386.2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917759.4" calcext:value-type="float">
            <text:p>917,759.4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8" office:value-type="float" office:value="821060.9" calcext:value-type="float">
            <text:p>821,060.9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8" office:value-type="float" office:value="769719" calcext:value-type="float">
            <text:p>769,719.0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758258.8" calcext:value-type="float">
            <text:p>758,258.8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753937.9" calcext:value-type="float">
            <text:p>753,937.90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746026.8" calcext:value-type="float">
            <text:p>746,026.8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8" office:value-type="float" office:value="720766" calcext:value-type="float">
            <text:p>720,766.0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701847" calcext:value-type="float">
            <text:p>701,847.0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648014.8" calcext:value-type="float">
            <text:p>648,014.8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646887.2" calcext:value-type="float">
            <text:p>646,887.2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642627.6" calcext:value-type="float">
            <text:p>642,627.6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8" office:value-type="float" office:value="640077.5" calcext:value-type="float">
            <text:p>640,077.5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605425.5" calcext:value-type="float">
            <text:p>605,425.5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534897.4" calcext:value-type="float">
            <text:p>534,897.4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506357.6" calcext:value-type="float">
            <text:p>506,357.6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479578.6" calcext:value-type="float">
            <text:p>479,578.6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8" office:value-type="float" office:value="473784.2" calcext:value-type="float">
            <text:p>473,784.2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461233.4" calcext:value-type="float">
            <text:p>461,233.4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435553.4" calcext:value-type="float">
            <text:p>435,553.4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358125.8" calcext:value-type="float">
            <text:p>358,125.8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8" office:value-type="float" office:value="357923.6" calcext:value-type="float">
            <text:p>357,923.60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350497" calcext:value-type="float">
            <text:p>350,497.00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348409.7" calcext:value-type="float">
            <text:p>348,409.7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331058" calcext:value-type="float">
            <text:p>331,058.00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279156.6" calcext:value-type="float">
            <text:p>279,156.6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8" office:value-type="float" office:value="251424.6" calcext:value-type="float">
            <text:p>251,424.60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231028.3" calcext:value-type="float">
            <text:p>231,028.3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208181.8" calcext:value-type="float">
            <text:p>208,181.80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176530.2" calcext:value-type="float">
            <text:p>176,530.20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163712.9" calcext:value-type="float">
            <text:p>163,712.90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ZMİR KAVRAM MYO</text:p>
          </table:table-cell>
          <table:table-cell table:style-name="ce8" office:value-type="float" office:value="133499.3" calcext:value-type="float">
            <text:p>133,499.3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8" office:value-type="float" office:value="119969.5" calcext:value-type="float">
            <text:p>119,969.50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102460" calcext:value-type="float">
            <text:p>102,460.0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8" office:value-type="float" office:value="41500" calcext:value-type="float">
            <text:p>41,500.00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34158.5" calcext:value-type="float">
            <text:p>34,158.5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18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5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15251467.6" calcext:value-type="float">
            <text:p>15,251,467.6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13975024.7" calcext:value-type="float">
            <text:p>13,975,024.7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6384854.1" calcext:value-type="float">
            <text:p>6,384,854.1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4519837" calcext:value-type="float">
            <text:p>4,519,837.0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4319617.1" calcext:value-type="float">
            <text:p>4,319,617.1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4096835" calcext:value-type="float">
            <text:p>4,096,835.0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4083527.6" calcext:value-type="float">
            <text:p>4,083,527.60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3764359.4" calcext:value-type="float">
            <text:p>3,764,359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3730578.3" calcext:value-type="float">
            <text:p>3,730,578.30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2975629" calcext:value-type="float">
            <text:p>2,975,629.00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2030145.5" calcext:value-type="float">
            <text:p>2,030,145.50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1999552.9" calcext:value-type="float">
            <text:p>1,999,552.9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1920304.6" calcext:value-type="float">
            <text:p>1,920,304.6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1863083.9" calcext:value-type="float">
            <text:p>1,863,083.90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1755380.7" calcext:value-type="float">
            <text:p>1,755,380.70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1712165.3" calcext:value-type="float">
            <text:p>1,712,165.3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1658961.4" calcext:value-type="float">
            <text:p>1,658,961.4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1537854.9" calcext:value-type="float">
            <text:p>1,537,854.9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1389886.2" calcext:value-type="float">
            <text:p>1,389,886.2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1299295.7" calcext:value-type="float">
            <text:p>1,299,295.70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1298311" calcext:value-type="float">
            <text:p>1,298,311.00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1226724" calcext:value-type="float">
            <text:p>1,226,724.0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977753.4" calcext:value-type="float">
            <text:p>977,753.4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961991.7" calcext:value-type="float">
            <text:p>961,991.7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894502" calcext:value-type="float">
            <text:p>894,502.0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888893" calcext:value-type="float">
            <text:p>888,893.00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866100.3" calcext:value-type="float">
            <text:p>866,100.30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842096.9" calcext:value-type="float">
            <text:p>842,096.90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741477.9" calcext:value-type="float">
            <text:p>741,477.90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707475" calcext:value-type="float">
            <text:p>707,475.0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667835.5" calcext:value-type="float">
            <text:p>667,835.5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666107.5" calcext:value-type="float">
            <text:p>666,107.5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661982.9" calcext:value-type="float">
            <text:p>661,982.9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8" office:value-type="float" office:value="567167.1" calcext:value-type="float">
            <text:p>567,167.10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508935.5" calcext:value-type="float">
            <text:p>508,935.50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503587.8" calcext:value-type="float">
            <text:p>503,587.8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436225.7" calcext:value-type="float">
            <text:p>436,225.7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389235.7" calcext:value-type="float">
            <text:p>389,235.7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8" office:value-type="float" office:value="389193" calcext:value-type="float">
            <text:p>389,193.0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371581.7" calcext:value-type="float">
            <text:p>371,581.7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368775.6" calcext:value-type="float">
            <text:p>368,775.6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365137" calcext:value-type="float">
            <text:p>365,137.00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8" office:value-type="float" office:value="360020.7" calcext:value-type="float">
            <text:p>360,020.7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356210.9" calcext:value-type="float">
            <text:p>356,210.9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8" office:value-type="float" office:value="345954" calcext:value-type="float">
            <text:p>345,954.0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345158.6" calcext:value-type="float">
            <text:p>345,158.6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ZMİR KAVRAM MYO</text:p>
          </table:table-cell>
          <table:table-cell table:style-name="ce8" office:value-type="float" office:value="342451.3" calcext:value-type="float">
            <text:p>342,451.3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8" office:value-type="float" office:value="341122.5" calcext:value-type="float">
            <text:p>341,122.5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312429" calcext:value-type="float">
            <text:p>312,429.0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282110" calcext:value-type="float">
            <text:p>282,110.0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273357.5" calcext:value-type="float">
            <text:p>273,357.5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247956.9" calcext:value-type="float">
            <text:p>247,956.9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244130.8" calcext:value-type="float">
            <text:p>244,130.8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230030.3" calcext:value-type="float">
            <text:p>230,030.3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212922.5" calcext:value-type="float">
            <text:p>212,922.5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8" office:value-type="float" office:value="192929" calcext:value-type="float">
            <text:p>192,929.0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159389.7" calcext:value-type="float">
            <text:p>159,389.7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143271.6" calcext:value-type="float">
            <text:p>143,271.60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118310.4" calcext:value-type="float">
            <text:p>118,310.40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80928.9" calcext:value-type="float">
            <text:p>80,928.9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8" office:value-type="float" office:value="80904.9" calcext:value-type="float">
            <text:p>80,904.90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78981.7" calcext:value-type="float">
            <text:p>78,981.7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63793" calcext:value-type="float">
            <text:p>63,793.00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8" office:value-type="float" office:value="54133.9" calcext:value-type="float">
            <text:p>54,133.9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8" office:value-type="float" office:value="36169" calcext:value-type="float">
            <text:p>36,169.00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35303.3" calcext:value-type="float">
            <text:p>35,303.30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30359.6" calcext:value-type="float">
            <text:p>30,359.60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8" office:value-type="float" office:value="26246.8" calcext:value-type="float">
            <text:p>26,246.8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8" office:value-type="float" office:value="25910.9" calcext:value-type="float">
            <text:p>25,910.90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21350.2" calcext:value-type="float">
            <text:p>21,350.2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8" office:value-type="float" office:value="8087.3" calcext:value-type="float">
            <text:p>8,087.30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ğitim ve Öğretim Geliri ve Öğrencilere Verilen Burslar Dahil Vakıf Yükseköğretim Kurumları" table:style-name="ta19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5" office:value-type="string" calcext:value-type="string">
            <text:p>EĞİTİM VE ÖĞRETİM GELİRLERİ** (TL)</text:p>
          </table:table-cell>
          <table:table-cell table:style-name="ce1" office:value-type="string" calcext:value-type="string">
            <text:p>ÖĞRENCİLERE </text:p>
            <text:p>VERİLEN BURSLAR***</text:p>
          </table:table-cell>
          <table:table-cell table:style-name="ce1" office:value-type="string" calcext:value-type="string">
            <text:p>ÖĞRENCİLERE VERİLEN </text:p>
            <text:p>BURSLARIN EĞİTİM VE </text:p>
            <text:p>ÖĞRETİM GELİRLERİNE </text:p>
            <text:p>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8" office:value-type="float" office:value="7666155.88" calcext:value-type="float">
            <text:p>7,666,155.88</text:p>
          </table:table-cell>
          <table:table-cell table:style-name="ce8" office:value-type="float" office:value="94311366.36" calcext:value-type="float">
            <text:p>94,311,366.36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8" office:value-type="float" office:value="2119973.37" calcext:value-type="float">
            <text:p>2,119,973.37</text:p>
          </table:table-cell>
          <table:table-cell table:style-name="ce8" office:value-type="float" office:value="23379446.88" calcext:value-type="float">
            <text:p>23,379,446.88</text:p>
          </table:table-cell>
          <table:table-cell table:style-name="ce1" office:value-type="float" office:value="11.03" calcext:value-type="float">
            <text:p>11.0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4120112.65" calcext:value-type="float">
            <text:p>4,120,112.65</text:p>
          </table:table-cell>
          <table:table-cell table:style-name="ce8" office:value-type="float" office:value="31315323.15" calcext:value-type="float">
            <text:p>31,315,323.15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8" office:value-type="float" office:value="4220035.61" calcext:value-type="float">
            <text:p>4,220,035.61</text:p>
          </table:table-cell>
          <table:table-cell table:style-name="ce8" office:value-type="float" office:value="19682547.74" calcext:value-type="float">
            <text:p>19,682,547.74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9327141.26" calcext:value-type="float">
            <text:p>9,327,141.26</text:p>
          </table:table-cell>
          <table:table-cell table:style-name="ce8" office:value-type="float" office:value="28481297.91" calcext:value-type="float">
            <text:p>28,481,297.91</text:p>
          </table:table-cell>
          <table:table-cell table:style-name="ce1" office:value-type="float" office:value="3.05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8" office:value-type="float" office:value="6173715.64" calcext:value-type="float">
            <text:p>6,173,715.64</text:p>
          </table:table-cell>
          <table:table-cell table:style-name="ce8" office:value-type="float" office:value="7978748.66" calcext:value-type="float">
            <text:p>7,978,748.66</text:p>
          </table:table-cell>
          <table:table-cell table:style-name="ce1"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8" office:value-type="float" office:value="4573300.53" calcext:value-type="float">
            <text:p>4,573,300.53</text:p>
          </table:table-cell>
          <table:table-cell table:style-name="ce8" office:value-type="float" office:value="5087320.13" calcext:value-type="float">
            <text:p>5,087,320.13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301536955.87" calcext:value-type="float">
            <text:p>301,536,955.87</text:p>
          </table:table-cell>
          <table:table-cell table:style-name="ce8" office:value-type="float" office:value="298071007.57" calcext:value-type="float">
            <text:p>298,071,007.5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4144593.48" calcext:value-type="float">
            <text:p>4,144,593.48</text:p>
          </table:table-cell>
          <table:table-cell table:style-name="ce8" office:value-type="float" office:value="4078128.06" calcext:value-type="float">
            <text:p>4,078,128.06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115994350.82" calcext:value-type="float">
            <text:p>115,994,350.82</text:p>
          </table:table-cell>
          <table:table-cell table:style-name="ce8" office:value-type="float" office:value="109105380.98" calcext:value-type="float">
            <text:p>109,105,380.98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395882124.64" calcext:value-type="float">
            <text:p>395,882,124.64</text:p>
          </table:table-cell>
          <table:table-cell table:style-name="ce8" office:value-type="float" office:value="349426673.03" calcext:value-type="float">
            <text:p>349,426,673.03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91199356.43" calcext:value-type="float">
            <text:p>91,199,356.43</text:p>
          </table:table-cell>
          <table:table-cell table:style-name="ce8" office:value-type="float" office:value="79318537.99" calcext:value-type="float">
            <text:p>79,318,537.99</text:p>
          </table:table-cell>
          <table:table-cell table:style-name="ce1"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67345023.58" calcext:value-type="float">
            <text:p>67,345,023.58</text:p>
          </table:table-cell>
          <table:table-cell table:style-name="ce8" office:value-type="float" office:value="55278235.63" calcext:value-type="float">
            <text:p>55,278,235.63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96743828.61" calcext:value-type="float">
            <text:p>96,743,828.61</text:p>
          </table:table-cell>
          <table:table-cell table:style-name="ce8" office:value-type="float" office:value="76584976.8" calcext:value-type="float">
            <text:p>76,584,976.80</text:p>
          </table:table-cell>
          <table:table-cell table:style-name="ce1"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152265223.33" calcext:value-type="float">
            <text:p>152,265,223.33</text:p>
          </table:table-cell>
          <table:table-cell table:style-name="ce8" office:value-type="float" office:value="112444052.23" calcext:value-type="float">
            <text:p>112,444,052.23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8" office:value-type="float" office:value="6238202.67" calcext:value-type="float">
            <text:p>6,238,202.67</text:p>
          </table:table-cell>
          <table:table-cell table:style-name="ce8" office:value-type="float" office:value="4586408.21" calcext:value-type="float">
            <text:p>4,586,408.21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243860810" calcext:value-type="float">
            <text:p>243,860,810.00</text:p>
          </table:table-cell>
          <table:table-cell table:style-name="ce8" office:value-type="float" office:value="175743957.48" calcext:value-type="float">
            <text:p>175,743,957.48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100891969.51" calcext:value-type="float">
            <text:p>100,891,969.51</text:p>
          </table:table-cell>
          <table:table-cell table:style-name="ce8" office:value-type="float" office:value="70040082.57" calcext:value-type="float">
            <text:p>70,040,082.57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STANBUL SAĞLIK VE SOSYAL BİLİMLER MYO </text:p>
            <text:p>(FARUK SARAÇ TASARIM MYO)</text:p>
          </table:table-cell>
          <table:table-cell table:style-name="ce8" office:value-type="float" office:value="5974514.23" calcext:value-type="float">
            <text:p>5,974,514.23</text:p>
          </table:table-cell>
          <table:table-cell table:style-name="ce8" office:value-type="float" office:value="4097658.37" calcext:value-type="float">
            <text:p>4,097,658.37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8" office:value-type="float" office:value="27716998.48" calcext:value-type="float">
            <text:p>27,716,998.48</text:p>
          </table:table-cell>
          <table:table-cell table:style-name="ce8" office:value-type="float" office:value="18729562.52" calcext:value-type="float">
            <text:p>18,729,562.52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8" office:value-type="float" office:value="37450663.77" calcext:value-type="float">
            <text:p>37,450,663.77</text:p>
          </table:table-cell>
          <table:table-cell table:style-name="ce8" office:value-type="float" office:value="25280750.15" calcext:value-type="float">
            <text:p>25,280,750.15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112870922.71" calcext:value-type="float">
            <text:p>112,870,922.71</text:p>
          </table:table-cell>
          <table:table-cell table:style-name="ce8" office:value-type="float" office:value="74349782.75" calcext:value-type="float">
            <text:p>74,349,782.75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123072627.36" calcext:value-type="float">
            <text:p>123,072,627.36</text:p>
          </table:table-cell>
          <table:table-cell table:style-name="ce8" office:value-type="float" office:value="79441788.75" calcext:value-type="float">
            <text:p>79,441,788.75</text:p>
          </table:table-cell>
          <table:table-cell table:style-name="ce1" office:value-type="float" office:value="0.65" calcext:value-type="float">
            <text:p>0.65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61212520.42" calcext:value-type="float">
            <text:p>61,212,520.42</text:p>
          </table:table-cell>
          <table:table-cell table:style-name="ce8" office:value-type="float" office:value="38889694.34" calcext:value-type="float">
            <text:p>38,889,694.34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8" office:value-type="float" office:value="30402892.9" calcext:value-type="float">
            <text:p>30,402,892.90</text:p>
          </table:table-cell>
          <table:table-cell table:style-name="ce8" office:value-type="float" office:value="19220392.04" calcext:value-type="float">
            <text:p>19,220,392.04</text:p>
          </table:table-cell>
          <table:table-cell table:style-name="ce1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108530979.55" calcext:value-type="float">
            <text:p>108,530,979.55</text:p>
          </table:table-cell>
          <table:table-cell table:style-name="ce8" office:value-type="float" office:value="67070565" calcext:value-type="float">
            <text:p>67,070,565.00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50886123.57" calcext:value-type="float">
            <text:p>50,886,123.57</text:p>
          </table:table-cell>
          <table:table-cell table:style-name="ce8" office:value-type="float" office:value="30137831.42" calcext:value-type="float">
            <text:p>30,137,831.42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ZMİR KAVRAM MYO</text:p>
          </table:table-cell>
          <table:table-cell table:style-name="ce8" office:value-type="float" office:value="16085679.42" calcext:value-type="float">
            <text:p>16,085,679.42</text:p>
          </table:table-cell>
          <table:table-cell table:style-name="ce8" office:value-type="float" office:value="9434211.17" calcext:value-type="float">
            <text:p>9,434,211.17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44707679" calcext:value-type="float">
            <text:p>44,707,679.00</text:p>
          </table:table-cell>
          <table:table-cell table:style-name="ce8" office:value-type="float" office:value="25952798.3" calcext:value-type="float">
            <text:p>25,952,798.30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228794679.16" calcext:value-type="float">
            <text:p>228,794,679.16</text:p>
          </table:table-cell>
          <table:table-cell table:style-name="ce8" office:value-type="float" office:value="131461071.03" calcext:value-type="float">
            <text:p>131,461,071.03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53363587.09" calcext:value-type="float">
            <text:p>53,363,587.09</text:p>
          </table:table-cell>
          <table:table-cell table:style-name="ce8" office:value-type="float" office:value="30267549.54" calcext:value-type="float">
            <text:p>30,267,549.54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105070505.89" calcext:value-type="float">
            <text:p>105,070,505.89</text:p>
          </table:table-cell>
          <table:table-cell table:style-name="ce8" office:value-type="float" office:value="55405530.07" calcext:value-type="float">
            <text:p>55,405,530.07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133396663" calcext:value-type="float">
            <text:p>133,396,663.00</text:p>
          </table:table-cell>
          <table:table-cell table:style-name="ce8" office:value-type="float" office:value="70231354" calcext:value-type="float">
            <text:p>70,231,354.00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295118110.74" calcext:value-type="float">
            <text:p>295,118,110.74</text:p>
          </table:table-cell>
          <table:table-cell table:style-name="ce8" office:value-type="float" office:value="150216123.19" calcext:value-type="float">
            <text:p>150,216,123.19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449731749.83" calcext:value-type="float">
            <text:p>449,731,749.83</text:p>
          </table:table-cell>
          <table:table-cell table:style-name="ce8" office:value-type="float" office:value="226324051.82" calcext:value-type="float">
            <text:p>226,324,051.8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57747656.86" calcext:value-type="float">
            <text:p>57,747,656.86</text:p>
          </table:table-cell>
          <table:table-cell table:style-name="ce8" office:value-type="float" office:value="28591625.89" calcext:value-type="float">
            <text:p>28,591,625.89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72081804.59" calcext:value-type="float">
            <text:p>72,081,804.59</text:p>
          </table:table-cell>
          <table:table-cell table:style-name="ce8" office:value-type="float" office:value="35302600.84" calcext:value-type="float">
            <text:p>35,302,600.84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8" office:value-type="float" office:value="25224540.13" calcext:value-type="float">
            <text:p>25,224,540.13</text:p>
          </table:table-cell>
          <table:table-cell table:style-name="ce8" office:value-type="float" office:value="12142141.44" calcext:value-type="float">
            <text:p>12,142,141.44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27954680.91" calcext:value-type="float">
            <text:p>27,954,680.91</text:p>
          </table:table-cell>
          <table:table-cell table:style-name="ce8" office:value-type="float" office:value="13438043" calcext:value-type="float">
            <text:p>13,438,043.0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103779734.48" calcext:value-type="float">
            <text:p>103,779,734.48</text:p>
          </table:table-cell>
          <table:table-cell table:style-name="ce8" office:value-type="float" office:value="48973190.09" calcext:value-type="float">
            <text:p>48,973,190.09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74623758.87" calcext:value-type="float">
            <text:p>74,623,758.87</text:p>
          </table:table-cell>
          <table:table-cell table:style-name="ce8" office:value-type="float" office:value="34743347.67" calcext:value-type="float">
            <text:p>34,743,347.67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199687089.5" calcext:value-type="float">
            <text:p>199,687,089.50</text:p>
          </table:table-cell>
          <table:table-cell table:style-name="ce8" office:value-type="float" office:value="92554904.11" calcext:value-type="float">
            <text:p>92,554,904.11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109564898.82" calcext:value-type="float">
            <text:p>109,564,898.82</text:p>
          </table:table-cell>
          <table:table-cell table:style-name="ce8" office:value-type="float" office:value="50322002.91" calcext:value-type="float">
            <text:p>50,322,002.91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124307908" calcext:value-type="float">
            <text:p>124,307,908.00</text:p>
          </table:table-cell>
          <table:table-cell table:style-name="ce8" office:value-type="float" office:value="56489081" calcext:value-type="float">
            <text:p>56,489,081.00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112898555.24" calcext:value-type="float">
            <text:p>112,898,555.24</text:p>
          </table:table-cell>
          <table:table-cell table:style-name="ce8" office:value-type="float" office:value="50515383.23" calcext:value-type="float">
            <text:p>50,515,383.23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535048331.58" calcext:value-type="float">
            <text:p>535,048,331.58</text:p>
          </table:table-cell>
          <table:table-cell table:style-name="ce8" office:value-type="float" office:value="231537319.04" calcext:value-type="float">
            <text:p>231,537,319.04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125201811.31" calcext:value-type="float">
            <text:p>125,201,811.31</text:p>
          </table:table-cell>
          <table:table-cell table:style-name="ce8" office:value-type="float" office:value="53267269.96" calcext:value-type="float">
            <text:p>53,267,269.96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33688762.55" calcext:value-type="float">
            <text:p>33,688,762.55</text:p>
          </table:table-cell>
          <table:table-cell table:style-name="ce8" office:value-type="float" office:value="14048259.76" calcext:value-type="float">
            <text:p>14,048,259.76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222501120.82" calcext:value-type="float">
            <text:p>222,501,120.82</text:p>
          </table:table-cell>
          <table:table-cell table:style-name="ce8" office:value-type="float" office:value="89946392.47" calcext:value-type="float">
            <text:p>89,946,392.47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481691235.22" calcext:value-type="float">
            <text:p>481,691,235.22</text:p>
          </table:table-cell>
          <table:table-cell table:style-name="ce8" office:value-type="float" office:value="190360250.93" calcext:value-type="float">
            <text:p>190,360,250.9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309174697.71" calcext:value-type="float">
            <text:p>309,174,697.71</text:p>
          </table:table-cell>
          <table:table-cell table:style-name="ce8" office:value-type="float" office:value="121520765.47" calcext:value-type="float">
            <text:p>121,520,765.47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280847237" calcext:value-type="float">
            <text:p>280,847,237.00</text:p>
          </table:table-cell>
          <table:table-cell table:style-name="ce8" office:value-type="float" office:value="106330590" calcext:value-type="float">
            <text:p>106,330,590.00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425449165.36" calcext:value-type="float">
            <text:p>425,449,165.36</text:p>
          </table:table-cell>
          <table:table-cell table:style-name="ce8" office:value-type="float" office:value="158714020.52" calcext:value-type="float">
            <text:p>158,714,020.52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8" office:value-type="float" office:value="30624929.96" calcext:value-type="float">
            <text:p>30,624,929.96</text:p>
          </table:table-cell>
          <table:table-cell table:style-name="ce8" office:value-type="float" office:value="11386509.74" calcext:value-type="float">
            <text:p>11,386,509.74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38562790.46" calcext:value-type="float">
            <text:p>38,562,790.46</text:p>
          </table:table-cell>
          <table:table-cell table:style-name="ce8" office:value-type="float" office:value="14172270.76" calcext:value-type="float">
            <text:p>14,172,270.7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48293399.58" calcext:value-type="float">
            <text:p>48,293,399.58</text:p>
          </table:table-cell>
          <table:table-cell table:style-name="ce8" office:value-type="float" office:value="16840468.5" calcext:value-type="float">
            <text:p>16,840,468.50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97949833" calcext:value-type="float">
            <text:p>97,949,833.00</text:p>
          </table:table-cell>
          <table:table-cell table:style-name="ce8" office:value-type="float" office:value="33308237.13" calcext:value-type="float">
            <text:p>33,308,237.13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437124639.96" calcext:value-type="float">
            <text:p>437,124,639.96</text:p>
          </table:table-cell>
          <table:table-cell table:style-name="ce8" office:value-type="float" office:value="144895274.84" calcext:value-type="float">
            <text:p>144,895,274.84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55294974.85" calcext:value-type="float">
            <text:p>55,294,974.85</text:p>
          </table:table-cell>
          <table:table-cell table:style-name="ce8" office:value-type="float" office:value="17509690.1" calcext:value-type="float">
            <text:p>17,509,690.10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36750890.4" calcext:value-type="float">
            <text:p>36,750,890.40</text:p>
          </table:table-cell>
          <table:table-cell table:style-name="ce8" office:value-type="float" office:value="10530029.85" calcext:value-type="float">
            <text:p>10,530,029.85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200272976.03" calcext:value-type="float">
            <text:p>200,272,976.03</text:p>
          </table:table-cell>
          <table:table-cell table:style-name="ce8" office:value-type="float" office:value="56865806.41" calcext:value-type="float">
            <text:p>56,865,806.4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186469405.41" calcext:value-type="float">
            <text:p>186,469,405.41</text:p>
          </table:table-cell>
          <table:table-cell table:style-name="ce8" office:value-type="float" office:value="52335150.36" calcext:value-type="float">
            <text:p>52,335,150.36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164180266.19" calcext:value-type="float">
            <text:p>164,180,266.19</text:p>
          </table:table-cell>
          <table:table-cell table:style-name="ce8" office:value-type="float" office:value="45449803.71" calcext:value-type="float">
            <text:p>45,449,803.7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200532204.89" calcext:value-type="float">
            <text:p>200,532,204.89</text:p>
          </table:table-cell>
          <table:table-cell table:style-name="ce8" office:value-type="float" office:value="54223366.54" calcext:value-type="float">
            <text:p>54,223,366.54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410354039.42" calcext:value-type="float">
            <text:p>410,354,039.42</text:p>
          </table:table-cell>
          <table:table-cell table:style-name="ce8" office:value-type="float" office:value="105471873.96" calcext:value-type="float">
            <text:p>105,471,873.96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166767624" calcext:value-type="float">
            <text:p>166,767,624.00</text:p>
          </table:table-cell>
          <table:table-cell table:style-name="ce8" office:value-type="float" office:value="40903047" calcext:value-type="float">
            <text:p>40,903,047.0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326461890.64" calcext:value-type="float">
            <text:p>326,461,890.64</text:p>
          </table:table-cell>
          <table:table-cell table:style-name="ce8" office:value-type="float" office:value="76380609.38" calcext:value-type="float">
            <text:p>76,380,609.38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55386386.67" calcext:value-type="float">
            <text:p>55,386,386.67</text:p>
          </table:table-cell>
          <table:table-cell table:style-name="ce8" office:value-type="float" office:value="12825895.03" calcext:value-type="float">
            <text:p>12,825,895.03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75025197.75" calcext:value-type="float">
            <text:p>75,025,197.75</text:p>
          </table:table-cell>
          <table:table-cell table:style-name="ce8" office:value-type="float" office:value="16979668.97" calcext:value-type="float">
            <text:p>16,979,668.97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110435638.57" calcext:value-type="float">
            <text:p>110,435,638.57</text:p>
          </table:table-cell>
          <table:table-cell table:style-name="ce8" office:value-type="float" office:value="24268343.35" calcext:value-type="float">
            <text:p>24,268,343.35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56456006.48" calcext:value-type="float">
            <text:p>56,456,006.48</text:p>
          </table:table-cell>
          <table:table-cell table:style-name="ce8" office:value-type="float" office:value="10602632.36" calcext:value-type="float">
            <text:p>10,602,632.3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8" office:value-type="float" office:value="18450818.58" calcext:value-type="float">
            <text:p>18,450,818.58</text:p>
          </table:table-cell>
          <table:table-cell table:style-name="ce8" office:value-type="float" office:value="2784716.04" calcext:value-type="float">
            <text:p>2,784,716.0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ir ve Giderlerine Göre Vakıf Yükseköğretim Kurumları" table:style-name="ta2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5" office:value-type="string" calcext:value-type="string">
            <text:p>TOPLAM GELİR (TL)</text:p>
          </table:table-cell>
          <table:table-cell table:style-name="ce1" office:value-type="string" calcext:value-type="string">
            <text:p>TOPLAM GİDER (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8" office:value-type="float" office:value="1712774915" calcext:value-type="float">
            <text:p>1,712,774,915.00</text:p>
          </table:table-cell>
          <table:table-cell table:style-name="ce8" office:value-type="float" office:value="1532201856" calcext:value-type="float">
            <text:p>1,532,201,856.0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KOÇ ÜNİVERSİTESİ</text:p>
          </table:table-cell>
          <table:table-cell table:style-name="ce8" office:value-type="float" office:value="1200929457.79" calcext:value-type="float">
            <text:p>1,200,929,457.79</text:p>
          </table:table-cell>
          <table:table-cell table:style-name="ce8" office:value-type="float" office:value="1460649721.7" calcext:value-type="float">
            <text:p>1,460,649,721.7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8" office:value-type="float" office:value="779727742.2" calcext:value-type="float">
            <text:p>779,727,742.20</text:p>
          </table:table-cell>
          <table:table-cell table:style-name="ce8" office:value-type="float" office:value="774386173.71" calcext:value-type="float">
            <text:p>774,386,173.7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8" office:value-type="float" office:value="779716712.05" calcext:value-type="float">
            <text:p>779,716,712.05</text:p>
          </table:table-cell>
          <table:table-cell table:style-name="ce8" office:value-type="float" office:value="716731625.84" calcext:value-type="float">
            <text:p>716,731,625.84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8" office:value-type="float" office:value="730792031.02" calcext:value-type="float">
            <text:p>730,792,031.02</text:p>
          </table:table-cell>
          <table:table-cell table:style-name="ce8" office:value-type="float" office:value="788196297.62" calcext:value-type="float">
            <text:p>788,196,297.62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8" office:value-type="float" office:value="716606380" calcext:value-type="float">
            <text:p>716,606,380.00</text:p>
          </table:table-cell>
          <table:table-cell table:style-name="ce8" office:value-type="float" office:value="688742742" calcext:value-type="float">
            <text:p>688,742,742.0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8" office:value-type="float" office:value="704327270.07" calcext:value-type="float">
            <text:p>704,327,270.07</text:p>
          </table:table-cell>
          <table:table-cell table:style-name="ce8" office:value-type="float" office:value="552794346.26" calcext:value-type="float">
            <text:p>552,794,346.2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8" office:value-type="float" office:value="557974350.67" calcext:value-type="float">
            <text:p>557,974,350.67</text:p>
          </table:table-cell>
          <table:table-cell table:style-name="ce8" office:value-type="float" office:value="569165965.44" calcext:value-type="float">
            <text:p>569,165,965.4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8" office:value-type="float" office:value="542963138.39" calcext:value-type="float">
            <text:p>542,963,138.39</text:p>
          </table:table-cell>
          <table:table-cell table:style-name="ce8" office:value-type="float" office:value="516855979.8" calcext:value-type="float">
            <text:p>516,855,979.80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8" office:value-type="float" office:value="536363255.98" calcext:value-type="float">
            <text:p>536,363,255.98</text:p>
          </table:table-cell>
          <table:table-cell table:style-name="ce8" office:value-type="float" office:value="276416560.98" calcext:value-type="float">
            <text:p>276,416,560.98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8" office:value-type="float" office:value="533512453.8" calcext:value-type="float">
            <text:p>533,512,453.80</text:p>
          </table:table-cell>
          <table:table-cell table:style-name="ce8" office:value-type="float" office:value="477160622.98" calcext:value-type="float">
            <text:p>477,160,622.98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8" office:value-type="float" office:value="491612466.94" calcext:value-type="float">
            <text:p>491,612,466.94</text:p>
          </table:table-cell>
          <table:table-cell table:style-name="ce8" office:value-type="float" office:value="484786906.55" calcext:value-type="float">
            <text:p>484,786,906.55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8" office:value-type="float" office:value="405712152.01" calcext:value-type="float">
            <text:p>405,712,152.01</text:p>
          </table:table-cell>
          <table:table-cell table:style-name="ce8" office:value-type="float" office:value="270235140.88" calcext:value-type="float">
            <text:p>270,235,140.88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8" office:value-type="float" office:value="338413444.56" calcext:value-type="float">
            <text:p>338,413,444.56</text:p>
          </table:table-cell>
          <table:table-cell table:style-name="ce8" office:value-type="float" office:value="250166336.47" calcext:value-type="float">
            <text:p>250,166,336.47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8" office:value-type="float" office:value="317837257.28" calcext:value-type="float">
            <text:p>317,837,257.28</text:p>
          </table:table-cell>
          <table:table-cell table:style-name="ce8" office:value-type="float" office:value="454517535.41" calcext:value-type="float">
            <text:p>454,517,535.41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8" office:value-type="float" office:value="316369165.84" calcext:value-type="float">
            <text:p>316,369,165.84</text:p>
          </table:table-cell>
          <table:table-cell table:style-name="ce8" office:value-type="float" office:value="319788335.32" calcext:value-type="float">
            <text:p>319,788,335.32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8" office:value-type="float" office:value="312510424.21" calcext:value-type="float">
            <text:p>312,510,424.21</text:p>
          </table:table-cell>
          <table:table-cell table:style-name="ce8" office:value-type="float" office:value="323602399.52" calcext:value-type="float">
            <text:p>323,602,399.52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8" office:value-type="float" office:value="300297393.24" calcext:value-type="float">
            <text:p>300,297,393.24</text:p>
          </table:table-cell>
          <table:table-cell table:style-name="ce8" office:value-type="float" office:value="366408650.53" calcext:value-type="float">
            <text:p>366,408,650.53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8" office:value-type="float" office:value="297843244.41" calcext:value-type="float">
            <text:p>297,843,244.41</text:p>
          </table:table-cell>
          <table:table-cell table:style-name="ce8" office:value-type="float" office:value="453270683.07" calcext:value-type="float">
            <text:p>453,270,683.07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8" office:value-type="float" office:value="285348136.69" calcext:value-type="float">
            <text:p>285,348,136.69</text:p>
          </table:table-cell>
          <table:table-cell table:style-name="ce8" office:value-type="float" office:value="376576956.08" calcext:value-type="float">
            <text:p>376,576,956.08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8" office:value-type="float" office:value="238406773.38" calcext:value-type="float">
            <text:p>238,406,773.38</text:p>
          </table:table-cell>
          <table:table-cell table:style-name="ce8" office:value-type="float" office:value="206362317.31" calcext:value-type="float">
            <text:p>206,362,317.3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8" office:value-type="float" office:value="234769718.65" calcext:value-type="float">
            <text:p>234,769,718.65</text:p>
          </table:table-cell>
          <table:table-cell table:style-name="ce8" office:value-type="float" office:value="246178463.15" calcext:value-type="float">
            <text:p>246,178,463.1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8" office:value-type="float" office:value="212294163.1" calcext:value-type="float">
            <text:p>212,294,163.10</text:p>
          </table:table-cell>
          <table:table-cell table:style-name="ce8" office:value-type="float" office:value="172213787.76" calcext:value-type="float">
            <text:p>172,213,787.7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8" office:value-type="float" office:value="206880370" calcext:value-type="float">
            <text:p>206,880,370.00</text:p>
          </table:table-cell>
          <table:table-cell table:style-name="ce8" office:value-type="float" office:value="128459174" calcext:value-type="float">
            <text:p>128,459,174.00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8" office:value-type="float" office:value="203305670.03" calcext:value-type="float">
            <text:p>203,305,670.03</text:p>
          </table:table-cell>
          <table:table-cell table:style-name="ce8" office:value-type="float" office:value="168052233.06" calcext:value-type="float">
            <text:p>168,052,233.0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8" office:value-type="float" office:value="198274493.85" calcext:value-type="float">
            <text:p>198,274,493.85</text:p>
          </table:table-cell>
          <table:table-cell table:style-name="ce8" office:value-type="float" office:value="168761539.34" calcext:value-type="float">
            <text:p>168,761,539.3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8" office:value-type="float" office:value="194192862.59" calcext:value-type="float">
            <text:p>194,192,862.59</text:p>
          </table:table-cell>
          <table:table-cell table:style-name="ce8" office:value-type="float" office:value="160961343.11" calcext:value-type="float">
            <text:p>160,961,343.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8" office:value-type="float" office:value="180998055.01" calcext:value-type="float">
            <text:p>180,998,055.01</text:p>
          </table:table-cell>
          <table:table-cell table:style-name="ce8" office:value-type="float" office:value="177699040.37" calcext:value-type="float">
            <text:p>177,699,040.3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8" office:value-type="float" office:value="168203262.73" calcext:value-type="float">
            <text:p>168,203,262.73</text:p>
          </table:table-cell>
          <table:table-cell table:style-name="ce8" office:value-type="float" office:value="167597765.21" calcext:value-type="float">
            <text:p>167,597,765.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8" office:value-type="float" office:value="145962334.93" calcext:value-type="float">
            <text:p>145,962,334.93</text:p>
          </table:table-cell>
          <table:table-cell table:style-name="ce8" office:value-type="float" office:value="133553824.29" calcext:value-type="float">
            <text:p>133,553,824.2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8" office:value-type="float" office:value="144459511.05" calcext:value-type="float">
            <text:p>144,459,511.05</text:p>
          </table:table-cell>
          <table:table-cell table:style-name="ce8" office:value-type="float" office:value="135059677.76" calcext:value-type="float">
            <text:p>135,059,677.7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8" office:value-type="float" office:value="136139662.23" calcext:value-type="float">
            <text:p>136,139,662.23</text:p>
          </table:table-cell>
          <table:table-cell table:style-name="ce8" office:value-type="float" office:value="112967553.26" calcext:value-type="float">
            <text:p>112,967,553.26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8" office:value-type="float" office:value="131244540.82" calcext:value-type="float">
            <text:p>131,244,540.82</text:p>
          </table:table-cell>
          <table:table-cell table:style-name="ce8" office:value-type="float" office:value="104498020.66" calcext:value-type="float">
            <text:p>104,498,020.66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8" office:value-type="float" office:value="128205358.51" calcext:value-type="float">
            <text:p>128,205,358.51</text:p>
          </table:table-cell>
          <table:table-cell table:style-name="ce8" office:value-type="float" office:value="123215149.84" calcext:value-type="float">
            <text:p>123,215,149.84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UFUK ÜNİVERSİTESİ</text:p>
          </table:table-cell>
          <table:table-cell table:style-name="ce8" office:value-type="float" office:value="123207076.37" calcext:value-type="float">
            <text:p>123,207,076.37</text:p>
          </table:table-cell>
          <table:table-cell table:style-name="ce8" office:value-type="float" office:value="144502323.58" calcext:value-type="float">
            <text:p>144,502,323.58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8" office:value-type="float" office:value="122289410.49" calcext:value-type="float">
            <text:p>122,289,410.49</text:p>
          </table:table-cell>
          <table:table-cell table:style-name="ce8" office:value-type="float" office:value="127281914.03" calcext:value-type="float">
            <text:p>127,281,914.03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8" office:value-type="float" office:value="121957120.5" calcext:value-type="float">
            <text:p>121,957,120.50</text:p>
          </table:table-cell>
          <table:table-cell table:style-name="ce8" office:value-type="float" office:value="172177946.55" calcext:value-type="float">
            <text:p>172,177,946.55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8" office:value-type="float" office:value="121586208.04" calcext:value-type="float">
            <text:p>121,586,208.04</text:p>
          </table:table-cell>
          <table:table-cell table:style-name="ce8" office:value-type="float" office:value="113281756.11" calcext:value-type="float">
            <text:p>113,281,756.11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8" office:value-type="float" office:value="118151514.95" calcext:value-type="float">
            <text:p>118,151,514.95</text:p>
          </table:table-cell>
          <table:table-cell table:style-name="ce8" office:value-type="float" office:value="100309306.59" calcext:value-type="float">
            <text:p>100,309,306.59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8" office:value-type="float" office:value="118069522.79" calcext:value-type="float">
            <text:p>118,069,522.79</text:p>
          </table:table-cell>
          <table:table-cell table:style-name="ce8" office:value-type="float" office:value="106449021.03" calcext:value-type="float">
            <text:p>106,449,021.03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8" office:value-type="float" office:value="112138608.02" calcext:value-type="float">
            <text:p>112,138,608.02</text:p>
          </table:table-cell>
          <table:table-cell table:style-name="ce8" office:value-type="float" office:value="77254249.45" calcext:value-type="float">
            <text:p>77,254,249.45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8" office:value-type="float" office:value="105431404.15" calcext:value-type="float">
            <text:p>105,431,404.15</text:p>
          </table:table-cell>
          <table:table-cell table:style-name="ce8" office:value-type="float" office:value="135953561.45" calcext:value-type="float">
            <text:p>135,953,561.45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8" office:value-type="float" office:value="101095019.65" calcext:value-type="float">
            <text:p>101,095,019.65</text:p>
          </table:table-cell>
          <table:table-cell table:style-name="ce8" office:value-type="float" office:value="80973693.98" calcext:value-type="float">
            <text:p>80,973,693.98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MEF ÜNİVERSİTESİ</text:p>
          </table:table-cell>
          <table:table-cell table:style-name="ce8" office:value-type="float" office:value="89899547.39" calcext:value-type="float">
            <text:p>89,899,547.39</text:p>
          </table:table-cell>
          <table:table-cell table:style-name="ce8" office:value-type="float" office:value="66794542.58" calcext:value-type="float">
            <text:p>66,794,542.58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TED ÜNİVERSİTESİ</text:p>
          </table:table-cell>
          <table:table-cell table:style-name="ce8" office:value-type="float" office:value="80479292.7" calcext:value-type="float">
            <text:p>80,479,292.70</text:p>
          </table:table-cell>
          <table:table-cell table:style-name="ce8" office:value-type="float" office:value="74116913.4" calcext:value-type="float">
            <text:p>74,116,913.40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8" office:value-type="float" office:value="77137803.28" calcext:value-type="float">
            <text:p>77,137,803.28</text:p>
          </table:table-cell>
          <table:table-cell table:style-name="ce8" office:value-type="float" office:value="56506916.82" calcext:value-type="float">
            <text:p>56,506,916.82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8" office:value-type="float" office:value="76430765.92" calcext:value-type="float">
            <text:p>76,430,765.92</text:p>
          </table:table-cell>
          <table:table-cell table:style-name="ce8" office:value-type="float" office:value="79264533.8" calcext:value-type="float">
            <text:p>79,264,533.80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8" office:value-type="float" office:value="69176936.58" calcext:value-type="float">
            <text:p>69,176,936.58</text:p>
          </table:table-cell>
          <table:table-cell table:style-name="ce8" office:value-type="float" office:value="80826053.44" calcext:value-type="float">
            <text:p>80,826,053.44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8" office:value-type="float" office:value="62534853.47" calcext:value-type="float">
            <text:p>62,534,853.47</text:p>
          </table:table-cell>
          <table:table-cell table:style-name="ce8" office:value-type="float" office:value="72821857.25" calcext:value-type="float">
            <text:p>72,821,857.25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8" office:value-type="float" office:value="61988094.05" calcext:value-type="float">
            <text:p>61,988,094.05</text:p>
          </table:table-cell>
          <table:table-cell table:style-name="ce8" office:value-type="float" office:value="31130211.59" calcext:value-type="float">
            <text:p>31,130,211.59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8" office:value-type="float" office:value="61660625.9" calcext:value-type="float">
            <text:p>61,660,625.90</text:p>
          </table:table-cell>
          <table:table-cell table:style-name="ce8" office:value-type="float" office:value="53982990.22" calcext:value-type="float">
            <text:p>53,982,990.22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8" office:value-type="float" office:value="57547691.01" calcext:value-type="float">
            <text:p>57,547,691.01</text:p>
          </table:table-cell>
          <table:table-cell table:style-name="ce8" office:value-type="float" office:value="54264526.47" calcext:value-type="float">
            <text:p>54,264,526.47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8" office:value-type="float" office:value="55087904.73" calcext:value-type="float">
            <text:p>55,087,904.73</text:p>
          </table:table-cell>
          <table:table-cell table:style-name="ce8" office:value-type="float" office:value="68366168.71" calcext:value-type="float">
            <text:p>68,366,168.71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8" office:value-type="float" office:value="52864369.42" calcext:value-type="float">
            <text:p>52,864,369.42</text:p>
          </table:table-cell>
          <table:table-cell table:style-name="ce8" office:value-type="float" office:value="54905033.64" calcext:value-type="float">
            <text:p>54,905,033.64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8" office:value-type="float" office:value="49603448.75" calcext:value-type="float">
            <text:p>49,603,448.75</text:p>
          </table:table-cell>
          <table:table-cell table:style-name="ce8" office:value-type="float" office:value="38548183.62" calcext:value-type="float">
            <text:p>38,548,183.62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8" office:value-type="float" office:value="49306580" calcext:value-type="float">
            <text:p>49,306,580.00</text:p>
          </table:table-cell>
          <table:table-cell table:style-name="ce8" office:value-type="float" office:value="70728313" calcext:value-type="float">
            <text:p>70,728,313.00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8" office:value-type="float" office:value="48324723.72" calcext:value-type="float">
            <text:p>48,324,723.72</text:p>
          </table:table-cell>
          <table:table-cell table:style-name="ce8" office:value-type="float" office:value="41082503.13" calcext:value-type="float">
            <text:p>41,082,503.13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float" office:value="43318854.15" calcext:value-type="float">
            <text:p>43,318,854.15</text:p>
          </table:table-cell>
          <table:table-cell table:style-name="ce8" office:value-type="float" office:value="33134080.9" calcext:value-type="float">
            <text:p>33,134,080.90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8" office:value-type="float" office:value="40237851.56" calcext:value-type="float">
            <text:p>40,237,851.56</text:p>
          </table:table-cell>
          <table:table-cell table:style-name="ce8" office:value-type="float" office:value="58198545.91" calcext:value-type="float">
            <text:p>58,198,545.91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8" office:value-type="float" office:value="39530769.61" calcext:value-type="float">
            <text:p>39,530,769.61</text:p>
          </table:table-cell>
          <table:table-cell table:style-name="ce8" office:value-type="float" office:value="32769454.89" calcext:value-type="float">
            <text:p>32,769,454.89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8" office:value-type="float" office:value="39365386.03" calcext:value-type="float">
            <text:p>39,365,386.03</text:p>
          </table:table-cell>
          <table:table-cell table:style-name="ce8" office:value-type="float" office:value="38286833.01" calcext:value-type="float">
            <text:p>38,286,833.01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8" office:value-type="float" office:value="35212284.32" calcext:value-type="float">
            <text:p>35,212,284.32</text:p>
          </table:table-cell>
          <table:table-cell table:style-name="ce8" office:value-type="float" office:value="40479230.91" calcext:value-type="float">
            <text:p>40,479,230.91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8" office:value-type="float" office:value="34860431.8" calcext:value-type="float">
            <text:p>34,860,431.80</text:p>
          </table:table-cell>
          <table:table-cell table:style-name="ce8" office:value-type="float" office:value="35954177.15" calcext:value-type="float">
            <text:p>35,954,177.15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8" office:value-type="float" office:value="34257341.91" calcext:value-type="float">
            <text:p>34,257,341.91</text:p>
          </table:table-cell>
          <table:table-cell table:style-name="ce8" office:value-type="float" office:value="37463297.55" calcext:value-type="float">
            <text:p>37,463,297.55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8" office:value-type="float" office:value="29092398.2" calcext:value-type="float">
            <text:p>29,092,398.20</text:p>
          </table:table-cell>
          <table:table-cell table:style-name="ce8" office:value-type="float" office:value="18474587.27" calcext:value-type="float">
            <text:p>18,474,587.27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8" office:value-type="float" office:value="22900544.33" calcext:value-type="float">
            <text:p>22,900,544.33</text:p>
          </table:table-cell>
          <table:table-cell table:style-name="ce8" office:value-type="float" office:value="7700336.74" calcext:value-type="float">
            <text:p>7,700,336.74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8" office:value-type="float" office:value="16450983.34" calcext:value-type="float">
            <text:p>16,450,983.34</text:p>
          </table:table-cell>
          <table:table-cell table:style-name="ce8" office:value-type="float" office:value="21416894.43" calcext:value-type="float">
            <text:p>21,416,894.43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ZMİR KAVRAM MYO</text:p>
          </table:table-cell>
          <table:table-cell table:style-name="ce8" office:value-type="float" office:value="16383589.15" calcext:value-type="float">
            <text:p>16,383,589.15</text:p>
          </table:table-cell>
          <table:table-cell table:style-name="ce8" office:value-type="float" office:value="17366203.55" calcext:value-type="float">
            <text:p>17,366,203.55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8" office:value-type="float" office:value="8343430.49" calcext:value-type="float">
            <text:p>8,343,430.49</text:p>
          </table:table-cell>
          <table:table-cell table:style-name="ce8" office:value-type="float" office:value="8240673.76" calcext:value-type="float">
            <text:p>8,240,673.76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8" office:value-type="float" office:value="7973043.4" calcext:value-type="float">
            <text:p>7,973,043.40</text:p>
          </table:table-cell>
          <table:table-cell table:style-name="ce8" office:value-type="float" office:value="12597119.99" calcext:value-type="float">
            <text:p>12,597,119.99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8" office:value-type="float" office:value="7228769.69" calcext:value-type="float">
            <text:p>7,228,769.69</text:p>
          </table:table-cell>
          <table:table-cell table:style-name="ce8" office:value-type="float" office:value="7443155.17" calcext:value-type="float">
            <text:p>7,443,155.17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8" office:value-type="float" office:value="6356824.32" calcext:value-type="float">
            <text:p>6,356,824.32</text:p>
          </table:table-cell>
          <table:table-cell table:style-name="ce8" office:value-type="float" office:value="6643174.42" calcext:value-type="float">
            <text:p>6,643,174.42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URAP Genel Puan Tablosuna Göre Vakıf Üniversiteleri" table:style-name="ta2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 </text:p>
            <text:p>(1)</text:p>
          </table:table-cell>
          <table:table-cell table:style-name="ce1" office:value-type="string" calcext:value-type="string">
            <text:p>SIRA </text:p>
            <text:p>(2)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MAKALE </text:p>
            <text:p>PUANI</text:p>
          </table:table-cell>
          <table:table-cell table:style-name="ce1" office:value-type="string" calcext:value-type="string">
            <text:p>ATIF </text:p>
            <text:p>PUANI</text:p>
          </table:table-cell>
          <table:table-cell table:style-name="ce1" office:value-type="string" calcext:value-type="string">
            <text:p>BİLİMSEL </text:p>
            <text:p>DOKÜMAN </text:p>
            <text:p>PUANI</text:p>
          </table:table-cell>
          <table:table-cell table:style-name="ce1" office:value-type="string" calcext:value-type="string">
            <text:p>DOKTORA </text:p>
            <text:p>PUANI</text:p>
          </table:table-cell>
          <table:table-cell table:style-name="ce1" office:value-type="string" calcext:value-type="string">
            <text:p>ÖĞRETİM </text:p>
            <text:p>ÜYESİ / </text:p>
            <text:p>ÖĞRENCİ </text:p>
            <text:p>PUANI</text:p>
          </table:table-cell>
          <table:table-cell table:style-name="ce1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Ç ÜNİVERSİTESİ</text:p>
          </table:table-cell>
          <table:table-cell table:style-name="ce1" office:value-type="float" office:value="182.01" calcext:value-type="float">
            <text:p>182.01</text:p>
          </table:table-cell>
          <table:table-cell table:style-name="ce1" office:value-type="float" office:value="176.09" calcext:value-type="float">
            <text:p>176.09</text:p>
          </table:table-cell>
          <table:table-cell table:style-name="ce1" office:value-type="float" office:value="177.14" calcext:value-type="float">
            <text:p>177.14</text:p>
          </table:table-cell>
          <table:table-cell table:style-name="ce1" office:value-type="float" office:value="133.02" calcext:value-type="float">
            <text:p>133.02</text:p>
          </table:table-cell>
          <table:table-cell table:style-name="ce1" office:value-type="float" office:value="67.79" calcext:value-type="float">
            <text:p>67.79</text:p>
          </table:table-cell>
          <table:table-cell table:style-name="ce1" office:value-type="float" office:value="736.05" calcext:value-type="float">
            <text:p>736.05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1" office:value-type="float" office:value="164.26" calcext:value-type="float">
            <text:p>164.26</text:p>
          </table:table-cell>
          <table:table-cell table:style-name="ce1" office:value-type="float" office:value="186.64" calcext:value-type="float">
            <text:p>186.64</text:p>
          </table:table-cell>
          <table:table-cell table:style-name="ce1" office:value-type="float" office:value="174.9" calcext:value-type="float">
            <text:p>174.9</text:p>
          </table:table-cell>
          <table:table-cell table:style-name="ce1" office:value-type="float" office:value="102.26" calcext:value-type="float">
            <text:p>102.26</text:p>
          </table:table-cell>
          <table:table-cell table:style-name="ce1" office:value-type="float" office:value="43.93" calcext:value-type="float">
            <text:p>43.93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1" office:value-type="float" office:value="165.21" calcext:value-type="float">
            <text:p>165.21</text:p>
          </table:table-cell>
          <table:table-cell table:style-name="ce1" office:value-type="float" office:value="170.4" calcext:value-type="float">
            <text:p>170.4</text:p>
          </table:table-cell>
          <table:table-cell table:style-name="ce1" office:value-type="float" office:value="164.69" calcext:value-type="float">
            <text:p>164.69</text:p>
          </table:table-cell>
          <table:table-cell table:style-name="ce1" office:value-type="float" office:value="109.41" calcext:value-type="float">
            <text:p>109.41</text:p>
          </table:table-cell>
          <table:table-cell table:style-name="ce1" office:value-type="float" office:value="57.34" calcext:value-type="float">
            <text:p>57.34</text:p>
          </table:table-cell>
          <table:table-cell table:style-name="ce1" office:value-type="float" office:value="667.05" calcext:value-type="float">
            <text:p>667.05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1" office:value-type="float" office:value="140.23" calcext:value-type="float">
            <text:p>140.23</text:p>
          </table:table-cell>
          <table:table-cell table:style-name="ce1" office:value-type="float" office:value="136.24" calcext:value-type="float">
            <text:p>136.24</text:p>
          </table:table-cell>
          <table:table-cell table:style-name="ce1" office:value-type="float" office:value="164.74" calcext:value-type="float">
            <text:p>164.74</text:p>
          </table:table-cell>
          <table:table-cell table:style-name="ce1" office:value-type="float" office:value="75.87" calcext:value-type="float">
            <text:p>75.87</text:p>
          </table:table-cell>
          <table:table-cell table:style-name="ce1" office:value-type="float" office:value="86.31" calcext:value-type="float">
            <text:p>86.31</text:p>
          </table:table-cell>
          <table:table-cell table:style-name="ce1" office:value-type="float" office:value="603.38" calcext:value-type="float">
            <text:p>603.38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1" office:value-type="float" office:value="159.77" calcext:value-type="float">
            <text:p>159.77</text:p>
          </table:table-cell>
          <table:table-cell table:style-name="ce1" office:value-type="float" office:value="171.73" calcext:value-type="float">
            <text:p>171.73</text:p>
          </table:table-cell>
          <table:table-cell table:style-name="ce1" office:value-type="float" office:value="144.65" calcext:value-type="float">
            <text:p>144.65</text:p>
          </table:table-cell>
          <table:table-cell table:style-name="ce1" office:value-type="float" office:value="39.35" calcext:value-type="float">
            <text:p>39.35</text:p>
          </table:table-cell>
          <table:table-cell table:style-name="ce1" office:value-type="float" office:value="34.39" calcext:value-type="float">
            <text:p>34.39</text:p>
          </table:table-cell>
          <table:table-cell table:style-name="ce1" office:value-type="float" office:value="549.89" calcext:value-type="float">
            <text:p>549.89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ACIBADEM MEHMET ALİ AYDINLAR </text:p>
            <text:p>ÜNİVERSİTESİ</text:p>
          </table:table-cell>
          <table:table-cell table:style-name="ce1" office:value-type="float" office:value="109.22" calcext:value-type="float">
            <text:p>109.22</text:p>
          </table:table-cell>
          <table:table-cell table:style-name="ce1" office:value-type="float" office:value="108.65" calcext:value-type="float">
            <text:p>108.65</text:p>
          </table:table-cell>
          <table:table-cell table:style-name="ce1" office:value-type="float" office:value="124.05" calcext:value-type="float">
            <text:p>124.05</text:p>
          </table:table-cell>
          <table:table-cell table:style-name="ce1" office:value-type="float" office:value="64.69" calcext:value-type="float">
            <text:p>64.69</text:p>
          </table:table-cell>
          <table:table-cell table:style-name="ce1" office:value-type="float" office:value="96.76" calcext:value-type="float">
            <text:p>96.76</text:p>
          </table:table-cell>
          <table:table-cell table:style-name="ce1" office:value-type="float" office:value="503.37" calcext:value-type="float">
            <text:p>503.37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1" office:value-type="float" office:value="94.75" calcext:value-type="float">
            <text:p>94.75</text:p>
          </table:table-cell>
          <table:table-cell table:style-name="ce1" office:value-type="float" office:value="102.73" calcext:value-type="float">
            <text:p>102.73</text:p>
          </table:table-cell>
          <table:table-cell table:style-name="ce1" office:value-type="float" office:value="136.59" calcext:value-type="float">
            <text:p>136.59</text:p>
          </table:table-cell>
          <table:table-cell table:style-name="ce1" office:value-type="float" office:value="86.29" calcext:value-type="float">
            <text:p>86.29</text:p>
          </table:table-cell>
          <table:table-cell table:style-name="ce1" office:value-type="float" office:value="75.92" calcext:value-type="float">
            <text:p>75.92</text:p>
          </table:table-cell>
          <table:table-cell table:style-name="ce1" office:value-type="float" office:value="496.28" calcext:value-type="float">
            <text:p>496.2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OBB EKONOMİ VE TEKNOLOJİ </text:p>
            <text:p>ÜNİVERSİTESİ</text:p>
          </table:table-cell>
          <table:table-cell table:style-name="ce1" office:value-type="float" office:value="112.62" calcext:value-type="float">
            <text:p>112.62</text:p>
          </table:table-cell>
          <table:table-cell table:style-name="ce1" office:value-type="float" office:value="110.72" calcext:value-type="float">
            <text:p>110.72</text:p>
          </table:table-cell>
          <table:table-cell table:style-name="ce1" office:value-type="float" office:value="133.84" calcext:value-type="float">
            <text:p>133.84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52.43" calcext:value-type="float">
            <text:p>52.43</text:p>
          </table:table-cell>
          <table:table-cell table:style-name="ce1" office:value-type="float" office:value="479.99" calcext:value-type="float">
            <text:p>479.99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1" office:value-type="float" office:value="97.17" calcext:value-type="float">
            <text:p>97.17</text:p>
          </table:table-cell>
          <table:table-cell table:style-name="ce1" office:value-type="float" office:value="108.65" calcext:value-type="float">
            <text:p>108.65</text:p>
          </table:table-cell>
          <table:table-cell table:style-name="ce1" office:value-type="float" office:value="114.16" calcext:value-type="float">
            <text:p>114.16</text:p>
          </table:table-cell>
          <table:table-cell table:style-name="ce1" office:value-type="float" office:value="115.3" calcext:value-type="float">
            <text:p>115.3</text:p>
          </table:table-cell>
          <table:table-cell table:style-name="ce1" office:value-type="float" office:value="33.58" calcext:value-type="float">
            <text:p>33.58</text:p>
          </table:table-cell>
          <table:table-cell table:style-name="ce1" office:value-type="float" office:value="468.85" calcext:value-type="float">
            <text:p>468.85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1" office:value-type="float" office:value="120.91" calcext:value-type="float">
            <text:p>120.91</text:p>
          </table:table-cell>
          <table:table-cell table:style-name="ce1" office:value-type="float" office:value="116.09" calcext:value-type="float">
            <text:p>116.09</text:p>
          </table:table-cell>
          <table:table-cell table:style-name="ce1" office:value-type="float" office:value="120.02" calcext:value-type="float">
            <text:p>120.02</text:p>
          </table:table-cell>
          <table:table-cell table:style-name="ce1" office:value-type="float" office:value="71.89" calcext:value-type="float">
            <text:p>71.89</text:p>
          </table:table-cell>
          <table:table-cell table:style-name="ce1" office:value-type="float" office:value="38.38" calcext:value-type="float">
            <text:p>38.38</text:p>
          </table:table-cell>
          <table:table-cell table:style-name="ce1" office:value-type="float" office:value="467.29" calcext:value-type="float">
            <text:p>467.2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1" office:value-type="float" office:value="108.7" calcext:value-type="float">
            <text:p>108.7</text:p>
          </table:table-cell>
          <table:table-cell table:style-name="ce1" office:value-type="float" office:value="115.04" calcext:value-type="float">
            <text:p>115.04</text:p>
          </table:table-cell>
          <table:table-cell table:style-name="ce1" office:value-type="float" office:value="119.08" calcext:value-type="float">
            <text:p>119.08</text:p>
          </table:table-cell>
          <table:table-cell table:style-name="ce1" office:value-type="float" office:value="67.98" calcext:value-type="float">
            <text:p>67.98</text:p>
          </table:table-cell>
          <table:table-cell table:style-name="ce1" office:value-type="float" office:value="38.28" calcext:value-type="float">
            <text:p>38.28</text:p>
          </table:table-cell>
          <table:table-cell table:style-name="ce1" office:value-type="float" office:value="449.07" calcext:value-type="float">
            <text:p>449.07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1" office:value-type="float" office:value="103.01" calcext:value-type="float">
            <text:p>103.01</text:p>
          </table:table-cell>
          <table:table-cell table:style-name="ce1" office:value-type="float" office:value="99.68" calcext:value-type="float">
            <text:p>99.68</text:p>
          </table:table-cell>
          <table:table-cell table:style-name="ce1" office:value-type="float" office:value="116.81" calcext:value-type="float">
            <text:p>116.81</text:p>
          </table:table-cell>
          <table:table-cell table:style-name="ce1" office:value-type="float" office:value="72.85" calcext:value-type="float">
            <text:p>72.85</text:p>
          </table:table-cell>
          <table:table-cell table:style-name="ce1" office:value-type="float" office:value="46.12" calcext:value-type="float">
            <text:p>46.12</text:p>
          </table:table-cell>
          <table:table-cell table:style-name="ce1" office:value-type="float" office:value="438.48" calcext:value-type="float">
            <text:p>438.48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1" office:value-type="float" office:value="104.61" calcext:value-type="float">
            <text:p>104.61</text:p>
          </table:table-cell>
          <table:table-cell table:style-name="ce1" office:value-type="float" office:value="103.7" calcext:value-type="float">
            <text:p>103.7</text:p>
          </table:table-cell>
          <table:table-cell table:style-name="ce1" office:value-type="float" office:value="107.35" calcext:value-type="float">
            <text:p>107.35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26.35" calcext:value-type="float">
            <text:p>26.35</text:p>
          </table:table-cell>
          <table:table-cell table:style-name="ce1" office:value-type="float" office:value="410.99" calcext:value-type="float">
            <text:p>410.99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1" office:value-type="float" office:value="96.4" calcext:value-type="float">
            <text:p>96.4</text:p>
          </table:table-cell>
          <table:table-cell table:style-name="ce1" office:value-type="float" office:value="95.42" calcext:value-type="float">
            <text:p>95.42</text:p>
          </table:table-cell>
          <table:table-cell table:style-name="ce1" office:value-type="float" office:value="87.61" calcext:value-type="float">
            <text:p>87.61</text:p>
          </table:table-cell>
          <table:table-cell table:style-name="ce1" office:value-type="float" office:value="84.09" calcext:value-type="float">
            <text:p>84.09</text:p>
          </table:table-cell>
          <table:table-cell table:style-name="ce1" office:value-type="float" office:value="42.33" calcext:value-type="float">
            <text:p>42.33</text:p>
          </table:table-cell>
          <table:table-cell table:style-name="ce1" office:value-type="float" office:value="405.86" calcext:value-type="float">
            <text:p>405.86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83.44" calcext:value-type="float">
            <text:p>83.44</text:p>
          </table:table-cell>
          <table:table-cell table:style-name="ce1" office:value-type="float" office:value="100.72" calcext:value-type="float">
            <text:p>100.72</text:p>
          </table:table-cell>
          <table:table-cell table:style-name="ce1" office:value-type="float" office:value="69.98" calcext:value-type="float">
            <text:p>69.98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382.4" calcext:value-type="float">
            <text:p>382.4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1" office:value-type="float" office:value="83.86" calcext:value-type="float">
            <text:p>83.86</text:p>
          </table:table-cell>
          <table:table-cell table:style-name="ce1" office:value-type="float" office:value="96.83" calcext:value-type="float">
            <text:p>96.83</text:p>
          </table:table-cell>
          <table:table-cell table:style-name="ce1" office:value-type="float" office:value="91.11" calcext:value-type="float">
            <text:p>91.11</text:p>
          </table:table-cell>
          <table:table-cell table:style-name="ce1" office:value-type="float" office:value="76.07" calcext:value-type="float">
            <text:p>76.07</text:p>
          </table:table-cell>
          <table:table-cell table:style-name="ce1" office:value-type="float" office:value="31.17" calcext:value-type="float">
            <text:p>31.17</text:p>
          </table:table-cell>
          <table:table-cell table:style-name="ce1" office:value-type="float" office:value="379.04" calcext:value-type="float">
            <text:p>379.04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1" office:value-type="float" office:value="89.93" calcext:value-type="float">
            <text:p>89.93</text:p>
          </table:table-cell>
          <table:table-cell table:style-name="ce1" office:value-type="float" office:value="100.59" calcext:value-type="float">
            <text:p>100.59</text:p>
          </table:table-cell>
          <table:table-cell table:style-name="ce1" office:value-type="float" office:value="106.79" calcext:value-type="float">
            <text:p>106.79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39.59" calcext:value-type="float">
            <text:p>39.59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1" office:value-type="float" office:value="53.44" calcext:value-type="float">
            <text:p>53.44</text:p>
          </table:table-cell>
          <table:table-cell table:style-name="ce1" office:value-type="float" office:value="97.43" calcext:value-type="float">
            <text:p>97.43</text:p>
          </table:table-cell>
          <table:table-cell table:style-name="ce1" office:value-type="float" office:value="111.28" calcext:value-type="float">
            <text:p>111.28</text:p>
          </table:table-cell>
          <table:table-cell table:style-name="ce1" office:value-type="float" office:value="9.78" calcext:value-type="float">
            <text:p>9.78</text:p>
          </table:table-cell>
          <table:table-cell table:style-name="ce1" office:value-type="float" office:value="86.05" calcext:value-type="float">
            <text:p>86.05</text:p>
          </table:table-cell>
          <table:table-cell table:style-name="ce1" office:value-type="float" office:value="357.97" calcext:value-type="float">
            <text:p>357.97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1" office:value-type="float" office:value="79.86" calcext:value-type="float">
            <text:p>79.86</text:p>
          </table:table-cell>
          <table:table-cell table:style-name="ce1" office:value-type="float" office:value="101.89" calcext:value-type="float">
            <text:p>101.89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45.67" calcext:value-type="float">
            <text:p>45.67</text:p>
          </table:table-cell>
          <table:table-cell table:style-name="ce1" office:value-type="float" office:value="34.68" calcext:value-type="float">
            <text:p>34.68</text:p>
          </table:table-cell>
          <table:table-cell table:style-name="ce1" office:value-type="float" office:value="349.38" calcext:value-type="float">
            <text:p>349.38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1" office:value-type="float" office:value="71.25" calcext:value-type="float">
            <text:p>71.25</text:p>
          </table:table-cell>
          <table:table-cell table:style-name="ce1" office:value-type="float" office:value="76.71" calcext:value-type="float">
            <text:p>76.71</text:p>
          </table:table-cell>
          <table:table-cell table:style-name="ce1" office:value-type="float" office:value="80.69" calcext:value-type="float">
            <text:p>80.69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43.95" calcext:value-type="float">
            <text:p>43.95</text:p>
          </table:table-cell>
          <table:table-cell table:style-name="ce1" office:value-type="float" office:value="342.59" calcext:value-type="float">
            <text:p>342.59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1" office:value-type="float" office:value="98.97" calcext:value-type="float">
            <text:p>98.97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97.65" calcext:value-type="float">
            <text:p>97.65</text:p>
          </table:table-cell>
          <table:table-cell table:style-name="ce1" office:value-type="float" office:value="35.69" calcext:value-type="float">
            <text:p>35.69</text:p>
          </table:table-cell>
          <table:table-cell table:style-name="ce1" office:value-type="float" office:value="12.21" calcext:value-type="float">
            <text:p>12.21</text:p>
          </table:table-cell>
          <table:table-cell table:style-name="ce1" office:value-type="float" office:value="336.02" calcext:value-type="float">
            <text:p>336.02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1" office:value-type="float" office:value="66.3" calcext:value-type="float">
            <text:p>66.3</text:p>
          </table:table-cell>
          <table:table-cell table:style-name="ce1" office:value-type="float" office:value="66.84" calcext:value-type="float">
            <text:p>66.84</text:p>
          </table:table-cell>
          <table:table-cell table:style-name="ce1" office:value-type="float" office:value="71.83" calcext:value-type="float">
            <text:p>71.83</text:p>
          </table:table-cell>
          <table:table-cell table:style-name="ce1" office:value-type="float" office:value="84.96" calcext:value-type="float">
            <text:p>84.96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325.77" calcext:value-type="float">
            <text:p>325.77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1" office:value-type="float" office:value="80.64" calcext:value-type="float">
            <text:p>80.64</text:p>
          </table:table-cell>
          <table:table-cell table:style-name="ce1" office:value-type="float" office:value="97.52" calcext:value-type="float">
            <text:p>97.52</text:p>
          </table:table-cell>
          <table:table-cell table:style-name="ce1" office:value-type="float" office:value="76.73" calcext:value-type="float">
            <text:p>76.73</text:p>
          </table:table-cell>
          <table:table-cell table:style-name="ce1" office:value-type="float" office:value="32.73" calcext:value-type="float">
            <text:p>32.73</text:p>
          </table:table-cell>
          <table:table-cell table:style-name="ce1" office:value-type="float" office:value="27.07" calcext:value-type="float">
            <text:p>27.07</text:p>
          </table:table-cell>
          <table:table-cell table:style-name="ce1" office:value-type="float" office:value="314.7" calcext:value-type="float">
            <text:p>314.7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1" office:value-type="float" office:value="54.58" calcext:value-type="float">
            <text:p>54.58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62.19" calcext:value-type="float">
            <text:p>62.19</text:p>
          </table:table-cell>
          <table:table-cell table:style-name="ce1" office:value-type="float" office:value="90.24" calcext:value-type="float">
            <text:p>90.24</text:p>
          </table:table-cell>
          <table:table-cell table:style-name="ce1" office:value-type="float" office:value="49.55" calcext:value-type="float">
            <text:p>49.55</text:p>
          </table:table-cell>
          <table:table-cell table:style-name="ce1" office:value-type="float" office:value="314.06" calcext:value-type="float">
            <text:p>314.06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1" office:value-type="float" office:value="81.98" calcext:value-type="float">
            <text:p>81.98</text:p>
          </table:table-cell>
          <table:table-cell table:style-name="ce1" office:value-type="float" office:value="84.65" calcext:value-type="float">
            <text:p>84.65</text:p>
          </table:table-cell>
          <table:table-cell table:style-name="ce1" office:value-type="float" office:value="55.09" calcext:value-type="float">
            <text:p>55.09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84.98" calcext:value-type="float">
            <text:p>84.98</text:p>
          </table:table-cell>
          <table:table-cell table:style-name="ce1" office:value-type="float" office:value="310.45" calcext:value-type="float">
            <text:p>310.45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1" office:value-type="float" office:value="74.49" calcext:value-type="float">
            <text:p>74.49</text:p>
          </table:table-cell>
          <table:table-cell table:style-name="ce1" office:value-type="float" office:value="68.9" calcext:value-type="float">
            <text:p>68.9</text:p>
          </table:table-cell>
          <table:table-cell table:style-name="ce1" office:value-type="float" office:value="63.32" calcext:value-type="float">
            <text:p>63.32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46.42" calcext:value-type="float">
            <text:p>46.42</text:p>
          </table:table-cell>
          <table:table-cell table:style-name="ce1" office:value-type="float" office:value="306.66" calcext:value-type="float">
            <text:p>306.66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1" office:value-type="float" office:value="93.65" calcext:value-type="float">
            <text:p>93.65</text:p>
          </table:table-cell>
          <table:table-cell table:style-name="ce1" office:value-type="float" office:value="87.9" calcext:value-type="float">
            <text:p>87.9</text:p>
          </table:table-cell>
          <table:table-cell table:style-name="ce1" office:value-type="float" office:value="76.12" calcext:value-type="float">
            <text:p>76.1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5.18" calcext:value-type="float">
            <text:p>45.18</text:p>
          </table:table-cell>
          <table:table-cell table:style-name="ce1" office:value-type="float" office:value="303.05" calcext:value-type="float">
            <text:p>303.05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1" office:value-type="float" office:value="53.22" calcext:value-type="float">
            <text:p>53.22</text:p>
          </table:table-cell>
          <table:table-cell table:style-name="ce1" office:value-type="float" office:value="83.1" calcext:value-type="float">
            <text:p>83.1</text:p>
          </table:table-cell>
          <table:table-cell table:style-name="ce1" office:value-type="float" office:value="90.74" calcext:value-type="float">
            <text:p>90.74</text:p>
          </table:table-cell>
          <table:table-cell table:style-name="ce1" office:value-type="float" office:value="48.07" calcext:value-type="float">
            <text:p>48.07</text:p>
          </table:table-cell>
          <table:table-cell table:style-name="ce1" office:value-type="float" office:value="22.42" calcext:value-type="float">
            <text:p>22.42</text:p>
          </table:table-cell>
          <table:table-cell table:style-name="ce1" office:value-type="float" office:value="297.56" calcext:value-type="float">
            <text:p>297.56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1" office:value-type="float" office:value="75.98" calcext:value-type="float">
            <text:p>75.98</text:p>
          </table:table-cell>
          <table:table-cell table:style-name="ce1" office:value-type="float" office:value="73.92" calcext:value-type="float">
            <text:p>73.92</text:p>
          </table:table-cell>
          <table:table-cell table:style-name="ce1" office:value-type="float" office:value="66.47" calcext:value-type="float">
            <text:p>66.47</text:p>
          </table:table-cell>
          <table:table-cell table:style-name="ce1" office:value-type="float" office:value="27.55" calcext:value-type="float">
            <text:p>27.55</text:p>
          </table:table-cell>
          <table:table-cell table:style-name="ce1" office:value-type="float" office:value="39.8" calcext:value-type="float">
            <text:p>39.8</text:p>
          </table:table-cell>
          <table:table-cell table:style-name="ce1" office:value-type="float" office:value="283.72" calcext:value-type="float">
            <text:p>283.72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1" office:value-type="float" office:value="27.75" calcext:value-type="float">
            <text:p>27.75</text:p>
          </table:table-cell>
          <table:table-cell table:style-name="ce1" office:value-type="float" office:value="50.78" calcext:value-type="float">
            <text:p>50.78</text:p>
          </table:table-cell>
          <table:table-cell table:style-name="ce1" office:value-type="float" office:value="73.73" calcext:value-type="float">
            <text:p>73.73</text:p>
          </table:table-cell>
          <table:table-cell table:style-name="ce1" office:value-type="float" office:value="111.41" calcext:value-type="float">
            <text:p>111.41</text:p>
          </table:table-cell>
          <table:table-cell table:style-name="ce1" office:value-type="float" office:value="19.95" calcext:value-type="float">
            <text:p>19.95</text:p>
          </table:table-cell>
          <table:table-cell table:style-name="ce1" office:value-type="float" office:value="283.61" calcext:value-type="float">
            <text:p>283.61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1" office:value-type="float" office:value="49.84" calcext:value-type="float">
            <text:p>49.84</text:p>
          </table:table-cell>
          <table:table-cell table:style-name="ce1" office:value-type="float" office:value="150.05" calcext:value-type="float">
            <text:p>150.05</text:p>
          </table:table-cell>
          <table:table-cell table:style-name="ce1" office:value-type="float" office:value="55.47" calcext:value-type="float">
            <text:p>55.47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83.4" calcext:value-type="float">
            <text:p>283.4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TED ÜNİVERSİTESİ</text:p>
          </table:table-cell>
          <table:table-cell table:style-name="ce1" office:value-type="float" office:value="86.64" calcext:value-type="float">
            <text:p>86.64</text:p>
          </table:table-cell>
          <table:table-cell table:style-name="ce1" office:value-type="float" office:value="70.57" calcext:value-type="float">
            <text:p>70.57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282.41" calcext:value-type="float">
            <text:p>282.41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1" office:value-type="float" office:value="31.26" calcext:value-type="float">
            <text:p>31.26</text:p>
          </table:table-cell>
          <table:table-cell table:style-name="ce1" office:value-type="float" office:value="46.42" calcext:value-type="float">
            <text:p>46.42</text:p>
          </table:table-cell>
          <table:table-cell table:style-name="ce1" office:value-type="float" office:value="53.78" calcext:value-type="float">
            <text:p>53.78</text:p>
          </table:table-cell>
          <table:table-cell table:style-name="ce1" office:value-type="float" office:value="90.21" calcext:value-type="float">
            <text:p>90.21</text:p>
          </table:table-cell>
          <table:table-cell table:style-name="ce1" office:value-type="float" office:value="56.52" calcext:value-type="float">
            <text:p>56.52</text:p>
          </table:table-cell>
          <table:table-cell table:style-name="ce1" office:value-type="float" office:value="278.2" calcext:value-type="float">
            <text:p>278.2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1" office:value-type="float" office:value="50.38" calcext:value-type="float">
            <text:p>50.38</text:p>
          </table:table-cell>
          <table:table-cell table:style-name="ce1" office:value-type="float" office:value="64.97" calcext:value-type="float">
            <text:p>64.97</text:p>
          </table:table-cell>
          <table:table-cell table:style-name="ce1" office:value-type="float" office:value="62.95" calcext:value-type="float">
            <text:p>62.95</text:p>
          </table:table-cell>
          <table:table-cell table:style-name="ce1" office:value-type="float" office:value="60.63" calcext:value-type="float">
            <text:p>60.63</text:p>
          </table:table-cell>
          <table:table-cell table:style-name="ce1" office:value-type="float" office:value="38.35" calcext:value-type="float">
            <text:p>38.35</text:p>
          </table:table-cell>
          <table:table-cell table:style-name="ce1" office:value-type="float" office:value="277.28" calcext:value-type="float">
            <text:p>277.28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1" office:value-type="float" office:value="41.88" calcext:value-type="float">
            <text:p>41.88</text:p>
          </table:table-cell>
          <table:table-cell table:style-name="ce1" office:value-type="float" office:value="22.95" calcext:value-type="float">
            <text:p>22.95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91.55" calcext:value-type="float">
            <text:p>91.55</text:p>
          </table:table-cell>
          <table:table-cell table:style-name="ce1" office:value-type="float" office:value="82.37" calcext:value-type="float">
            <text:p>82.37</text:p>
          </table:table-cell>
          <table:table-cell table:style-name="ce1" office:value-type="float" office:value="260.44" calcext:value-type="float">
            <text:p>260.44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1" office:value-type="float" office:value="55.83" calcext:value-type="float">
            <text:p>55.83</text:p>
          </table:table-cell>
          <table:table-cell table:style-name="ce1" office:value-type="float" office:value="58.02" calcext:value-type="float">
            <text:p>58.02</text:p>
          </table:table-cell>
          <table:table-cell table:style-name="ce1" office:value-type="float" office:value="53.81" calcext:value-type="float">
            <text:p>53.81</text:p>
          </table:table-cell>
          <table:table-cell table:style-name="ce1" office:value-type="float" office:value="23.07" calcext:value-type="float">
            <text:p>23.07</text:p>
          </table:table-cell>
          <table:table-cell table:style-name="ce1" office:value-type="float" office:value="62.81" calcext:value-type="float">
            <text:p>62.81</text:p>
          </table:table-cell>
          <table:table-cell table:style-name="ce1" office:value-type="float" office:value="253.52" calcext:value-type="float">
            <text:p>253.52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MEF ÜNİVERSİTESİ</text:p>
          </table:table-cell>
          <table:table-cell table:style-name="ce1" office:value-type="float" office:value="73.55" calcext:value-type="float">
            <text:p>73.55</text:p>
          </table:table-cell>
          <table:table-cell table:style-name="ce1" office:value-type="float" office:value="56.12" calcext:value-type="float">
            <text:p>56.12</text:p>
          </table:table-cell>
          <table:table-cell table:style-name="ce1" office:value-type="float" office:value="81.32" calcext:value-type="float">
            <text:p>81.3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39.84" calcext:value-type="float">
            <text:p>39.84</text:p>
          </table:table-cell>
          <table:table-cell table:style-name="ce1" office:value-type="float" office:value="251.03" calcext:value-type="float">
            <text:p>251.03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1" office:value-type="float" office:value="51.75" calcext:value-type="float">
            <text:p>51.75</text:p>
          </table:table-cell>
          <table:table-cell table:style-name="ce1" office:value-type="float" office:value="60.19" calcext:value-type="float">
            <text:p>60.19</text:p>
          </table:table-cell>
          <table:table-cell table:style-name="ce1" office:value-type="float" office:value="65.93" calcext:value-type="float">
            <text:p>65.93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248.82" calcext:value-type="float">
            <text:p>248.82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1" office:value-type="float" office:value="44.59" calcext:value-type="float">
            <text:p>44.59</text:p>
          </table:table-cell>
          <table:table-cell table:style-name="ce1" office:value-type="float" office:value="47.16" calcext:value-type="float">
            <text:p>47.16</text:p>
          </table:table-cell>
          <table:table-cell table:style-name="ce1" office:value-type="float" office:value="50.4" calcext:value-type="float">
            <text:p>50.4</text:p>
          </table:table-cell>
          <table:table-cell table:style-name="ce1" office:value-type="float" office:value="77.52" calcext:value-type="float">
            <text:p>77.52</text:p>
          </table:table-cell>
          <table:table-cell table:style-name="ce1" office:value-type="float" office:value="27.89" calcext:value-type="float">
            <text:p>27.89</text:p>
          </table:table-cell>
          <table:table-cell table:style-name="ce1" office:value-type="float" office:value="247.56" calcext:value-type="float">
            <text:p>247.56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UFUK ÜNİVERSİTESİ</text:p>
          </table:table-cell>
          <table:table-cell table:style-name="ce1" office:value-type="float" office:value="40.52" calcext:value-type="float">
            <text:p>40.52</text:p>
          </table:table-cell>
          <table:table-cell table:style-name="ce1" office:value-type="float" office:value="56.51" calcext:value-type="float">
            <text:p>56.51</text:p>
          </table:table-cell>
          <table:table-cell table:style-name="ce1" office:value-type="float" office:value="76.91" calcext:value-type="float">
            <text:p>76.91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68.98" calcext:value-type="float">
            <text:p>68.98</text:p>
          </table:table-cell>
          <table:table-cell table:style-name="ce1" office:value-type="float" office:value="247.56" calcext:value-type="float">
            <text:p>247.56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1" office:value-type="float" office:value="27.75" calcext:value-type="float">
            <text:p>27.75</text:p>
          </table:table-cell>
          <table:table-cell table:style-name="ce1" office:value-type="float" office:value="103.37" calcext:value-type="float">
            <text:p>103.37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18.08" calcext:value-type="float">
            <text:p>18.08</text:p>
          </table:table-cell>
          <table:table-cell table:style-name="ce1" office:value-type="float" office:value="32.67" calcext:value-type="float">
            <text:p>32.67</text:p>
          </table:table-cell>
          <table:table-cell table:style-name="ce1" office:value-type="float" office:value="242.26" calcext:value-type="float">
            <text:p>242.26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1" office:value-type="float" office:value="59.84" calcext:value-type="float">
            <text:p>59.84</text:p>
          </table:table-cell>
          <table:table-cell table:style-name="ce1" office:value-type="float" office:value="56.65" calcext:value-type="float">
            <text:p>56.65</text:p>
          </table:table-cell>
          <table:table-cell table:style-name="ce1" office:value-type="float" office:value="48.51" calcext:value-type="float">
            <text:p>48.51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9.44" calcext:value-type="float">
            <text:p>39.44</text:p>
          </table:table-cell>
          <table:table-cell table:style-name="ce1" office:value-type="float" office:value="242.16" calcext:value-type="float">
            <text:p>242.16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90.63" calcext:value-type="float">
            <text:p>90.63</text:p>
          </table:table-cell>
          <table:table-cell table:style-name="ce1" office:value-type="float" office:value="26.18" calcext:value-type="float">
            <text:p>26.18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39.6" calcext:value-type="float">
            <text:p>239.6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1" office:value-type="float" office:value="66.22" calcext:value-type="float">
            <text:p>66.22</text:p>
          </table:table-cell>
          <table:table-cell table:style-name="ce1" office:value-type="float" office:value="40.85" calcext:value-type="float">
            <text:p>40.85</text:p>
          </table:table-cell>
          <table:table-cell table:style-name="ce1" office:value-type="float" office:value="50.59" calcext:value-type="float">
            <text:p>50.59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79.02" calcext:value-type="float">
            <text:p>79.02</text:p>
          </table:table-cell>
          <table:table-cell table:style-name="ce1" office:value-type="float" office:value="237.7" calcext:value-type="float">
            <text:p>237.7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1" office:value-type="float" office:value="48.65" calcext:value-type="float">
            <text:p>48.65</text:p>
          </table:table-cell>
          <table:table-cell table:style-name="ce1" office:value-type="float" office:value="40.99" calcext:value-type="float">
            <text:p>40.99</text:p>
          </table:table-cell>
          <table:table-cell table:style-name="ce1" office:value-type="float" office:value="38.09" calcext:value-type="float">
            <text:p>38.09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19.58" calcext:value-type="float">
            <text:p>19.58</text:p>
          </table:table-cell>
          <table:table-cell table:style-name="ce1" office:value-type="float" office:value="234.4" calcext:value-type="float">
            <text:p>234.4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1" office:value-type="float" office:value="39.72" calcext:value-type="float">
            <text:p>39.72</text:p>
          </table:table-cell>
          <table:table-cell table:style-name="ce1" office:value-type="float" office:value="40.73" calcext:value-type="float">
            <text:p>40.73</text:p>
          </table:table-cell>
          <table:table-cell table:style-name="ce1" office:value-type="float" office:value="61.94" calcext:value-type="float">
            <text:p>61.9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82.21" calcext:value-type="float">
            <text:p>82.21</text:p>
          </table:table-cell>
          <table:table-cell table:style-name="ce1" office:value-type="float" office:value="226.81" calcext:value-type="float">
            <text:p>226.8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1" office:value-type="float" office:value="40.69" calcext:value-type="float">
            <text:p>40.69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30.99" calcext:value-type="float">
            <text:p>30.99</text:p>
          </table:table-cell>
          <table:table-cell table:style-name="ce1" office:value-type="float" office:value="72.22" calcext:value-type="float">
            <text:p>72.22</text:p>
          </table:table-cell>
          <table:table-cell table:style-name="ce1" office:value-type="float" office:value="36.21" calcext:value-type="float">
            <text:p>36.21</text:p>
          </table:table-cell>
          <table:table-cell table:style-name="ce1" office:value-type="float" office:value="219.98" calcext:value-type="float">
            <text:p>219.98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45.19" calcext:value-type="float">
            <text:p>45.19</text:p>
          </table:table-cell>
          <table:table-cell table:style-name="ce1" office:value-type="float" office:value="52.04" calcext:value-type="float">
            <text:p>52.04</text:p>
          </table:table-cell>
          <table:table-cell table:style-name="ce1" office:value-type="float" office:value="21.58" calcext:value-type="float">
            <text:p>21.58</text:p>
          </table:table-cell>
          <table:table-cell table:style-name="ce1" office:value-type="float" office:value="65.82" calcext:value-type="float">
            <text:p>65.82</text:p>
          </table:table-cell>
          <table:table-cell table:style-name="ce1" office:value-type="float" office:value="215.1" calcext:value-type="float">
            <text:p>215.1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1" office:value-type="float" office:value="41.12" calcext:value-type="float">
            <text:p>41.12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35.25" calcext:value-type="float">
            <text:p>35.25</text:p>
          </table:table-cell>
          <table:table-cell table:style-name="ce1" office:value-type="float" office:value="60.98" calcext:value-type="float">
            <text:p>60.98</text:p>
          </table:table-cell>
          <table:table-cell table:style-name="ce1" office:value-type="float" office:value="53.7" calcext:value-type="float">
            <text:p>53.7</text:p>
          </table:table-cell>
          <table:table-cell table:style-name="ce1" office:value-type="float" office:value="212.96" calcext:value-type="float">
            <text:p>212.96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1" office:value-type="float" office:value="24.66" calcext:value-type="float">
            <text:p>24.66</text:p>
          </table:table-cell>
          <table:table-cell table:style-name="ce1" office:value-type="float" office:value="33.38" calcext:value-type="float">
            <text:p>33.38</text:p>
          </table:table-cell>
          <table:table-cell table:style-name="ce1" office:value-type="float" office:value="47.02" calcext:value-type="float">
            <text:p>47.02</text:p>
          </table:table-cell>
          <table:table-cell table:style-name="ce1" office:value-type="float" office:value="56.08" calcext:value-type="float">
            <text:p>56.08</text:p>
          </table:table-cell>
          <table:table-cell table:style-name="ce1" office:value-type="float" office:value="16.21" calcext:value-type="float">
            <text:p>16.21</text:p>
          </table:table-cell>
          <table:table-cell table:style-name="ce1" office:value-type="float" office:value="177.34" calcext:value-type="float">
            <text:p>177.34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1" office:value-type="float" office:value="44.84" calcext:value-type="float">
            <text:p>44.84</text:p>
          </table:table-cell>
          <table:table-cell table:style-name="ce1" office:value-type="float" office:value="30.45" calcext:value-type="float">
            <text:p>30.45</text:p>
          </table:table-cell>
          <table:table-cell table:style-name="ce1" office:value-type="float" office:value="38.76" calcext:value-type="float">
            <text:p>38.7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1.97" calcext:value-type="float">
            <text:p>41.97</text:p>
          </table:table-cell>
          <table:table-cell table:style-name="ce1" office:value-type="float" office:value="156.23" calcext:value-type="float">
            <text:p>156.23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40.48" calcext:value-type="float">
            <text:p>40.48</text:p>
          </table:table-cell>
          <table:table-cell table:style-name="ce1" office:value-type="float" office:value="36.46" calcext:value-type="float">
            <text:p>36.46</text:p>
          </table:table-cell>
          <table:table-cell table:style-name="ce1" office:value-type="float" office:value="7.16" calcext:value-type="float">
            <text:p>7.16</text:p>
          </table:table-cell>
          <table:table-cell table:style-name="ce1" office:value-type="float" office:value="49.6" calcext:value-type="float">
            <text:p>49.6</text:p>
          </table:table-cell>
          <table:table-cell table:style-name="ce1" office:value-type="float" office:value="150.35" calcext:value-type="float">
            <text:p>150.35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7.94" calcext:value-type="float">
            <text:p>7.94</text:p>
          </table:table-cell>
          <table:table-cell table:style-name="ce1" office:value-type="float" office:value="64.23" calcext:value-type="float">
            <text:p>64.23</text:p>
          </table:table-cell>
          <table:table-cell table:style-name="ce1" office:value-type="float" office:value="65.37" calcext:value-type="float">
            <text:p>65.37</text:p>
          </table:table-cell>
          <table:table-cell table:style-name="ce1" office:value-type="float" office:value="138.36" calcext:value-type="float">
            <text:p>138.36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2.99" calcext:value-type="float">
            <text:p>22.99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41.55" calcext:value-type="float">
            <text:p>41.55</text:p>
          </table:table-cell>
          <table:table-cell table:style-name="ce1" office:value-type="float" office:value="131.05" calcext:value-type="float">
            <text:p>131.05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1" office:value-type="float" office:value="8.01" calcext:value-type="float">
            <text:p>8.01</text:p>
          </table:table-cell>
          <table:table-cell table:style-name="ce1" office:value-type="float" office:value="30.79" calcext:value-type="float">
            <text:p>30.79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111.33" calcext:value-type="float">
            <text:p>111.33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ALANYA HAMDULLAH EMİN PAŞA </text:p>
            <text:p>ÜNİVERSİTESİ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13.18" calcext:value-type="float">
            <text:p>13.18</text:p>
          </table:table-cell>
          <table:table-cell table:style-name="ce1" office:value-type="float" office:value="7.55" calcext:value-type="float">
            <text:p>7.5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74.62" calcext:value-type="float">
            <text:p>74.62</text:p>
          </table:table-cell>
          <table:table-cell table:style-name="ce1" office:value-type="float" office:value="105.94" calcext:value-type="float">
            <text:p>105.94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1" office:value-type="float" office:value="8.51" calcext:value-type="float">
            <text:p>8.51</text:p>
          </table:table-cell>
          <table:table-cell table:style-name="ce1" office:value-type="float" office:value="23.03" calcext:value-type="float">
            <text:p>23.03</text:p>
          </table:table-cell>
          <table:table-cell table:style-name="ce1" office:value-type="float" office:value="19.51" calcext:value-type="float">
            <text:p>19.5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7.29" calcext:value-type="float">
            <text:p>47.29</text:p>
          </table:table-cell>
          <table:table-cell table:style-name="ce1" office:value-type="float" office:value="98.53" calcext:value-type="float">
            <text:p>98.53</text:p>
          </table:table-cell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2020 Yılı TÜBİTAK- ARDEB Destek İstatistiklerine Göre Sıralamaları" table:style-name="ta22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1">
          <table:table-cell table:style-name="ce9" office:value-type="string" calcext:value-type="string">
            <text:p>SIRA</text:p>
          </table:table-cell>
          <table:table-cell table:style-name="ce9" office:value-type="string" calcext:value-type="string">
            <text:p>üniversite</text:p>
          </table:table-cell>
          <table:table-cell table:style-name="ce9" office:value-type="string" calcext:value-type="string">
            <text:p>2020 YILINDA <text:s/>ÖNERİLEN <text:s/>PRPJE SAYISI</text:p>
          </table:table-cell>
          <table:table-cell table:style-name="ce9" office:value-type="string" calcext:value-type="string">
            <text:p>2020 YILINDA <text:s/>DESTEK KARARI <text:s/>VERİLEN PROJE <text:s/>SAYISI</text:p>
          </table:table-cell>
          <table:table-cell table:style-name="ce9" office:value-type="string" calcext:value-type="string">
            <text:p>YÜRÜRLÜKTEKİ <text:s/>PROJELERE 2020 YILI <text:s/>İÇİNDE AKTARILAN <text:s/>TUTAR-CARİ</text:p>
          </table:table-cell>
          <table:table-cell table:number-columns-repeated="101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OÇ ÜNİVERSİTESİ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40" calcext:value-type="float">
            <text:p>40</text:p>
          </table:table-cell>
          <table:table-cell table:style-name="ce10" office:value-type="float" office:value="27260808" calcext:value-type="float">
            <text:p>27,260,808</text:p>
          </table:table-cell>
          <table:table-cell table:number-columns-repeated="1019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3" calcext:value-type="float">
            <text:p>23</text:p>
          </table:table-cell>
          <table:table-cell table:style-name="ce10" office:value-type="float" office:value="17714585" calcext:value-type="float">
            <text:p>17,714,585</text:p>
          </table:table-cell>
          <table:table-cell table:number-columns-repeated="101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24" calcext:value-type="float">
            <text:p>24</text:p>
          </table:table-cell>
          <table:table-cell table:style-name="ce10" office:value-type="float" office:value="15026522" calcext:value-type="float">
            <text:p>15,026,522</text:p>
          </table:table-cell>
          <table:table-cell table:number-columns-repeated="101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13" calcext:value-type="float">
            <text:p>13</text:p>
          </table:table-cell>
          <table:table-cell table:style-name="ce10" office:value-type="float" office:value="6223241" calcext:value-type="float">
            <text:p>6,223,241</text:p>
          </table:table-cell>
          <table:table-cell table:number-columns-repeated="101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5337726" calcext:value-type="float">
            <text:p>5,337,726</text:p>
          </table:table-cell>
          <table:table-cell table:number-columns-repeated="101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4943590" calcext:value-type="float">
            <text:p>4,943,590</text:p>
          </table:table-cell>
          <table:table-cell table:number-columns-repeated="1019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3746845" calcext:value-type="float">
            <text:p>3,746,845</text:p>
          </table:table-cell>
          <table:table-cell table:number-columns-repeated="1019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7" calcext:value-type="float">
            <text:p>17</text:p>
          </table:table-cell>
          <table:table-cell table:style-name="ce10" office:value-type="float" office:value="3718383" calcext:value-type="float">
            <text:p>3,718,383</text:p>
          </table:table-cell>
          <table:table-cell table:number-columns-repeated="1019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3430387" calcext:value-type="float">
            <text:p>3,430,387</text:p>
          </table:table-cell>
          <table:table-cell table:number-columns-repeated="1019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3131141" calcext:value-type="float">
            <text:p>3,131,141</text:p>
          </table:table-cell>
          <table:table-cell table:number-columns-repeated="1019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2914907" calcext:value-type="float">
            <text:p>2,914,907</text:p>
          </table:table-cell>
          <table:table-cell table:number-columns-repeated="1019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BEZMİALEM VAKIF ÜNİVERSİTESİ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82179" calcext:value-type="float">
            <text:p>1,682,179</text:p>
          </table:table-cell>
          <table:table-cell table:number-columns-repeated="1019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593266" calcext:value-type="float">
            <text:p>1,593,266</text:p>
          </table:table-cell>
          <table:table-cell table:number-columns-repeated="1019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1538963" calcext:value-type="float">
            <text:p>1,538,963</text:p>
          </table:table-cell>
          <table:table-cell table:number-columns-repeated="1019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536933" calcext:value-type="float">
            <text:p>1,536,933</text:p>
          </table:table-cell>
          <table:table-cell table:number-columns-repeated="1019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501218" calcext:value-type="float">
            <text:p>1,501,218</text:p>
          </table:table-cell>
          <table:table-cell table:number-columns-repeated="1019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EF ÜNİVERSİTESİ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728687" calcext:value-type="float">
            <text:p>728,687</text:p>
          </table:table-cell>
          <table:table-cell table:number-columns-repeated="1019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TED ÜNİVERSİTESİ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670344" calcext:value-type="float">
            <text:p>670,344</text:p>
          </table:table-cell>
          <table:table-cell table:number-columns-repeated="1019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617.08</text:p>
          </table:table-cell>
          <table:table-cell table:number-columns-repeated="1019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495775" calcext:value-type="float">
            <text:p>495,775</text:p>
          </table:table-cell>
          <table:table-cell table:number-columns-repeated="1019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434025" calcext:value-type="float">
            <text:p>434,025</text:p>
          </table:table-cell>
          <table:table-cell table:number-columns-repeated="1019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429762" calcext:value-type="float">
            <text:p>429,762</text:p>
          </table:table-cell>
          <table:table-cell table:number-columns-repeated="1019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409931" calcext:value-type="float">
            <text:p>409,931</text:p>
          </table:table-cell>
          <table:table-cell table:number-columns-repeated="1019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82.63</text:p>
          </table:table-cell>
          <table:table-cell table:number-columns-repeated="1019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50376" calcext:value-type="float">
            <text:p>350,376</text:p>
          </table:table-cell>
          <table:table-cell table:number-columns-repeated="1019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İSTANBUL ŞEHİR ÜNİVERSİTESİ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.53</text:p>
          </table:table-cell>
          <table:table-cell table:number-columns-repeated="1019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NKARA BİLİM ÜNİVERSİTESİ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float" office:value="260975" calcext:value-type="float">
            <text:p>260,975</text:p>
          </table:table-cell>
          <table:table-cell table:number-columns-repeated="1019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53.08</text:p>
          </table:table-cell>
          <table:table-cell table:number-columns-repeated="101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89425" calcext:value-type="float">
            <text:p>189,425</text:p>
          </table:table-cell>
          <table:table-cell table:number-columns-repeated="1019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67045" calcext:value-type="float">
            <text:p>167,045</text:p>
          </table:table-cell>
          <table:table-cell table:number-columns-repeated="1019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58512" calcext:value-type="float">
            <text:p>158,512</text:p>
          </table:table-cell>
          <table:table-cell table:number-columns-repeated="1019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3.26</text:p>
          </table:table-cell>
          <table:table-cell table:number-columns-repeated="1019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90425" calcext:value-type="float">
            <text:p>90,425</text:p>
          </table:table-cell>
          <table:table-cell table:number-columns-repeated="1019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2.92</text:p>
          </table:table-cell>
          <table:table-cell table:number-columns-repeated="1019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69212" calcext:value-type="float">
            <text:p>69,212</text:p>
          </table:table-cell>
          <table:table-cell table:number-columns-repeated="1019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0.5</text:p>
          </table:table-cell>
          <table:table-cell table:number-columns-repeated="1019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.92</text:p>
          </table:table-cell>
          <table:table-cell table:number-columns-repeated="1019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3.76</text:p>
          </table:table-cell>
          <table:table-cell table:number-columns-repeated="1019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LOKMAN HEKİM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1.18</text:p>
          </table:table-cell>
          <table:table-cell table:number-columns-repeated="1019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7.95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day number:style="long"/>
      <number:text>.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plam_20_Öğrenci_20_Sayılarına_20_Göre_20_Vakıf_20_Üniversiteleri" style:display-name="PageStyle_Toplam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Sayılarına_20_Göre_20_Vakıf_20_Üniversiteleri" style:display-name="PageStyle_Kadrolu Öğretim Üyes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tora_20_Öğrenci_20_Sayılarına_20_Göre_20_Vakıf_20_Üniversiteleri" style:display-name="PageStyle_Doktora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üksek_20_Lisans_20_Öğrenci_20_Sayılarına_20_Göre_20_Vakıf_20_Üniversiteleri" style:display-name="PageStyle_Yüksek Lisans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ziki_20_Alanlarına_20_Göre_20_Vakıf_20_Yükseköğretim_20_Kurumları" style:display-name="PageStyle_Fiziki Al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çık_20_Alan_20_Dağılımına_20_Göre_20_Vakıf_20_Yükseköğretim_20_Kurumları" style:display-name="PageStyle_Öğrenci Başına Düşen Açık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Kapalı_20_Alan_20_Dağılımına_20_Göre_20_Vakıf_20_Yükseköğretim_20_Kurumları" style:display-name="PageStyle_Öğrenci Başına Düşen Kapalı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Kütüphane_20_Alanına_20_Göre_20_Vakıf_20_Yükseköğretim_20_Kurumları" style:display-name="PageStyle_Öğrenci Başına Kütüphane Alan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abancı_20_Uyruklu_20_Öğrenci_20_Sayısına_20_Göre_20_Vakıf_20_Yükseköğretim_20_Kurumları" style:display-name="PageStyle_Yabancı Uyruklu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Dönemi_20_Yatay_20_Geçiş_20_ile_20_Giden_20_ve_20_Gelen_20_Öğrenci_20_Sayısına_20_Göre_20_Vakıf_20_Üniversiteleri" style:display-name="PageStyle_2020-2021 Dönemi Yatay Geçiş ile Giden ve Gel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Dönemi_20_Yatay_20_Geçiş_20_ile_20_Gelen_20_ve_20_Giden_20_Öğrenci_20_Oranına_20_Göre_20_Vakıf_20_Üniversiteleri" style:display-name="PageStyle_2020-2021 Dönemi Yatay Geçiş ile Gelen ve Giden Öğrenci Oran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Doluluk_20_Oranı" style:display-name="PageStyle_Vakıf Yükseköğretim Kurumlarının Doluluk Or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Üniversiteleri" style:display-name="PageStyle_Öğrenci Başına Cari Gider Mikt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Bursluluk_20_Oranlarına_20_Göre_20_Vakıf_20_Yükseköğretim_20_Kurumları" style:display-name="PageStyle_YKS Kontenjanları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tim_20_Elemanlarına_20_Ödenen_20_Ücretlerin_20_Toplamına_20_Göre_20_Vakıf_20_Yükseköğretim_20_Kurumları" style:display-name="PageStyle_Öğretim Elemanlarına Ödenen Ücretlerin Topla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-Ge_20_Harcamalarına_20_Göre_20_Vakıf_20_Üniversiteleri" style:display-name="PageStyle_Toplam Ar-Ge Harcama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_20_ve_20_Tanıtım_20_Harcamalarına_20_Göre_20_Vakıf_20_Yükseköğretim_20_Kurumları" style:display-name="PageStyle_Reklam ve 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ğitim_20_ve_20_Öğretim_20_Geliri_20_ve_20_Öğrencilere_20_Verilen_20_Burslar_20_Dahil_20_Vakıf_20_Yükseköğretim_20_Kurumları" style:display-name="PageStyle_Eğitim ve Öğretim Geliri ve Öğrencilere Verilen Burslar Dahil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ir_20_ve_20_Giderlerine_20_Göre_20_Vakıf_20_Yükseköğretim_20_Kurumları" style:display-name="PageStyle_Gelir ve Gider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URAP_20_Genel_20_Puan_20_Tablosuna_20_Göre_20_Vakıf_20_Üniversiteleri" style:display-name="PageStyle_2020-2021 URAP Genel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2020_20_Yılı_20_TÜBİTAK-_20_ARDEB_20_Destek_20_İstatistiklerine_20_Göre_20_Sıralamaları" style:display-name="PageStyle_Vakıf Yükseköğretim Kurumlarının 2020 Yılı TÜBİTAK- ARDEB Destek İstatistiklerine Göre Sıralamalar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cell-count="7819" meta:object-count="0"/>
    <meta:generator>LibreOfficeDev/6.0.5.2$Linux_X86_64 LibreOffice_project/</meta:generator>
  </office:meta>
</office:document-meta>
</file>